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201in" fo:border="none" style:writing-mode="lr-tb">
        <style:background-image/>
      </style:table-cell-properties>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ext_20_body">
      <style:text-properties officeooo:paragraph-rsid="004daa1b"/>
    </style:style>
    <style:style style:name="P33" style:family="paragraph" style:parent-style-name="Text_20_body">
      <style:text-properties officeooo:rsid="004feecc" officeooo:paragraph-rsid="004feecc"/>
    </style:style>
    <style:style style:name="P34" style:family="paragraph" style:parent-style-name="Text_20_body">
      <style:text-properties officeooo:rsid="0050db31" officeooo:paragraph-rsid="0050db31"/>
    </style:style>
    <style:style style:name="P35" style:family="paragraph" style:parent-style-name="Text_20_body">
      <style:text-properties officeooo:rsid="00548d4d" officeooo:paragraph-rsid="00548d4d"/>
    </style:style>
    <style:style style:name="P36" style:family="paragraph" style:parent-style-name="Text_20_body">
      <style:text-properties officeooo:rsid="0058266f" officeooo:paragraph-rsid="0058266f"/>
    </style:style>
    <style:style style:name="P37" style:family="paragraph" style:parent-style-name="Text_20_body">
      <style:text-properties officeooo:paragraph-rsid="00597218"/>
    </style:style>
    <style:style style:name="P38" style:family="paragraph" style:parent-style-name="Text_20_body">
      <style:text-properties officeooo:rsid="005b69b0"/>
    </style:style>
    <style:style style:name="P39" style:family="paragraph" style:parent-style-name="Text_20_body">
      <style:text-properties officeooo:rsid="005e1fb4" officeooo:paragraph-rsid="005e1fb4"/>
    </style:style>
    <style:style style:name="P40" style:family="paragraph" style:parent-style-name="Table_20_Contents">
      <style:paragraph-properties fo:margin-left="0in" fo:margin-right="0in" fo:text-indent="0in" style:auto-text-indent="false"/>
    </style:style>
    <style:style style:name="P41" style:family="paragraph" style:parent-style-name="Text_20_body">
      <style:paragraph-properties fo:margin-left="0in" fo:margin-right="0in" fo:text-indent="0in" style:auto-text-indent="false"/>
      <style:text-properties fo:font-style="normal" officeooo:rsid="00343996" officeooo:paragraph-rsid="00343996" style:font-style-asian="normal" style:font-style-complex="normal"/>
    </style:style>
    <style:style style:name="P42" style:family="paragraph" style:parent-style-name="Preformatted_20_Text">
      <style:text-properties fo:font-weight="bold" style:font-weight-asian="bold" style:font-weight-complex="bold"/>
    </style:style>
    <style:style style:name="P43" style:family="paragraph" style:parent-style-name="Preformatted_20_Text">
      <style:text-properties fo:font-weight="bold" officeooo:rsid="0020be5f" officeooo:paragraph-rsid="0020be5f" style:font-weight-asian="bold" style:font-weight-complex="bold"/>
    </style:style>
    <style:style style:name="P44" style:family="paragraph" style:parent-style-name="Preformatted_20_Text">
      <style:text-properties fo:font-weight="bold" officeooo:rsid="00218e95" officeooo:paragraph-rsid="00218e95" style:font-weight-asian="bold" style:font-weight-complex="bold"/>
    </style:style>
    <style:style style:name="P45" style:family="paragraph" style:parent-style-name="Preformatted_20_Text">
      <style:text-properties fo:font-weight="bold" officeooo:rsid="00237df1" officeooo:paragraph-rsid="00237df1" style:font-weight-asian="bold" style:font-weight-complex="bold"/>
    </style:style>
    <style:style style:name="P46" style:family="paragraph" style:parent-style-name="Preformatted_20_Text">
      <style:text-properties fo:font-weight="bold" officeooo:rsid="00252f97" officeooo:paragraph-rsid="00252f97" style:font-weight-asian="bold" style:font-weight-complex="bold"/>
    </style:style>
    <style:style style:name="P47" style:family="paragraph" style:parent-style-name="Preformatted_20_Text">
      <style:text-properties fo:font-weight="bold" officeooo:paragraph-rsid="00288001" style:font-weight-asian="bold" style:font-weight-complex="bold"/>
    </style:style>
    <style:style style:name="P48" style:family="paragraph" style:parent-style-name="Preformatted_20_Text">
      <style:text-properties fo:font-weight="bold" officeooo:rsid="00295846" officeooo:paragraph-rsid="00295846" style:font-weight-asian="bold" style:font-weight-complex="bold"/>
    </style:style>
    <style:style style:name="P49" style:family="paragraph" style:parent-style-name="Preformatted_20_Text">
      <style:text-properties fo:font-weight="bold" officeooo:rsid="00295846" officeooo:paragraph-rsid="003199a0" style:font-weight-asian="bold" style:font-weight-complex="bold"/>
    </style:style>
    <style:style style:name="P50" style:family="paragraph" style:parent-style-name="Preformatted_20_Text">
      <style:text-properties fo:font-weight="bold" officeooo:rsid="00288001" officeooo:paragraph-rsid="00288001" style:font-weight-asian="bold" style:font-weight-complex="bold"/>
    </style:style>
    <style:style style:name="P51" style:family="paragraph" style:parent-style-name="Preformatted_20_Text">
      <style:text-properties fo:font-weight="bold" officeooo:rsid="002b6796" officeooo:paragraph-rsid="002b6796" style:font-weight-asian="bold" style:font-weight-complex="bold"/>
    </style:style>
    <style:style style:name="P52" style:family="paragraph" style:parent-style-name="Preformatted_20_Text">
      <style:text-properties fo:font-weight="bold" officeooo:rsid="002b6796" officeooo:paragraph-rsid="002cf00d" style:font-weight-asian="bold" style:font-weight-complex="bold"/>
    </style:style>
    <style:style style:name="P53" style:family="paragraph" style:parent-style-name="Preformatted_20_Text">
      <style:text-properties fo:font-weight="normal" style:font-weight-asian="normal" style:font-weight-complex="normal"/>
    </style:style>
    <style:style style:name="P54" style:family="paragraph" style:parent-style-name="Preformatted_20_Text">
      <style:text-properties fo:font-weight="normal" officeooo:paragraph-rsid="0020be5f" style:font-weight-asian="normal" style:font-weight-complex="normal"/>
    </style:style>
    <style:style style:name="P55" style:family="paragraph" style:parent-style-name="Preformatted_20_Text">
      <style:text-properties fo:font-weight="normal" officeooo:rsid="0020be5f" officeooo:paragraph-rsid="0020be5f" style:font-weight-asian="normal" style:font-weight-complex="normal"/>
    </style:style>
    <style:style style:name="P56" style:family="paragraph" style:parent-style-name="Preformatted_20_Text">
      <style:text-properties fo:font-weight="normal" officeooo:rsid="00288001" officeooo:paragraph-rsid="00288001" style:font-weight-asian="normal" style:font-weight-complex="normal"/>
    </style:style>
    <style:style style:name="P57" style:family="paragraph" style:parent-style-name="Preformatted_20_Text">
      <style:text-properties fo:font-weight="normal" officeooo:rsid="003ebb9f" officeooo:paragraph-rsid="003ebb9f" style:font-weight-asian="normal" style:font-weight-complex="normal"/>
    </style:style>
    <style:style style:name="P58" style:family="paragraph" style:parent-style-name="Preformatted_20_Text">
      <style:text-properties fo:font-style="normal" style:font-style-asian="normal" style:font-style-complex="normal"/>
    </style:style>
    <style:style style:name="P59" style:family="paragraph" style:parent-style-name="Preformatted_20_Text">
      <style:text-properties fo:font-style="normal" officeooo:paragraph-rsid="003ed470" style:font-style-asian="normal" style:font-style-complex="normal"/>
    </style:style>
    <style:style style:name="P60" style:family="paragraph" style:parent-style-name="Preformatted_20_Text">
      <style:text-properties fo:font-style="normal" officeooo:rsid="003ed470" officeooo:paragraph-rsid="003ed470" style:font-style-asian="normal" style:font-style-complex="normal"/>
    </style:style>
    <style:style style:name="P61" style:family="paragraph" style:parent-style-name="Preformatted_20_Text">
      <style:text-properties fo:font-style="normal" fo:font-weight="bold" style:font-style-asian="normal" style:font-weight-asian="bold" style:font-style-complex="normal" style:font-weight-complex="bold"/>
    </style:style>
    <style:style style:name="P62"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63"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64"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65"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66"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67"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8" style:family="paragraph" style:parent-style-name="Preformatted_20_Text">
      <style:text-properties fo:font-style="normal" fo:font-weight="normal" style:font-style-asian="normal" style:font-weight-asian="normal" style:font-style-complex="normal" style:font-weight-complex="normal"/>
    </style:style>
    <style:style style:name="P6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7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7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7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7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76" style:family="paragraph" style:parent-style-name="Preformatted_20_Text">
      <style:text-properties fo:font-style="normal" style:text-underline-style="none" style:font-style-asian="normal" style:font-style-complex="normal"/>
    </style:style>
    <style:style style:name="P77" style:family="paragraph" style:parent-style-name="Preformatted_20_Text">
      <style:text-properties fo:color="#000000"/>
    </style:style>
    <style:style style:name="P78" style:family="paragraph" style:parent-style-name="Preformatted_20_Text">
      <style:text-properties fo:color="#000000" style:font-name="Courier New" fo:font-size="10pt" style:font-name-asian="Courier New" style:font-size-asian="10pt" style:font-name-complex="Courier New" style:font-size-complex="10pt"/>
    </style:style>
    <style:style style:name="P79"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80"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81"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82"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83"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8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85"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86"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8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88"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9" style:family="paragraph" style:parent-style-name="Preformatted_20_Text">
      <style:text-properties fo:color="#000000" fo:font-style="normal" style:font-style-asian="normal" style:font-style-complex="normal"/>
    </style:style>
    <style:style style:name="P90" style:family="paragraph" style:parent-style-name="Preformatted_20_Text">
      <style:text-properties fo:color="#000000" style:font-name="Courier New1" fo:font-size="10pt" style:font-size-asian="10pt"/>
    </style:style>
    <style:style style:name="P91" style:family="paragraph" style:parent-style-name="Preformatted_20_Text">
      <style:text-properties fo:color="#000000" style:font-name="Courier New1" fo:font-size="10pt" fo:font-weight="bold" style:font-size-asian="10pt" style:font-weight-asian="bold" style:font-weight-complex="bold"/>
    </style:style>
    <style:style style:name="P92"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93" style:family="paragraph" style:parent-style-name="Preformatted_20_Text">
      <style:text-properties style:text-underline-style="none"/>
    </style:style>
    <style:style style:name="P94"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95" style:family="paragraph" style:parent-style-name="Preformatted_20_Text">
      <style:text-properties style:font-name="Courier New" fo:font-size="10pt" fo:language="zxx" fo:country="none" fo:font-style="normal" fo:font-weight="normal" officeooo:rsid="0045f13a" officeooo:paragraph-rsid="0045f13a" style:font-name-asian="Courier New" style:font-size-asian="10pt" style:font-style-asian="normal" style:font-weight-asian="normal" style:font-name-complex="Courier New" style:font-size-complex="10pt" style:font-style-complex="normal" style:font-weight-complex="normal"/>
    </style:style>
    <style:style style:name="P96" style:family="paragraph" style:parent-style-name="Preformatted_20_Text">
      <style:text-properties style:font-name="Courier New" fo:font-size="10pt" fo:language="zxx" fo:country="none" fo:font-style="normal" fo:font-weight="normal" officeooo:rsid="0047ec12" officeooo:paragraph-rsid="0047ec12" style:font-name-asian="Courier New" style:font-size-asian="10pt" style:font-style-asian="normal" style:font-weight-asian="normal" style:font-name-complex="Courier New" style:font-size-complex="10pt" style:font-style-complex="normal" style:font-weight-complex="normal"/>
    </style:style>
    <style:style style:name="P97"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8" style:family="paragraph" style:parent-style-name="Preformatted_20_Text">
      <style:text-properties fo:color="#7f0055" fo:font-weight="bold" style:font-weight-asian="bold" style:font-weight-complex="bold"/>
    </style:style>
    <style:style style:name="P99" style:family="paragraph" style:parent-style-name="Preformatted_20_Text">
      <style:text-properties fo:color="#646464"/>
    </style:style>
    <style:style style:name="P100" style:family="paragraph" style:parent-style-name="Preformatted_20_Text">
      <style:text-properties fo:color="#646464" fo:font-style="normal" style:font-style-asian="normal" style:font-style-complex="normal"/>
    </style:style>
    <style:style style:name="P101" style:family="paragraph" style:parent-style-name="Preformatted_20_Text">
      <style:text-properties officeooo:paragraph-rsid="0020be5f"/>
    </style:style>
    <style:style style:name="P102" style:family="paragraph" style:parent-style-name="Preformatted_20_Text">
      <style:text-properties officeooo:rsid="0020be5f" officeooo:paragraph-rsid="0020be5f"/>
    </style:style>
    <style:style style:name="P103" style:family="paragraph" style:parent-style-name="Preformatted_20_Text">
      <style:text-properties officeooo:rsid="00218e95" officeooo:paragraph-rsid="00218e95"/>
    </style:style>
    <style:style style:name="P104" style:family="paragraph" style:parent-style-name="Preformatted_20_Text">
      <style:text-properties officeooo:rsid="00237df1" officeooo:paragraph-rsid="00237df1"/>
    </style:style>
    <style:style style:name="P105" style:family="paragraph" style:parent-style-name="Preformatted_20_Text">
      <style:text-properties officeooo:paragraph-rsid="00237df1"/>
    </style:style>
    <style:style style:name="P106" style:family="paragraph" style:parent-style-name="Preformatted_20_Text">
      <style:text-properties officeooo:paragraph-rsid="00288001"/>
    </style:style>
    <style:style style:name="P107" style:family="paragraph" style:parent-style-name="Preformatted_20_Text">
      <style:text-properties officeooo:rsid="00288001" officeooo:paragraph-rsid="00288001"/>
    </style:style>
    <style:style style:name="P108" style:family="paragraph" style:parent-style-name="Preformatted_20_Text">
      <style:text-properties officeooo:rsid="00295846" officeooo:paragraph-rsid="00295846"/>
    </style:style>
    <style:style style:name="P109" style:family="paragraph" style:parent-style-name="Preformatted_20_Text">
      <style:text-properties officeooo:rsid="00295846" officeooo:paragraph-rsid="003199a0"/>
    </style:style>
    <style:style style:name="P110" style:family="paragraph" style:parent-style-name="Preformatted_20_Text">
      <style:text-properties officeooo:paragraph-rsid="00295846"/>
    </style:style>
    <style:style style:name="P111" style:family="paragraph" style:parent-style-name="Preformatted_20_Text">
      <style:text-properties officeooo:rsid="002a31c9" officeooo:paragraph-rsid="002a31c9"/>
    </style:style>
    <style:style style:name="P112" style:family="paragraph" style:parent-style-name="Preformatted_20_Text">
      <style:text-properties officeooo:rsid="002b6796" officeooo:paragraph-rsid="002b6796"/>
    </style:style>
    <style:style style:name="P113" style:family="paragraph" style:parent-style-name="Preformatted_20_Text">
      <style:text-properties officeooo:rsid="002b6796" officeooo:paragraph-rsid="002cf00d"/>
    </style:style>
    <style:style style:name="P114" style:family="paragraph" style:parent-style-name="Preformatted_20_Text">
      <style:text-properties officeooo:paragraph-rsid="003199a0"/>
    </style:style>
    <style:style style:name="P115" style:family="paragraph" style:parent-style-name="Preformatted_20_Text">
      <style:text-properties officeooo:rsid="003a28c5" officeooo:paragraph-rsid="003a28c5"/>
    </style:style>
    <style:style style:name="P116" style:family="paragraph" style:parent-style-name="Preformatted_20_Text">
      <style:text-properties fo:language="en" fo:country="GB" officeooo:rsid="001398fc" officeooo:paragraph-rsid="00416c8b"/>
    </style:style>
    <style:style style:name="P117" style:family="paragraph" style:parent-style-name="Preformatted_20_Text">
      <style:text-properties fo:language="en" fo:country="GB" officeooo:rsid="001546ef" officeooo:paragraph-rsid="00416c8b"/>
    </style:style>
    <style:style style:name="P118" style:family="paragraph" style:parent-style-name="Preformatted_20_Text">
      <style:text-properties fo:language="en" fo:country="GB" officeooo:paragraph-rsid="00416c8b"/>
    </style:style>
    <style:style style:name="P119" style:family="paragraph" style:parent-style-name="Preformatted_20_Text">
      <style:text-properties officeooo:paragraph-rsid="004476b4"/>
    </style:style>
    <style:style style:name="P120" style:family="paragraph" style:parent-style-name="Preformatted_20_Text">
      <style:text-properties officeooo:paragraph-rsid="0045f13a"/>
    </style:style>
    <style:style style:name="P121" style:family="paragraph" style:parent-style-name="Preformatted_20_Text">
      <style:text-properties officeooo:paragraph-rsid="003f0e67"/>
    </style:style>
    <style:style style:name="P122" style:family="paragraph" style:parent-style-name="Preformatted_20_Text">
      <style:text-properties officeooo:paragraph-rsid="004c7b79"/>
    </style:style>
    <style:style style:name="P123" style:family="paragraph" style:parent-style-name="Preformatted_20_Text">
      <style:text-properties officeooo:paragraph-rsid="00597218"/>
    </style:style>
    <style:style style:name="P124" style:family="paragraph" style:parent-style-name="Preformatted_20_Text">
      <style:text-properties officeooo:paragraph-rsid="005e1fb4"/>
    </style:style>
    <style:style style:name="P125"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26" style:family="paragraph" style:parent-style-name="Text_20_body">
      <style:paragraph-properties fo:margin-top="0.0783in" fo:margin-bottom="0.0827in" loext:contextual-spacing="false"/>
      <style:text-properties fo:font-weight="normal" style:font-weight-asian="normal" style:font-weight-complex="normal"/>
    </style:style>
    <style:style style:name="P127" style:family="paragraph" style:parent-style-name="Standard">
      <style:paragraph-properties fo:margin-left="0.5in" fo:margin-right="0in" fo:text-indent="0in" style:auto-text-indent="false"/>
      <style:text-properties officeooo:rsid="00343996" officeooo:paragraph-rsid="00343996"/>
    </style:style>
    <style:style style:name="P128" style:family="paragraph" style:parent-style-name="Standard">
      <style:paragraph-properties fo:margin-left="0.5in" fo:margin-right="0in" fo:text-align="start" style:justify-single-word="false" fo:text-indent="0in" style:auto-text-indent="false"/>
      <style:text-properties fo:language="zxx" fo:country="none" officeooo:paragraph-rsid="00343996"/>
    </style:style>
    <style:style style:name="P129" style:family="paragraph" style:parent-style-name="Standard">
      <style:paragraph-properties fo:margin-left="0.5in" fo:margin-right="0in" fo:text-align="start" style:justify-single-word="false" fo:text-indent="0in" style:auto-text-indent="false"/>
      <style:text-properties fo:color="#000000" style:font-name="Courier New1" fo:font-size="10pt" fo:language="zxx" fo:country="none" officeooo:paragraph-rsid="00343996" style:font-size-asian="10pt"/>
    </style:style>
    <style:style style:name="P130" style:family="paragraph" style:parent-style-name="Contents_20_2">
      <style:paragraph-properties>
        <style:tab-stops>
          <style:tab-stop style:position="7.2673in" style:type="right" style:leader-style="dotted" style:leader-text="."/>
        </style:tab-stops>
      </style:paragraph-properties>
    </style:style>
    <style:style style:name="P131" style:family="paragraph" style:parent-style-name="Contents_20_1">
      <style:paragraph-properties>
        <style:tab-stops>
          <style:tab-stop style:position="7.2673in" style:type="right" style:leader-style="dotted" style:leader-text="."/>
        </style:tab-stops>
      </style:paragraph-properties>
    </style:style>
    <style:style style:name="P132" style:family="paragraph" style:parent-style-name="Contents_20_3">
      <style:paragraph-properties>
        <style:tab-stops>
          <style:tab-stop style:position="7.2673in" style:type="right" style:leader-style="dotted" style:leader-text="."/>
        </style:tab-stops>
      </style:paragraph-properties>
    </style:style>
    <style:style style:name="P133" style:family="paragraph" style:parent-style-name="Preformatted_20_Text">
      <style:paragraph-properties fo:margin-left="1.5in" fo:margin-right="0in" fo:text-indent="0in" style:auto-text-indent="false"/>
      <style:text-properties fo:language="en" fo:country="GB" officeooo:rsid="001398fc" officeooo:paragraph-rsid="00416c8b"/>
    </style:style>
    <style:style style:name="P134" style:family="paragraph" style:parent-style-name="Preformatted_20_Text">
      <style:paragraph-properties fo:margin-left="1.5in" fo:margin-right="0in" fo:text-indent="0in" style:auto-text-indent="false"/>
      <style:text-properties fo:language="en" fo:country="GB" officeooo:rsid="001546ef" officeooo:paragraph-rsid="00416c8b"/>
    </style:style>
    <style:style style:name="P135" style:family="paragraph" style:parent-style-name="Preformatted_20_Text">
      <style:paragraph-properties fo:margin-left="1.5in" fo:margin-right="0in" fo:text-indent="0in" style:auto-text-indent="false"/>
      <style:text-properties fo:language="en" fo:country="GB" officeooo:rsid="00160fc8" officeooo:paragraph-rsid="00416c8b"/>
    </style:style>
    <style:style style:name="P136" style:family="paragraph" style:parent-style-name="Preformatted_20_Text">
      <style:paragraph-properties fo:margin-left="1.5in" fo:margin-right="0in" fo:text-indent="0in" style:auto-text-indent="false"/>
      <style:text-properties fo:language="en" fo:country="GB" officeooo:paragraph-rsid="00416c8b"/>
    </style:style>
    <style:style style:name="P137" style:family="paragraph" style:parent-style-name="Table_20_Contents">
      <style:paragraph-properties fo:margin-top="0in" fo:margin-bottom="0in" loext:contextual-spacing="false" fo:line-height="100%"/>
      <style:text-properties fo:font-size="10pt" officeooo:rsid="00380152" officeooo:paragraph-rsid="00380152"/>
    </style:style>
    <style:style style:name="P138" style:family="paragraph" style:parent-style-name="Table_20_Contents">
      <style:paragraph-properties fo:margin-top="0in" fo:margin-bottom="0in" loext:contextual-spacing="false" fo:line-height="100%"/>
      <style:text-properties fo:font-size="10pt" officeooo:rsid="00380152" officeooo:paragraph-rsid="003d6ac0"/>
    </style:style>
    <style:style style:name="P139" style:family="paragraph" style:parent-style-name="Table_20_Contents">
      <style:paragraph-properties fo:margin-top="0in" fo:margin-bottom="0in" loext:contextual-spacing="false" fo:line-height="100%"/>
      <style:text-properties fo:font-size="10pt" officeooo:rsid="00380152" officeooo:paragraph-rsid="003fe9ba"/>
    </style:style>
    <style:style style:name="P140" style:family="paragraph" style:parent-style-name="Table_20_Contents">
      <style:paragraph-properties fo:margin-top="0in" fo:margin-bottom="0in" loext:contextual-spacing="false" fo:line-height="100%"/>
      <style:text-properties fo:font-size="10pt" officeooo:rsid="004214a3" officeooo:paragraph-rsid="004214a3"/>
    </style:style>
    <style:style style:name="P141" style:family="paragraph" style:parent-style-name="Table_20_Contents">
      <style:paragraph-properties fo:margin-top="0in" fo:margin-bottom="0in" loext:contextual-spacing="false" fo:line-height="100%"/>
      <style:text-properties fo:font-size="10pt" officeooo:rsid="0026ac83" officeooo:paragraph-rsid="0026ac83"/>
    </style:style>
    <style:style style:name="P142" style:family="paragraph" style:parent-style-name="Table_20_Contents">
      <style:paragraph-properties fo:margin-top="0in" fo:margin-bottom="0in" loext:contextual-spacing="false" fo:line-height="100%"/>
      <style:text-properties fo:font-size="10pt" officeooo:rsid="001e8211" officeooo:paragraph-rsid="001e8211"/>
    </style:style>
    <style:style style:name="P143" style:family="paragraph" style:parent-style-name="Table_20_Contents">
      <style:paragraph-properties fo:margin-top="0in" fo:margin-bottom="0in" loext:contextual-spacing="false" fo:line-height="100%"/>
      <style:text-properties fo:font-size="10pt" officeooo:rsid="002b6796" officeooo:paragraph-rsid="002b6796"/>
    </style:style>
    <style:style style:name="P144" style:family="paragraph" style:parent-style-name="Table_20_Contents">
      <style:paragraph-properties fo:margin-top="0in" fo:margin-bottom="0in" loext:contextual-spacing="false" fo:line-height="100%"/>
      <style:text-properties fo:font-size="10pt" officeooo:rsid="003199a0" officeooo:paragraph-rsid="003199a0"/>
    </style:style>
    <style:style style:name="P145" style:family="paragraph" style:parent-style-name="Table_20_Contents">
      <style:paragraph-properties fo:margin-top="0in" fo:margin-bottom="0in" loext:contextual-spacing="false" fo:line-height="100%"/>
      <style:text-properties fo:font-size="10pt"/>
    </style:style>
    <style:style style:name="P146" style:family="paragraph" style:parent-style-name="Table_20_Contents">
      <style:paragraph-properties fo:margin-top="0in" fo:margin-bottom="0in" loext:contextual-spacing="false" fo:line-height="100%"/>
      <style:text-properties fo:font-size="10pt" officeooo:paragraph-rsid="001e8211"/>
    </style:style>
    <style:style style:name="P147" style:family="paragraph" style:parent-style-name="Table_20_Contents">
      <style:paragraph-properties fo:margin-top="0in" fo:margin-bottom="0in" loext:contextual-spacing="false" fo:line-height="100%"/>
      <style:text-properties fo:font-size="10pt" officeooo:rsid="004b01b9" officeooo:paragraph-rsid="004b01b9"/>
    </style:style>
    <style:style style:name="P148" style:family="paragraph" style:parent-style-name="Table_20_Contents">
      <style:paragraph-properties fo:margin-top="0in" fo:margin-bottom="0in" loext:contextual-spacing="false" fo:line-height="100%"/>
      <style:text-properties fo:font-size="10pt" officeooo:rsid="005c0c88" officeooo:paragraph-rsid="005c0c88"/>
    </style:style>
    <style:style style:name="P149" style:family="paragraph" style:parent-style-name="Table_20_Contents">
      <style:paragraph-properties fo:margin-top="0in" fo:margin-bottom="0in" loext:contextual-spacing="false" fo:line-height="100%"/>
      <style:text-properties fo:font-size="10pt" officeooo:rsid="005e1fb4" officeooo:paragraph-rsid="005e1fb4"/>
    </style:style>
    <style:style style:name="P150" style:family="paragraph" style:parent-style-name="Preformatted_20_Text" style:master-page-name="">
      <loext:graphic-properties draw:fill="none"/>
      <style:paragraph-properties fo:margin-left="1in" fo:margin-right="-0.1866in" fo:margin-top="0in" fo:margin-bottom="0in" loext:contextual-spacing="false" fo:line-height="0.15in" fo:keep-together="auto" fo:orphans="2" fo:widows="2" fo:text-indent="0in" style:auto-text-indent="false" style:page-number="auto" fo:background-color="transparent"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5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2" style:family="paragraph" style:parent-style-name="Heading_20_1">
      <style:text-properties officeooo:rsid="00416c8b" officeooo:paragraph-rsid="00416c8b"/>
    </style:style>
    <style:style style:name="P153" style:family="paragraph" style:parent-style-name="Heading_20_1">
      <style:paragraph-properties fo:break-before="page"/>
    </style:style>
    <style:style style:name="P154" style:family="paragraph" style:parent-style-name="Heading_20_2">
      <style:text-properties fo:language="en" fo:country="US"/>
    </style:style>
    <style:style style:name="P155" style:family="paragraph" style:parent-style-name="Heading_20_2">
      <style:text-properties fo:font-style="normal" style:font-style-asian="normal" style:font-style-complex="normal"/>
    </style:style>
    <style:style style:name="P156" style:family="paragraph" style:parent-style-name="Heading_20_2">
      <style:text-properties fo:font-style="normal" officeooo:rsid="002b6796" officeooo:paragraph-rsid="002b6796" style:font-style-asian="normal" style:font-style-complex="normal"/>
    </style:style>
    <style:style style:name="P157" style:family="paragraph" style:parent-style-name="Heading_20_3">
      <style:text-properties fo:font-style="normal" style:font-style-asian="normal" style:font-style-complex="normal"/>
    </style:style>
    <style:style style:name="P158"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159"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160"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161"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162" style:family="paragraph" style:parent-style-name="Reference">
      <style:text-properties fo:language="en" fo:country="US"/>
    </style:style>
    <style:style style:name="P163" style:family="paragraph" style:parent-style-name="Reference">
      <style:text-properties officeooo:rsid="002cf00d" officeooo:paragraph-rsid="002cf00d"/>
    </style:style>
    <style:style style:name="P164"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65" style:family="paragraph" style:parent-style-name="Reference">
      <style:text-properties officeooo:paragraph-rsid="003fe9ba"/>
    </style:style>
    <style:style style:name="P166" style:family="paragraph" style:parent-style-name="Text_20_body" style:list-style-name="L1">
      <style:paragraph-properties fo:margin-left="1.5in" fo:margin-right="0in" fo:margin-top="0.0783in" fo:margin-bottom="0.0827in" loext:contextual-spacing="false" fo:line-height="0.1575in" fo:text-indent="-0.25in" style:auto-text-indent="false"/>
    </style:style>
    <style:style style:name="P167"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168" style:family="paragraph" style:parent-style-name="Text_20_body" style:list-style-name="L1">
      <style:paragraph-properties fo:margin-left="1.5in" fo:margin-right="0in" fo:line-height="0.1575in" fo:text-indent="-0.25in"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48d4d"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48d4d"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f7fb3" style:font-style-asian="normal" style:font-weight-asian="normal" style:font-style-complex="normal" style:font-weight-complex="normal"/>
    </style:style>
    <style:style style:name="T33" style:family="text">
      <style:text-properties fo:font-style="normal" fo:font-weight="normal" officeooo:rsid="003f0e67" style:font-style-asian="normal" style:font-weight-asian="normal" style:font-style-complex="normal" style:font-weight-complex="normal"/>
    </style:style>
    <style:style style:name="T34" style:family="text">
      <style:text-properties fo:color="#000000"/>
    </style:style>
    <style:style style:name="T35" style:family="text">
      <style:text-properties fo:color="#000000" style:font-name="Courier New" fo:font-size="10pt" style:font-name-asian="Courier New" style:font-size-asian="10pt" style:font-name-complex="Courier New" style:font-size-complex="10pt"/>
    </style:style>
    <style:style style:name="T36" style:family="text">
      <style:text-properties fo:color="#000000" style:font-name="Courier New" fo:font-size="10pt" officeooo:rsid="00237df1" style:font-name-asian="Courier New" style:font-size-asian="10pt" style:font-name-complex="Courier New" style:font-size-complex="10pt"/>
    </style:style>
    <style:style style:name="T3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3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39" style:family="text">
      <style:text-properties fo:color="#000000" style:text-underline-style="none"/>
    </style:style>
    <style:style style:name="T40" style:family="text">
      <style:text-properties fo:color="#000000" fo:font-style="italic" style:font-style-asian="italic" style:font-style-complex="italic"/>
    </style:style>
    <style:style style:name="T41" style:family="text">
      <style:text-properties fo:color="#000000" officeooo:rsid="003199a0"/>
    </style:style>
    <style:style style:name="T42" style:family="text">
      <style:text-properties fo:color="#000000" style:font-name="Courier New1" fo:font-size="10pt" style:font-size-asian="10pt"/>
    </style:style>
    <style:style style:name="T43" style:family="text">
      <style:text-properties fo:color="#000000" style:font-name="Courier New1" fo:font-size="10pt" officeooo:rsid="00343996" style:font-size-asian="10pt"/>
    </style:style>
    <style:style style:name="T44" style:family="text">
      <style:text-properties fo:color="#000000" style:font-name="Courier New1" fo:font-size="10pt" fo:font-style="normal" style:font-size-asian="10pt" style:font-style-asian="normal" style:font-style-complex="normal"/>
    </style:style>
    <style:style style:name="T45" style:family="text">
      <style:text-properties fo:color="#000000" style:font-name="Courier New1" fo:font-size="10pt" fo:font-style="italic" style:font-size-asian="10pt" style:font-style-asian="italic"/>
    </style:style>
    <style:style style:name="T46" style:family="text">
      <style:text-properties fo:font-weight="bold" style:font-weight-asian="bold" style:font-weight-complex="bold"/>
    </style:style>
    <style:style style:name="T47" style:family="text">
      <style:text-properties fo:font-weight="bold" officeooo:rsid="00237df1" style:font-weight-asian="bold" style:font-weight-complex="bold"/>
    </style:style>
    <style:style style:name="T48" style:family="text">
      <style:text-properties style:font-name="Courier New" fo:font-size="10pt" style:font-name-asian="Courier New" style:font-size-asian="10pt" style:font-name-complex="Courier New" style:font-size-complex="10pt"/>
    </style:style>
    <style:style style:name="T49" style:family="text">
      <style:text-properties style:font-name="Courier New" fo:font-size="10pt" fo:language="zxx" fo:country="none" style:font-name-asian="Courier New" style:font-size-asian="10pt" style:font-name-complex="Courier New" style:font-size-complex="10pt"/>
    </style:style>
    <style:style style:name="T50" style:family="text">
      <style:text-properties style:font-name="Courier New" fo:font-size="10pt" fo:language="zxx" fo:country="none" officeooo:rsid="004476b4" style:font-name-asian="Courier New" style:font-size-asian="10pt" style:font-name-complex="Courier New" style:font-size-complex="10pt"/>
    </style:style>
    <style:style style:name="T51" style:family="text">
      <style:text-properties style:font-name="Courier New" fo:font-size="10pt" fo:language="zxx" fo:country="none" officeooo:rsid="00597218" style:font-name-asian="Courier New" style:font-size-asian="10pt" style:font-name-complex="Courier New" style:font-size-complex="10pt"/>
    </style:style>
    <style:style style:name="T52" style:family="text">
      <style:text-properties style:font-name="Courier New" fo:font-size="10pt" fo:language="zxx" fo:country="none" officeooo:rsid="005c0c88" style:font-name-asian="Courier New" style:font-size-asian="10pt" style:font-name-complex="Courier New" style:font-size-complex="10pt"/>
    </style:style>
    <style:style style:name="T53" style:family="text">
      <style:text-properties style:font-name="Courier New" fo:font-size="10pt" fo:language="zxx" fo:country="none" officeooo:rsid="005d7f97" style:font-name-asian="Courier New" style:font-size-asian="10pt" style:font-name-complex="Courier New" style:font-size-complex="10pt"/>
    </style:style>
    <style:style style:name="T54" style:family="text">
      <style:text-properties style:font-name="Courier New" fo:font-size="10pt" fo:language="zxx" fo:country="none" fo:font-style="normal" fo:font-weight="bold" officeooo:rsid="004476b4"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style:font-name="Courier New" fo:font-size="10pt" fo:language="zxx" fo:country="none" fo:font-style="normal" fo:font-weight="bold" officeooo:rsid="0045f13a" style:font-name-asian="Courier New" style:font-size-asian="10pt" style:font-style-asian="normal" style:font-weight-asian="bold" style:font-name-complex="Courier New" style:font-size-complex="10pt" style:font-style-complex="normal" style:font-weight-complex="bold"/>
    </style:style>
    <style:style style:name="T56" style:family="text">
      <style:text-properties style:font-name="Courier New" fo:font-size="10pt" fo:language="zxx" fo:country="none" fo:font-style="normal" fo:font-weight="normal" officeooo:rsid="0045f13a"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style:font-name="Courier New" fo:font-size="10pt" fo:language="zxx" fo:country="none" fo:font-style="normal" fo:font-weight="normal" officeooo:rsid="004b01b9"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style:font-name="Courier New" fo:font-style="normal" fo:font-weight="normal" style:font-style-asian="normal" style:font-weight-asian="normal" style:font-style-complex="normal" style:font-weight-complex="normal"/>
    </style:style>
    <style:style style:name="T59" style:family="text">
      <style:text-properties style:font-name="Courier New" fo:font-style="normal" style:font-style-asian="normal" style:font-style-complex="normal"/>
    </style:style>
    <style:style style:name="T60" style:family="text">
      <style:text-properties style:use-window-font-color="true" style:font-name="Courier New" fo:font-size="10pt" style:font-name-asian="Courier New" style:font-size-asian="10pt" style:font-name-complex="Courier New" style:font-size-complex="10pt"/>
    </style:style>
    <style:style style:name="T61" style:family="text">
      <style:text-properties fo:color="#141312"/>
    </style:style>
    <style:style style:name="T62" style:family="text">
      <style:text-properties fo:language="en" fo:country="US"/>
    </style:style>
    <style:style style:name="T63" style:family="text">
      <style:text-properties fo:language="en" fo:country="US" fo:font-style="italic" style:font-style-asian="italic" style:font-style-complex="italic"/>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font-name="Arial1" fo:font-style="normal" fo:font-weight="normal" style:font-style-asian="normal" style:font-weight-asian="normal" style:font-style-complex="normal" style:font-weight-complex="normal"/>
    </style:style>
    <style:style style:name="T66" style:family="text">
      <style:text-properties style:font-name="Arial1" fo:font-style="normal" style:font-style-asian="normal" style:font-style-complex="normal"/>
    </style:style>
    <style:style style:name="T67" style:family="text">
      <style:text-properties style:font-name="Arial1" fo:font-style="italic" fo:font-weight="normal" style:font-style-asian="italic" style:font-weight-asian="normal" style:font-style-complex="italic" style:font-weight-complex="normal"/>
    </style:style>
    <style:style style:name="T68" style:family="text">
      <style:text-properties fo:color="#7f0055" fo:font-weight="bold" style:font-weight-asian="bold" style:font-weight-complex="bold"/>
    </style:style>
    <style:style style:name="T69"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0" style:family="text">
      <style:text-properties fo:color="#7f0055" style:font-name="Courier New1" fo:font-size="10pt" fo:font-weight="bold" style:font-size-asian="10pt" style:font-weight-asian="bold"/>
    </style:style>
    <style:style style:name="T71" style:family="text">
      <style:text-properties fo:color="#646464"/>
    </style:style>
    <style:style style:name="T72" style:family="text">
      <style:text-properties fo:color="#646464" style:font-name="Courier New1" fo:font-size="10pt" fo:language="zxx" fo:country="none" style:font-size-asian="10pt"/>
    </style:style>
    <style:style style:name="T73" style:family="text">
      <style:text-properties fo:color="#2a00ff"/>
    </style:style>
    <style:style style:name="T74" style:family="text">
      <style:text-properties fo:color="#2a00ff" style:font-name="Courier New1" fo:font-size="10pt" style:font-size-asian="10pt"/>
    </style:style>
    <style:style style:name="T75" style:family="text">
      <style:text-properties fo:color="#2a00ff" style:font-name="Courier New1" fo:font-size="10pt" officeooo:rsid="00343996" style:font-size-asian="10pt"/>
    </style:style>
    <style:style style:name="T76" style:family="text">
      <style:text-properties fo:color="#3f7f5f"/>
    </style:style>
    <style:style style:name="T77" style:family="text">
      <style:text-properties fo:color="#0000c0"/>
    </style:style>
    <style:style style:name="T7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79" style:family="text">
      <style:text-properties fo:color="#0000c0" fo:font-style="italic" style:font-style-asian="italic" style:font-style-complex="italic"/>
    </style:style>
    <style:style style:name="T80" style:family="text">
      <style:text-properties style:text-underline-style="none"/>
    </style:style>
    <style:style style:name="T81" style:family="text">
      <style:text-properties fo:font-weight="normal" style:font-weight-asian="normal" style:font-weight-complex="normal"/>
    </style:style>
    <style:style style:name="T82" style:family="text">
      <style:text-properties fo:font-weight="normal" officeooo:rsid="0030e285" style:font-weight-asian="normal" style:font-weight-complex="normal"/>
    </style:style>
    <style:style style:name="T83" style:family="text">
      <style:text-properties officeooo:rsid="0020be5f"/>
    </style:style>
    <style:style style:name="T84" style:family="text">
      <style:text-properties officeooo:rsid="00237df1"/>
    </style:style>
    <style:style style:name="T85" style:family="text">
      <style:text-properties officeooo:rsid="00252f97"/>
    </style:style>
    <style:style style:name="T86" style:family="text">
      <style:text-properties officeooo:rsid="0027d8ee"/>
    </style:style>
    <style:style style:name="T87" style:family="text">
      <style:text-properties officeooo:rsid="00288001"/>
    </style:style>
    <style:style style:name="T88" style:family="text">
      <style:text-properties officeooo:rsid="00295846"/>
    </style:style>
    <style:style style:name="T89" style:family="text">
      <style:text-properties officeooo:rsid="002a31c9"/>
    </style:style>
    <style:style style:name="T90" style:family="text">
      <style:text-properties officeooo:rsid="002cf00d"/>
    </style:style>
    <style:style style:name="T91" style:family="text">
      <style:text-properties officeooo:rsid="0030abba"/>
    </style:style>
    <style:style style:name="T92" style:family="text">
      <style:text-properties officeooo:rsid="0030e285"/>
    </style:style>
    <style:style style:name="T93" style:family="text">
      <style:text-properties officeooo:rsid="003199a0"/>
    </style:style>
    <style:style style:name="T94" style:family="text">
      <style:text-properties fo:color="#6a3e3e" style:font-name="Courier New1" fo:font-size="10pt" style:font-size-asian="10pt"/>
    </style:style>
    <style:style style:name="T95" style:family="text">
      <style:text-properties officeooo:rsid="003ed470"/>
    </style:style>
    <style:style style:name="T96" style:family="text">
      <style:text-properties officeooo:rsid="003f7fb3"/>
    </style:style>
    <style:style style:name="T97" style:family="text">
      <style:text-properties style:font-name="Arial" fo:font-size="10pt" fo:language="en" fo:country="US" style:font-name-asian="CMR10" style:font-size-asian="10pt" style:font-name-complex="Tahoma1" style:font-size-complex="10pt"/>
    </style:style>
    <style:style style:name="T98"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99"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0"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1"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2"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3" style:family="text">
      <style:text-properties officeooo:rsid="004060c8"/>
    </style:style>
    <style:style style:name="T104" style:family="text">
      <style:text-properties officeooo:rsid="00416c8b"/>
    </style:style>
    <style:style style:name="T105" style:family="text">
      <style:text-properties officeooo:rsid="00344276"/>
    </style:style>
    <style:style style:name="T106" style:family="text">
      <style:text-properties officeooo:rsid="001546ef"/>
    </style:style>
    <style:style style:name="T107" style:family="text">
      <style:text-properties officeooo:rsid="00160fc8"/>
    </style:style>
    <style:style style:name="T108" style:family="text">
      <style:text-properties officeooo:rsid="004460f6"/>
    </style:style>
    <style:style style:name="T109" style:family="text">
      <style:text-properties officeooo:rsid="0047ec12"/>
    </style:style>
    <style:style style:name="T110" style:family="text">
      <style:text-properties officeooo:rsid="00498384"/>
    </style:style>
    <style:style style:name="T111" style:family="text">
      <style:text-properties officeooo:rsid="004feecc"/>
    </style:style>
    <style:style style:name="T112" style:family="text">
      <style:text-properties fo:font-size="10pt" officeooo:rsid="004feecc"/>
    </style:style>
    <style:style style:name="T113" style:family="text">
      <style:text-properties fo:font-size="10pt" officeooo:rsid="005d7f97"/>
    </style:style>
    <style:style style:name="T114" style:family="text">
      <style:text-properties officeooo:rsid="0058266f"/>
    </style:style>
    <style:style style:name="T115" style:family="text">
      <style:text-properties officeooo:rsid="00597218"/>
    </style:style>
    <style:style style:name="T116" style:family="text">
      <style:text-properties officeooo:rsid="005d9f23"/>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1"/>
      <text:p text:style-name="P7"/>
      <text:p text:style-name="P7"/>
      <text:p text:style-name="P7"/>
      <text:p text:style-name="P7">Overture Technical Report Series</text:p>
      <text:p text:style-name="P8">No. TR-007</text:p>
      <text:p text:style-name="P125"><text:date style:data-style-name="N111" text:date-value="2021-09-29T16:38:40.107377436">September 2021</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89065710" text:style-name="Outline">
        <text:list-item>
          <text:h text:style-name="P153"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1"><text:s/>0. <text:s text:c="2"/>Document Control<text:tab/>2</text:p>
          <text:p text:style-name="P130"><text:s/>0.1. <text:s text:c="2"/>Table of Contents<text:tab/>2</text:p>
          <text:p text:style-name="P130"><text:s/>0.2. <text:s text:c="2"/>References<text:tab/>2</text:p>
          <text:p text:style-name="P130"><text:s/>0.3. <text:s text:c="2"/>Document History<text:tab/>3</text:p>
          <text:p text:style-name="P130"><text:s/>0.4. <text:s text:c="2"/>Copyright<text:tab/>3</text:p>
          <text:p text:style-name="P131"><text:s/>1. <text:s text:c="2"/>Introduction<text:tab/>4</text:p>
          <text:p text:style-name="P130"><text:s/>1.1. <text:s text:c="2"/>VDM<text:tab/>4</text:p>
          <text:p text:style-name="P131"><text:s/>2. <text:s text:c="2"/>Using VDMJ<text:tab/>5</text:p>
          <text:p text:style-name="P130"><text:s/>2.1. <text:s text:c="2"/>Starting VDMJ<text:tab/>5</text:p>
          <text:p text:style-name="P130"><text:s/>2.2. <text:s text:c="2"/>Command Line Recall<text:tab/>8</text:p>
          <text:p text:style-name="P130"><text:s/>2.3. <text:s text:c="2"/>Source File Formats<text:tab/>8</text:p>
          <text:p text:style-name="P130"><text:s/>2.4. <text:s text:c="2"/>Parsing, Type Checking, and Proof Obligations<text:tab/>9</text:p>
          <text:p text:style-name="P130"><text:s/>2.5. <text:s text:c="2"/>The Interpreter<text:tab/>10</text:p>
          <text:p text:style-name="P132"><text:s/>2.5.1. <text:s text:c="2"/>Suppressing Runtime Checks<text:tab/>19</text:p>
          <text:p text:style-name="P130"><text:s/>2.6. <text:s text:c="2"/>Debugging<text:tab/>19</text:p>
          <text:p text:style-name="P132"><text:s/>2.6.1. <text:s text:c="2"/>Single-threaded Debugging<text:tab/>19</text:p>
          <text:p text:style-name="P132"><text:s/>2.6.2. <text:s text:c="2"/>VDM++ Multi-threaded Debugging<text:tab/>22</text:p>
          <text:p text:style-name="P130"><text:s/>2.7. <text:s text:c="2"/>Sessions<text:tab/>25</text:p>
          <text:p text:style-name="P130"><text:s/>2.8. <text:s text:c="2"/>Standard Libraries<text:tab/>26</text:p>
          <text:p text:style-name="P131"><text:s/>3. <text:s text:c="2"/>VDMJUnit Testing<text:tab/>28</text:p>
          <text:p text:style-name="P131"><text:s/>4. <text:s text:c="2"/>Combinatorial Testing<text:tab/>32</text:p>
          <text:p text:style-name="P130"><text:s/>4.1. <text:s text:c="2"/>Debugging Tests<text:tab/>35</text:p>
          <text:p text:style-name="P130"><text:s/>4.2. <text:s text:c="2"/>Filtering Tests<text:tab/>38</text:p>
          <text:p text:style-name="P131"><text:s/>5. <text:s text:c="2"/>Annotations<text:tab/>42</text:p>
          <text:p text:style-name="P130"><text:s/>5.1. <text:s text:c="2"/>Overview<text:tab/>42</text:p>
          <text:p text:style-name="P130"><text:s/>5.2. <text:s text:c="2"/>Syntax<text:tab/>42</text:p>
          <text:p text:style-name="P131"><text:s/>6. <text:s text:c="2"/>Internationalization (I18N)<text:tab/>43</text:p>
          <text:p text:style-name="P131"><text:s/>7. <text:s text:c="2"/>The vdmj.properties File<text:tab/>44</text:p>
          <text:p text:style-name="P131"><text:s/>8. <text:s text:c="2"/>Appendix A: The shmem Example<text:tab/>47</text:p>
          <text:p text:style-name="P131"><text:s/>9. <text:s text:c="2"/>Appendix B: Supported Character Sets<text:tab/>52</text:p>
        </text:index-body>
      </text:table-of-content>
      <text:list xml:id="list163840267190804" text:continue-numbering="true" text:style-name="Outline">
        <text:list-item>
          <text:list>
            <text:list-item>
              <text:h text:style-name="P154" text:outline-level="2"><text:bookmark-start text:name="__RefHeading___Toc7169_985567249"/>References<text:bookmark-end text:name="__RefHeading___Toc7169_985567249"/></text:h>
            </text:list-item>
          </text:list>
        </text:list-item>
      </text:list>
      <text:list xml:id="list21801260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62">The VDMTools VDM++ Language Manual, http://www.vdmtools.jp/uploads/manuals/langmanpp_a4E.pdf</text:p>
        </text:list-item>
        <text:list-item>
          <text:p text:style-name="P162">Validated Designs for Object-oriented Systems, by John Fitzgerald et. al., <text:a xlink:type="simple" xlink:href="http://www.vdmbook.com/" text:style-name="Internet_20_link" text:visited-style-name="Visited_20_Internet_20_Link">http://www.vdmbook.com/</text:a></text:p>
        </text:list-item>
        <text:list-item>
          <text:p text:style-name="P162">User Manual for the Overture Combinatorial Testing Plug-in, by Peter Gorm Larsen and Kenneth Lausdahl.</text:p>
        </text:list-item>
        <text:list-item>
          <text:p text:style-name="P162">Overture, Open-source Tools for Formal Modelling, <text:a xlink:type="simple" xlink:href="http://www.overturetool.org/" text:style-name="Internet_20_link" text:visited-style-name="Visited_20_Internet_20_Link">http://www.overturetool.org/</text:a></text:p>
        </text:list-item>
        <text:list-item>
          <text:p text:style-name="P162">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span text:style-name="T63">VDMJ Design Specification</text:span><text:span text:style-name="T62">, Nick Battle.</text:span></text:p>
        </text:list-item>
        <text:list-item>
          <text:p text:style-name="Reference"><text:span text:style-name="T63">Combinatorial Testing for VDM++.</text:span><text:span text:style-name="T62"> </text:span><text:span text:style-name="T97">Peter Gorm Larsen, Kenneth Lausdahl, and Nick Battle, SEFM-2010.</text:span></text:p>
        </text:list-item>
        <text:list-item>
          <text:p text:style-name="Reference"><text:span text:style-name="T97">JUnit Test Framework, </text:span><text:a xlink:type="simple" xlink:href="http://en.wikipedia.org/wiki/JUnit" text:style-name="Internet_20_link" text:visited-style-name="Visited_20_Internet_20_Link">http://en.wikipedia.org/wiki/JUnit</text:a></text:p>
        </text:list-item>
        <text:list-item>
          <text:p text:style-name="P163"><text:span text:style-name="T97">The </text:span><text:span text:style-name="T98">rlwrap </text:span><text:span text:style-name="T99">manual page, </text:span><text:a xlink:type="simple" xlink:href="http://linux.die.net/man/1/rlwrap" text:style-name="Internet_20_link" text:visited-style-name="Visited_20_Internet_20_Link">http://linux.die.net/man/1/rlwrap</text:a></text:p>
        </text:list-item>
        <text:list-item>
          <text:p text:style-name="P164">VDMJ Annotations Guide, 15/02/19.</text:p>
        </text:list-item>
        <text:list-item>
          <text:p text:style-name="P165"><text:span text:style-name="T100">Visual Studio Code extension for VDM language support , </text:span><text:a xlink:type="simple" xlink:href="https://github.com/jonaskrask/vdm-vscode" text:style-name="Internet_20_link" text:visited-style-name="Visited_20_Internet_20_Link">https://github.com/jonaskrask/vdm-vscode</text:a><text:span text:style-name="T101">.</text:span></text:p>
        </text:list-item>
        <text:list-item>
          <text:p text:style-name="P165"><text:span text:style-name="T101">VDM Combinatorial Testing Guidelines, Nick Battle, </text:span><text:span text:style-name="T102">P</text:span><text:span text:style-name="T101">eter Gorm Larsen.</text:span></text:p>
        </text:list-item>
      </text:list>
      <text:list xml:id="list163840917339093" text:continue-list="list163840267190804"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4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5">Issue 0.9</text:p>
          </table:table-cell>
          <table:table-cell table:style-name="History.B2" office:value-type="date" office:date-value="2009-10-14">
            <text:p text:style-name="P145">14/10/09</text:p>
          </table:table-cell>
          <table:table-cell table:style-name="History.A1" office:value-type="string">
            <text:p text:style-name="P145">Minor changes.</text:p>
          </table:table-cell>
        </table:table-row>
        <table:table-row>
          <table:table-cell table:style-name="History.A1" office:value-type="string">
            <text:p text:style-name="P145">Issue 0.10</text:p>
          </table:table-cell>
          <table:table-cell table:style-name="History.B2" office:value-type="date" office:date-value="2009-10-30">
            <text:p text:style-name="P145">30/10/09</text:p>
          </table:table-cell>
          <table:table-cell table:style-name="History.A1" office:value-type="string">
            <text:p text:style-name="P145">Minor changes.</text:p>
          </table:table-cell>
        </table:table-row>
        <table:table-row>
          <table:table-cell table:style-name="History.A1" office:value-type="string">
            <text:p text:style-name="P145">Issue 0.11</text:p>
          </table:table-cell>
          <table:table-cell table:style-name="History.A1" office:value-type="string">
            <text:p text:style-name="P145">09/12/09</text:p>
          </table:table-cell>
          <table:table-cell table:style-name="History.A1" office:value-type="string">
            <text:p text:style-name="P145">Added GPL copyright section.</text:p>
          </table:table-cell>
        </table:table-row>
        <table:table-row>
          <table:table-cell table:style-name="History.A1" office:value-type="string">
            <text:p text:style-name="P145">Issue 1.0</text:p>
          </table:table-cell>
          <table:table-cell table:style-name="History.A1" office:value-type="string">
            <text:p text:style-name="P145">15/01/13</text:p>
          </table:table-cell>
          <table:table-cell table:style-name="History.A1" office:value-type="string">
            <text:p text:style-name="P145">Update for Overture 1.0.0 release and misc corrections</text:p>
          </table:table-cell>
        </table:table-row>
        <table:table-row>
          <table:table-cell table:style-name="History.A1" office:value-type="string">
            <text:p text:style-name="P146">Issue 1.1</text:p>
          </table:table-cell>
          <table:table-cell table:style-name="History.A1" office:value-type="string">
            <text:p text:style-name="P141">18/02/13</text:p>
          </table:table-cell>
          <table:table-cell table:style-name="History.A1" office:value-type="string">
            <text:p text:style-name="P146">Added VDMJUnit section.</text:p>
          </table:table-cell>
        </table:table-row>
        <table:table-row>
          <table:table-cell table:style-name="History.A1" office:value-type="string">
            <text:p text:style-name="P142">Issue 1.2</text:p>
          </table:table-cell>
          <table:table-cell table:style-name="History.A1" office:value-type="string">
            <text:p text:style-name="P142">30/12/15</text:p>
          </table:table-cell>
          <table:table-cell table:style-name="History.A1" office:value-type="string">
            <text:p text:style-name="P142">Updated for <text:span text:style-name="T5">VDMJ </text:span>3.1.1</text:p>
          </table:table-cell>
        </table:table-row>
        <table:table-row>
          <table:table-cell table:style-name="History.A1" office:value-type="string">
            <text:p text:style-name="P143">Issue 1.3</text:p>
          </table:table-cell>
          <table:table-cell table:style-name="History.A1" office:value-type="string">
            <text:p text:style-name="P143">03/02/16</text:p>
          </table:table-cell>
          <table:table-cell table:style-name="History.A1" office:value-type="string">
            <text:p text:style-name="P143">Added command line recall section</text:p>
          </table:table-cell>
        </table:table-row>
        <table:table-row>
          <table:table-cell table:style-name="History.A1" office:value-type="string">
            <text:p text:style-name="P144">Issue 1.4</text:p>
          </table:table-cell>
          <table:table-cell table:style-name="History.A1" office:value-type="string">
            <text:p text:style-name="P144">08/04/16</text:p>
          </table:table-cell>
          <table:table-cell table:style-name="History.A1" office:value-type="string">
            <text:p text:style-name="P144">Added runtrace ranges</text:p>
          </table:table-cell>
        </table:table-row>
        <table:table-row>
          <table:table-cell table:style-name="History.A1" office:value-type="string">
            <text:p text:style-name="P137">Issue 1.5</text:p>
          </table:table-cell>
          <table:table-cell table:style-name="History.A1" office:value-type="string">
            <text:p text:style-name="P137">29/06/16</text:p>
          </table:table-cell>
          <table:table-cell table:style-name="History.A1" office:value-type="string">
            <text:p text:style-name="P137">Added the runalltraces command</text:p>
          </table:table-cell>
        </table:table-row>
        <table:table-row table:style-name="History.18">
          <table:table-cell table:style-name="History.A18" office:value-type="string">
            <text:p text:style-name="P138">Issue 2.0</text:p>
          </table:table-cell>
          <table:table-cell table:style-name="History.A18" office:value-type="string">
            <text:p text:style-name="P138">26/07/17</text:p>
          </table:table-cell>
          <table:table-cell table:style-name="History.A18" office:value-type="string">
            <text:p text:style-name="P138">Updated for VDMJ version 4</text:p>
          </table:table-cell>
        </table:table-row>
        <table:table-row table:style-name="History.18">
          <table:table-cell table:style-name="History.A18" office:value-type="string">
            <text:p text:style-name="P139">Issue 2.1</text:p>
          </table:table-cell>
          <table:table-cell table:style-name="History.A18" office:value-type="string">
            <text:p text:style-name="P139">14/03/19</text:p>
          </table:table-cell>
          <table:table-cell table:style-name="History.A18" office:value-type="string">
            <text:p text:style-name="P139">Updated for <text:span text:style-name="T104">4.3.0 </text:span>annotations.</text:p>
          </table:table-cell>
        </table:table-row>
        <table:table-row table:style-name="History.18">
          <table:table-cell table:style-name="History.A18" office:value-type="string">
            <text:p text:style-name="P140">Issue 2.2</text:p>
          </table:table-cell>
          <table:table-cell table:style-name="History.A18" office:value-type="string">
            <text:p text:style-name="P140">18/06/20</text:p>
          </table:table-cell>
          <table:table-cell table:style-name="History.A18" office:value-type="string">
            <text:p text:style-name="P140">Updated for script command.</text:p>
          </table:table-cell>
        </table:table-row>
        <table:table-row table:style-name="History.18">
          <table:table-cell table:style-name="History.A18" office:value-type="string">
            <text:p text:style-name="P147">Issue 2.3</text:p>
          </table:table-cell>
          <table:table-cell table:style-name="History.A18" office:value-type="string">
            <text:p text:style-name="P147">06/01/21</text:p>
          </table:table-cell>
          <table:table-cell table:style-name="History.A18" office:value-type="string">
            <text:p text:style-name="P147">Removed DBGP section, updated threaded debugging.</text:p>
          </table:table-cell>
        </table:table-row>
        <table:table-row table:style-name="History.18">
          <table:table-cell table:style-name="History.A18" office:value-type="string">
            <text:p text:style-name="P148">Issue 2.4</text:p>
          </table:table-cell>
          <table:table-cell table:style-name="History.A18" office:value-type="string">
            <text:p text:style-name="P148">03/03/21</text:p>
          </table:table-cell>
          <table:table-cell table:style-name="History.A18" office:value-type="string">
            <text:p text:style-name="P148">Updated vdmj.properties names.</text:p>
          </table:table-cell>
        </table:table-row>
        <table:table-row table:style-name="History.18">
          <table:table-cell table:style-name="History.A18" office:value-type="string">
            <text:p text:style-name="P149">Issue 2.5</text:p>
          </table:table-cell>
          <table:table-cell table:style-name="History.A18" office:value-type="string">
            <text:p text:style-name="P149">29/09/21</text:p>
          </table:table-cell>
          <table:table-cell table:style-name="History.A18" office:value-type="string">
            <text:p text:style-name="P149">Added catch exception breakpoints</text:p>
          </table:table-cell>
        </table:table-row>
      </table:table>
      <text:p text:style-name="Table"><text:span text:style-name="Caption_20_characters"/></text:p>
      <text:list xml:id="list163842116115421"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3841720697232"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63840464085987"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3841241667557"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2">$ java -jar vdmj-<text:span text:style-name="T5">4.4.0</text:span>.jar</text:p>
      <text:p text:style-name="P53">VDMJ: You must specify either -vdmsl, -vdmpp or -vdmrt</text:p>
      <text:p text:style-name="P53"/>
      <text:p text:style-name="P53">Usage: VDMJ &lt;-vdmsl | -vdmpp | -vdmrt&gt; [&lt;options&gt;] [&lt;files or dirs&gt;]</text:p>
      <text:p text:style-name="P53">-vdmsl: parse files as VDM-SL</text:p>
      <text:p text:style-name="P53">-vdmpp: parse files as VDM++</text:p>
      <text:p text:style-name="P53">-vdmrt: parse files as VDM-RT</text:p>
      <text:p text:style-name="P53">-path: search path for files</text:p>
      <text:p text:style-name="P53">-strict: use strict grammar rules</text:p>
      <text:p text:style-name="P53">-<text:span text:style-name="T83">v: show VDMJ jar version</text:span></text:p>
      <text:p text:style-name="P53">-r &lt;release&gt;: VDM language release</text:p>
      <text:p text:style-name="P53">-w: suppress warning messages</text:p>
      <text:p text:style-name="P53">-q: suppress information messages</text:p>
      <text:p text:style-name="P53">-i: run the interpreter if successfully type checked</text:p>
      <text:p text:style-name="P53">-p: generate proof obligations and stop</text:p>
      <text:p text:style-name="P53">-e &lt;exp&gt;: evaluate &lt;exp&gt; and stop</text:p>
      <text:p text:style-name="P53">-c &lt;charset&gt;: select a file charset</text:p>
      <text:p text:style-name="P53">-t &lt;charset&gt;: select a console charset</text:p>
      <text:p text:style-name="P53">-o &lt;filename&gt;: save the type checked specification</text:p>
      <text:p text:style-name="P53">-default &lt;name&gt;: set the default module/class</text:p>
      <text:p text:style-name="P53">-pre: disable precondition checks</text:p>
      <text:p text:style-name="P53">-post: disable postcondition checks</text:p>
      <text:p text:style-name="P53">-inv: disable type/state invariant checks</text:p>
      <text:p text:style-name="P53">-dtc: disable all dynamic type checking</text:p>
      <text:p text:style-name="P53">-measures: disable recursive measure checking</text:p>
      <text:p text:style-name="P53">-annotations: enable annotation processing</text:p>
      <text:p text:style-name="P53">-log &lt;filename&gt;: enable real-time event logging</text:p>
      <text:p text:style-name="P53">-remote &lt;class&gt;: enable remote control</text:p>
      <text:p text:style-name="P57">-verbose: display detailed startup information</text:p>
      <text:p text:style-name="P53"/>
      <text:p text:style-name="P53"/>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25"><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o </text:span><text:span text:style-name="T15">option allows a parsed and type checked specification to be saved to a file. Such files are effectively libraries, and can be can be re-loaded without the parsing/checking overhead.</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24"><text:span text:style-name="T15">The </text:span><text:span text:style-name="T6">-verbose </text:span><text:span text:style-name="T15">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0">bold</text:span><text:span text:style-name="T15">:</text:span></text:p>
      <text:p text:style-name="P58"/>
      <text:p text:style-name="P61">$ cat flat.def</text:p>
      <text:p text:style-name="P58"/>
      <text:p text:style-name="P58">functions</text:p>
      <text:p text:style-name="P58"/>
      <text:p text:style-name="P58">f: int -&gt; int</text:p>
      <text:p text:style-name="P58"><text:s text:c="4"/>f(a) == if a &lt; 2 then 1 else a * f(a-1)</text:p>
      <text:p text:style-name="P58"><text:s text:c="4"/>pre a &gt; 0</text:p>
      <text:p text:style-name="P58"/>
      <text:p text:style-name="P58"/>
      <text:p text:style-name="P65">$ <text:s/>java -jar vdmj-4.4.0.jar -v</text:p>
      <text:p text:style-name="P121"><text:span text:style-name="T33">VDMJ version = 4.4.0 build </text:span><text:span text:style-name="T57">201120</text:span></text:p>
      <text:p text:style-name="P71"/>
      <text:p text:style-name="P65"/>
      <text:p text:style-name="P61">$ <text:s/>java -jar vdmj-4.4.0.jar -vdmsl flat.def</text:p>
      <text:p text:style-name="P68">Parsed 1 module in 0.189 secs. No syntax errors</text:p>
      <text:p text:style-name="P68">Warning 5012: Recursive function has no measure in 'DEFAULT' (flat.def) at line 3:1</text:p>
      <text:p text:style-name="P68">Type checked 1 module in 0.058 secs. No type errors and 1 warning</text:p>
      <text:p text:style-name="P58"/>
      <text:p text:style-name="P58"/>
      <text:p text:style-name="P61">$ java -jar vdmj-4.4.0.jar -vdmsl -q -w flat.def</text:p>
      <text:p text:style-name="P58">&lt;quiet!&gt;</text:p>
      <text:p text:style-name="P58"/>
      <text:p text:style-name="P58"/>
      <text:p text:style-name="P64">$ java -jar vdmj-4.4.0.jar -vdmsl -<text:span text:style-name="T95">verbose</text:span> -w flat.def</text:p>
      <text:p text:style-name="P60">Parsed 1 module in 0.076 secs. No syntax errors</text:p>
      <text:p text:style-name="P60">Loaded ast-tc.mappings in 0.171 secs</text:p>
      <text:p text:style-name="P60">Mapped 38 nodes with ast-tc.mappings in 0.002 secs</text:p>
      <text:p text:style-name="P60">Type checked 1 module in 0.005 secs. No type errors and suppressed 1 warning</text:p>
      <text:p text:style-name="P60"/>
      <text:p text:style-name="P59"/>
      <text:p text:style-name="P64">$ java -jar vdmj-4.4.0.jar -vdmsl -w -e "f(10)" flat.def</text:p>
      <text:p text:style-name="P68">Parsed 1 module in 0.189 secs. No syntax errors</text:p>
      <text:p text:style-name="P68"><text:soft-page-break/>Type checked 1 module in 0.018 secs. No type errors and suppressed 1 warning</text:p>
      <text:p text:style-name="P68">Initialized 1 module in 0.095 secs.</text:p>
      <text:p text:style-name="P68">3628800</text:p>
      <text:p text:style-name="P68">Bye</text:p>
      <text:p text:style-name="P58"/>
      <text:p text:style-name="P58"/>
      <text:p text:style-name="P61">$ java -jar vdmj-4.4.0.jar -vdmsl -e "f(10)" -q -w flat.def</text:p>
      <text:p text:style-name="P58">3628800</text:p>
      <text:p text:style-name="P58"/>
      <text:p text:style-name="P58"/>
      <text:p text:style-name="P61">$ java -jar vdmj-4.4.0.jar -vdmsl -i -w flat.def</text:p>
      <text:p text:style-name="P68">Parsed 1 module in 0.198 secs. No syntax errors</text:p>
      <text:p text:style-name="P68">Type checked 1 module in 0.018 secs. No type errors and suppressed 1 warning</text:p>
      <text:p text:style-name="P68">Initialized 1 module in 0.125 secs.</text:p>
      <text:p text:style-name="P68">Interpreter started</text:p>
      <text:p text:style-name="P61">&gt; print f(10)</text:p>
      <text:p text:style-name="P68">= 3628800</text:p>
      <text:p text:style-name="P68">Executed in 0.023 secs.</text:p>
      <text:p text:style-name="P61">&gt; quit</text:p>
      <text:p text:style-name="P68">Bye</text:p>
      <text:p text:style-name="P58"/>
      <text:p text:style-name="P61">$ java -jar vdmj-4.4.0.jar -vdmsl -p -w flat.def</text:p>
      <text:p text:style-name="P68">Parsed 1 module in 0.182 secs. No syntax errors</text:p>
      <text:p text:style-name="P68">Type checked 1 module in 0.023 secs. No type errors and suppressed 1 warning</text:p>
      <text:p text:style-name="P68">Generated 1 proof obligation:</text:p>
      <text:p text:style-name="P68"/>
      <text:p text:style-name="P68">Proof Obligation 1: (Unproved)</text:p>
      <text:p text:style-name="P68">f: function apply obligation in 'DEFAULT' (flat.def) at line 4:38</text:p>
      <text:p text:style-name="P68">(forall a:int &amp; (a &gt; 0) =&gt;</text:p>
      <text:p text:style-name="P68"><text:s text:c="2"/>(not (a &lt; 2) =&gt;</text:p>
      <text:p text:style-name="P68"><text:s text:c="4"/>pre_f((a - 1))))</text:p>
      <text:p text:style-name="P58"/>
      <text:p text:style-name="P58"/>
      <text:p text:style-name="P61">$ java -jar vdmj-4.4.0.jar -vdmsl -e "f(0)" -w flat.def</text:p>
      <text:p text:style-name="P68">Parsed 1 module in 0.181 secs. No syntax errors</text:p>
      <text:p text:style-name="P68">Type checked 1 module in 0.027 secs. No type errors and suppressed 1 warning</text:p>
      <text:p text:style-name="P68">Initialized 1 module in 0.086 secs.</text:p>
      <text:p text:style-name="P68">Error 4055: Precondition failure: pre_f in 'DEFAULT' (console) at line 1:1</text:p>
      <text:p text:style-name="P68">Execution: Error 4055: Precondition failure: pre_f in 'DEFAULT' (console) at line 1:1</text:p>
      <text:p text:style-name="P68"><text:s text:c="8"/>a = 0</text:p>
      <text:p text:style-name="P68">In root context of f(a) in 'DEFAULT' (console) at line 1:1</text:p>
      <text:p text:style-name="P68">In root context of module scope</text:p>
      <text:p text:style-name="P68">Bye</text:p>
      <text:p text:style-name="P58"/>
      <text:p text:style-name="P58"/>
      <text:p text:style-name="P61">$ java -jar vdmj-4.4.0.jar -vdmsl -pre -e "f(0)" -w flat.def</text:p>
      <text:p text:style-name="P68">Parsed 1 module in 0.22 secs. No syntax errors</text:p>
      <text:p text:style-name="P68">Type checked 1 module in 0.024 secs. No type errors and suppressed 1 warning</text:p>
      <text:p text:style-name="P68">Initialized 1 module in 0.097 secs.</text:p>
      <text:p text:style-name="P68">1</text:p>
      <text:p text:style-name="P68">Bye</text:p>
      <text:p text:style-name="P58"/>
      <text:p text:style-name="P61">$ java -jar vdmj-4.4.0.jar -vdmsl -w -o flat.lib flat.def</text:p>
      <text:p text:style-name="P68">Parsed 1 module in 0.192 secs. No syntax errors</text:p>
      <text:p text:style-name="P68">Type checked 1 module in 0.02 secs. No type errors and suppressed 1 warning</text:p>
      <text:p text:style-name="P68">Saved 1 module to flat.lib in 0.108 secs.</text:p>
      <text:p text:style-name="P61">$ java -jar vdmj-4.4.0.jar -vdmsl flat.lib -e "f(10)"</text:p>
      <text:p text:style-name="P68">Loaded 1 module from flat.lib in 0.192 secs</text:p>
      <text:p text:style-name="P68">Initialized 1 module in 0.129 secs.</text:p>
      <text:p text:style-name="P68"><text:soft-page-break/>3628800</text:p>
      <text:p text:style-name="P58">Bye</text:p>
      <text:list xml:id="list163841963787596" text:continue-numbering="true" text:style-name="Outline">
        <text:list-item>
          <text:list>
            <text:list-item>
              <text:h text:style-name="P156" text:outline-level="2"><text:bookmark-start text:name="__RefHeading___Toc7183_985567249"/>Command Line Recall<text:bookmark-end text:name="__RefHeading___Toc7183_985567249"/></text:h>
            </text:list-item>
          </text:list>
        </text:list-item>
      </text:list>
      <text:p text:style-name="P18"><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112"/>
      <text:p text:style-name="P51">$ rlwrap java -jar vdmj-4.4.0.jar -vdmsl -i MATH.java</text:p>
      <text:p text:style-name="P112">Parsed 1 module in 0.189 secs. No syntax errors</text:p>
      <text:p text:style-name="P112">Type checked 1 module in 0.013 secs. No type errors</text:p>
      <text:p text:style-name="P112">Initialized 1 module in 0.031 secs. </text:p>
      <text:p text:style-name="P112">Interpreter started</text:p>
      <text:p text:style-name="P51">&gt; p exp(1)</text:p>
      <text:p text:style-name="P112">= 2.718281828459045</text:p>
      <text:p text:style-name="P112">Executed in 0.018 secs. </text:p>
      <text:p text:style-name="P51">&gt; p exp(2)</text:p>
      <text:p text:style-name="P112">= 7.38905609893065</text:p>
      <text:p text:style-name="P112">Executed in 0.003 secs. </text:p>
      <text:p text:style-name="P51">&gt; p exp(1) <text:s text:c="11"/>&lt;-- <text:span text:style-name="T91">T</text:span>wo up-arrows recalled this line</text:p>
      <text:p text:style-name="P112">= 2.718281828459045</text:p>
      <text:p text:style-name="P112">Executed in 0.002 secs.</text:p>
      <text:p text:style-name="P52">&gt; p exp(2) <text:s text:c="11"/><text:span text:style-name="T90">&lt;-- CTRL-R followed by (2 found this line</text:span></text:p>
      <text:p text:style-name="P113">= 7.38905609893065</text:p>
      <text:p text:style-name="P113">Executed in 0.003 secs.</text:p>
      <text:p text:style-name="P112">&gt;</text:p>
      <text:p text:style-name="P112"/>
      <text:p text:style-name="P1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63840287843215" text:continue-numbering="true" text:style-name="Outline">
        <text:list-item>
          <text:list>
            <text:list-item>
              <text:h text:style-name="P155"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898940340" text:style-name="List_20_1">
        <text:list-item>
          <text:p text:style-name="P161"><text:span text:style-name="T15">Plain text</text:span><text:span text:style-name="T31">. <text:s/>This is default format. Source files can be read using a variety of character encodings, as indicated by the </text:span><text:span text:style-name="T14">-c </text:span><text:span text:style-name="T31">command line option.</text:span></text:p>
        </text:list-item>
        <text:list-item>
          <text:p text:style-name="P161"><text:span text:style-name="T15">LaTeX</text:span><text:span text:style-name="T31">. <text:s/>Source files may be written in LaTeX so that they can subsequently be typeset to produce high quality printed documentation or PDF files. VDMJ will ignore any LaTeX markup, parsing only the text between markers </text:span><text:span text:style-name="T59">\begin{vdm_al}</text:span><text:span text:style-name="T31"> and </text:span><text:span text:style-name="T59">\end{vdm_al}</text:span><text:span text:style-name="T31">.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1">)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58">\document,</text:span><text:span text:style-name="T65"> </text:span><text:span text:style-name="T58">\section,</text:span><text:span text:style-name="T65"> </text:span><text:span text:style-name="T58">\subsection</text:span><text:span text:style-name="T31"> or a %comment. It is possible to parse LaTeX files containing different character encodings by using the </text:span><text:span text:style-name="T14">-c </text:span><text:span text:style-name="T31">command line option.</text:span></text:p>
        </text:list-item>
        <text:list-item>
          <text:p text:style-name="P158"><text:soft-page-break/><text:span text:style-name="T15">Word .doc</text:span><text:span text:style-name="T31">. <text:s/>Source files may be written in MS Word. The actual VDM source must be marked with </text:span><text:span text:style-name="T59">%%VDM%%</text:span><text:span text:style-name="T6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67">save </text:span><text:span text:style-name="T6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59"><text:span text:style-name="T66">Word .docx</text:span><text:span text:style-name="T6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67">-c </text:span><text:span text:style-name="T65">option. The </text:span><text:span text:style-name="T67">save </text:span><text:span text:style-name="T65">command will write out the plain extracted source.</text:span></text:p>
        </text:list-item>
        <text:list-item>
          <text:p text:style-name="P158"><text:span text:style-name="T66">Open Document Format</text:span><text:span text:style-name="T65">. <text:s/>Various modern word processors can write files in ODF format (for example, </text:span><text:span text:style-name="T67">OpenOffice </text:span><text:span text:style-name="T65">and </text:span><text:span text:style-name="T67">Koffice</text:span><text:span text:style-name="T65">). These files have the extension .odt, and they are accepted by the VDMJ parser. The same marker techniques apply as for .docx files. The </text:span><text:span text:style-name="T67">save </text:span><text:span text:style-name="T65">command will write out the plain extracted source. Support for international character sets is provided, again without the need for the </text:span><text:span text:style-name="T67">-c </text:span><text:span text:style-name="T65">option.</text:span></text:p>
        </text:list-item>
      </text:list>
      <text:p text:style-name="P160"/>
      <text:p text:style-name="P11">Apart from plain text and LaTeX files (which are the default), VDMJ will recognise the various supported file formats above from the source file name extension: .doc, .docx or .odt.</text:p>
      <text:p text:style-name="Text_20_body"><text:span text:style-name="T31">It is occasionally useful to conditionally include source, depending on the dialect of VDM that is being parsed, </text:span><text:span text:style-name="T32">or other environmental flags</text:span><text:span text:style-name="T31">. To enable this, the VDMJ parser includes an </text:span><text:span text:style-name="T15">#ifdef </text:span><text:span text:style-name="T31">convention, and will conditionally include or exclude lines when parsing plain text or LaTeX files. The symbols </text:span><text:span text:style-name="T15">VDM_SL, VDM_PP </text:span><text:span text:style-name="T23">and</text:span><text:span text:style-name="T31"> </text:span><text:span text:style-name="T15">VDM_RT </text:span><text:span text:style-name="T23">are pre-defined</text:span><text:span text:style-name="T31">, depending on the dialect of the parser. </text:span><text:span text:style-name="T32">Other symbols are taken from Java system properties (eg. set with the -D java executable flag).</text:span><text:span text:style-name="T31"> For example:</text:span></text:p>
      <text:p text:style-name="P68"/>
      <text:p text:style-name="P68">#ifdef VDM_SL</text:p>
      <text:p text:style-name="P68">values</text:p>
      <text:p text:style-name="P68"><text:tab/><text:span text:style-name="T96">sl:nat</text:span> = 123;</text:p>
      <text:p text:style-name="P68">#else</text:p>
      <text:p text:style-name="P68">instance variables</text:p>
      <text:p text:style-name="P68">#ifdef VDM_PP</text:p>
      <text:p text:style-name="P68"><text:tab/>pp:int := 123;</text:p>
      <text:p text:style-name="P68">#else</text:p>
      <text:p text:style-name="P68"><text:tab/><text:span text:style-name="T96">rt</text:span>:int := 321;</text:p>
      <text:p text:style-name="P68">#endif</text:p>
      <text:p text:style-name="P68">#endif</text:p>
      <text:p text:style-name="P68"/>
      <text:p text:style-name="P68"/>
      <text:p text:style-name="Text_20_body"><text:span text:style-name="T31">As with LaTeX files, lines that are excluded with #ifdefs are present as blank lines in the parsed specification, which enables line numbering to be accurate. It is </text:span><text:span text:style-name="T30">not </text:span><text:span text:style-name="T31">possible to use #ifdefs with specifications that are embedded in other file formats.</text:span></text:p>
      <text:list xml:id="list163842225008002" text:continue-list="list163840287843215" text:style-name="Outline">
        <text:list-item>
          <text:list>
            <text:list-item>
              <text:h text:style-name="P155"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163841265707405" text:continue-numbering="true" text:style-name="Outline">
        <text:list-item>
          <text:list>
            <text:list-item>
              <text:h text:style-name="P155"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58"/>
      <text:p text:style-name="P61">$ java -jar vdmj-4.4.0.jar -vdmsl -i shmem.vdm</text:p>
      <text:p text:style-name="P68">Parsed 1 module in 0.337 secs. No syntax errors</text:p>
      <text:p text:style-name="P68">Warning 5000: Definition 'i' not used in 'M' (shmem.vdm) at line 129:7</text:p>
      <text:p text:style-name="P68">Type checked 1 module in 0.109 secs. No type errors and 1 warning</text:p>
      <text:p text:style-name="P68">Initialized 1 module in 0.091 secs.</text:p>
      <text:p text:style-name="P68">Interpreter started</text:p>
      <text:p text:style-name="P61"/>
      <text:p text:style-name="P61">&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2">start test [end test]</text:span>] - run CT trace(s)</text:p>
      <text:p text:style-name="P101">debugtrace &lt;name&gt; [<text:span text:style-name="T92">start test [end test]</text:span>] - debug CT trace(s)</text:p>
      <text:p text:style-name="P102">savetrace [&lt;file&gt; | off] - save CT trace output</text:p>
      <text:p text:style-name="P115">seedtrace &lt;number&gt; - seed CT trace random generator</text:p>
      <text:p text:style-name="P115">runalltraces [&lt;name&gt;] - run all CT traces in class/module name</text:p>
      <text:p text:style-name="Preformatted_20_Text">assert &lt;file&gt; - run assertions from a file</text:p>
      <text:p text:style-name="P119"><text:span text:style-name="T50">script</text:span> &lt;file&gt; - run <text:span text:style-name="T50">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3">|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8"/>
      <text:p text:style-name="P67">&gt; -- Line<text:span text:style-name="T110">s</text:span> starting with "--" are ignored</text:p>
      <text:p text:style-name="P67">&gt; -- and lines that end with "\" are concatenated before execution</text:p>
      <text:p text:style-name="P73">print "abc" ^ \</text:p>
      <text:p text:style-name="P73"><text:s text:c="6"/>"def" ^ \</text:p>
      <text:p text:style-name="P73"><text:s text:c="6"/>"ghi"</text:p>
      <text:p text:style-name="P73">= "abcdefghi"</text:p>
      <text:p text:style-name="P73">Executed in 0.004 secs. </text:p>
      <text:p text:style-name="P67"/>
      <text:p text:style-name="P61">&gt; modules</text:p>
      <text:p text:style-name="P58">M (default)</text:p>
      <text:p text:style-name="P58"><text:soft-page-break/></text:p>
      <text:p text:style-name="P61">&gt; state</text:p>
      <text:p text:style-name="P58">Q4 = [mk_M(&lt;FREE&gt;, 0, 9999)]</text:p>
      <text:p text:style-name="P58">rseed = 87654321</text:p>
      <text:p text:style-name="P58">Memory = mk_Memory(87654321, [mk_M(&lt;FREE&gt;, 0, 9999)], [mk_M(&lt;FREE&gt;, 0, 9999)])</text:p>
      <text:p text:style-name="P58">Q3 = [mk_M(&lt;FREE&gt;, 0, 9999)]</text:p>
      <text:p text:style-name="P58"/>
      <text:p text:style-name="P61">&gt; print rand(100)</text:p>
      <text:p text:style-name="P58">= 71</text:p>
      <text:p text:style-name="P58">Executed in 0.0 secs. </text:p>
      <text:p text:style-name="P58"/>
      <text:p text:style-name="P61">&gt; print rand(100)</text:p>
      <text:p text:style-name="P58">= 44</text:p>
      <text:p text:style-name="P58">Executed in 0.0 secs. </text:p>
      <text:p text:style-name="P58"/>
      <text:p text:style-name="P61">&gt; state</text:p>
      <text:p text:style-name="P58">Q4 = [mk_M(&lt;FREE&gt;, 0, 9999)]</text:p>
      <text:p text:style-name="Preformatted_20_Text"><text:span text:style-name="T15">rseed = </text:span><text:span text:style-name="T35">566044643</text:span></text:p>
      <text:p text:style-name="Preformatted_20_Text"><text:span text:style-name="T15">Memory = mk_Memory(</text:span><text:span text:style-name="T35">566044643</text:span><text:span text:style-name="T15">, [mk_M(&lt;FREE&gt;, 0, 9999)], [mk_M(&lt;FREE&gt;, 0, 9999)])</text:span></text:p>
      <text:p text:style-name="P58">Q3 = [mk_M(&lt;FREE&gt;, 0, 9999)]</text:p>
      <text:p text:style-name="P58"/>
      <text:p text:style-name="P61">&gt; init</text:p>
      <text:p text:style-name="P58">Cleared all coverage information</text:p>
      <text:p text:style-name="P58">Global context initialized</text:p>
      <text:p text:style-name="P58"/>
      <text:p text:style-name="P61">&gt; state</text:p>
      <text:p text:style-name="P58">Q4 = [mk_M(&lt;FREE&gt;, 0, 9999)]</text:p>
      <text:p text:style-name="P58">rseed = 87654321</text:p>
      <text:p text:style-name="P58">Memory = mk_Memory(87654321, [mk_M(&lt;FREE&gt;, 0, 9999)], [mk_M(&lt;FREE&gt;, 0, 9999)])</text:p>
      <text:p text:style-name="P58">Q3 = [mk_M(&lt;FREE&gt;, 0, 9999)]</text:p>
      <text:p text:style-name="P58"/>
      <text:p text:style-name="P61">&gt; print rand(100)</text:p>
      <text:p text:style-name="P58">= 71</text:p>
      <text:p text:style-name="P58">Executed in 0.0 secs. </text:p>
      <text:p text:style-name="P58"/>
      <text:p text:style-name="P61">&gt; print rand(100)</text:p>
      <text:p text:style-name="P58">= 44</text:p>
      <text:p text:style-name="P58">Executed in 0.0 secs. </text:p>
      <text:p text:style-name="P58"/>
      <text:p text:style-name="P61">&gt; env</text:p>
      <text:p text:style-name="P58">QuadrantLen2 = (nat1 * nat1 * Quadrant -&gt; nat)</text:p>
      <text:p text:style-name="P58">BestFit = (nat1 ==&gt; bool)</text:p>
      <text:p text:style-name="P58">inc = (() ==&gt; ())</text:p>
      <text:p text:style-name="P58">QuadrantLen0 = (Quadrant -&gt; nat)</text:p>
      <text:p text:style-name="P58">MQuadrantLen = (M * Quadrant -&gt; nat)</text:p>
      <text:p text:style-name="P58">add = (nat1 * nat1 * Quadrant -&gt; Quadrant)</text:p>
      <text:p text:style-name="P58">rand = (nat1 ==&gt; nat1)</text:p>
      <text:p text:style-name="P58">sizeof = (M -&gt; nat1)</text:p>
      <text:p text:style-name="P58">MAXMEM = 10000</text:p>
      <text:p text:style-name="P58">delete = (M * Quadrant -&gt; Quadrant)</text:p>
      <text:p text:style-name="P58">inv_M = (M +&gt; bool)</text:p>
      <text:p text:style-name="P58">CHUNK = 100</text:p>
      <text:p text:style-name="P58">FirstFit = (nat1 ==&gt; bool)</text:p>
      <text:p text:style-name="P58">least = (nat1 * nat1 -&gt; nat1)</text:p>
      <text:p text:style-name="P58">TryFirst = (nat ==&gt; nat)</text:p>
      <text:p text:style-name="P58">pre_DeleteOne = (Memory +&gt; bool)</text:p>
      <text:p text:style-name="P58">pre_add = (nat1 * nat1 * Quadrant +&gt; bool)</text:p>
      <text:p text:style-name="P58">spacefor = (nat1 * Quadrant -&gt; nat1)</text:p>
      <text:p text:style-name="P58">inv_Memory = (Memory +&gt; bool)</text:p>
      <text:p text:style-name="P58">fragments = (Quadrant -&gt; nat)</text:p>
      <text:p text:style-name="P58">combine = (Quadrant -&gt; Quadrant)</text:p>
      <text:p text:style-name="P58">seed = (nat1 ==&gt; ())</text:p>
      <text:p text:style-name="P58"><text:soft-page-break/>DeleteOne = (() ==&gt; ())</text:p>
      <text:p text:style-name="P58">bestfit = (nat1 * Quadrant -&gt; nat1)</text:p>
      <text:p text:style-name="P58">Reset = (() ==&gt; ())</text:p>
      <text:p text:style-name="P58">QuadrantLen = (nat1 * Quadrant -&gt; nat)</text:p>
      <text:p text:style-name="P58">main = (nat1 * nat1 ==&gt; seq of ((&lt;BEST&gt; | &lt;FIRST&gt; | &lt;SAME&gt;)))</text:p>
      <text:p text:style-name="P58">TryBest = (nat ==&gt; nat)</text:p>
      <text:p text:style-name="P58">init_Memory = (Memory +&gt; bool)</text:p>
      <text:p text:style-name="P58"/>
      <text:p text:style-name="P61">&gt; pog</text:p>
      <text:p text:style-name="P58">Generated 56 proof obligations: <text:s text:c="77"/></text:p>
      <text:p text:style-name="P58"/>
      <text:p text:style-name="P58">Proof Obligation 1: (Unproved)</text:p>
      <text:p text:style-name="P58">sizeof: subtype obligation in 'M' (shmem.vdm) at line 38:1</text:p>
      <text:p text:style-name="P58">(forall m:M &amp; <text:s text:c="44"/></text:p>
      <text:p text:style-name="P58"><text:s text:c="2"/>(((m.stop) - (m.start)) + 1) &gt; 0) <text:s text:c="22"/></text:p>
      <text:p text:style-name="P58"/>
      <text:p text:style-name="P58">Proof Obligation 2: (Unproved)</text:p>
      <text:p text:style-name="P58">spacefor: recursive function obligation in 'M' (shmem.vdm) at line 48:1</text:p>
      <text:p text:style-name="P58">...</text:p>
      <text:p text:style-name="P58"/>
      <text:p text:style-name="P58">Proof Obligation 54: (Unproved)</text:p>
      <text:p text:style-name="P58">main: state invariant obligation in 'M' (shmem.vdm) at line 239:11</text:p>
      <text:p text:style-name="P58">-- After result := (result ^ [&lt;BEST&gt;])</text:p>
      <text:p text:style-name="P58">let mk_Memory(-, q3, q4) = Memory in (((len q3) &gt; 0) and ((len q4) &gt; 0))</text:p>
      <text:p text:style-name="P58"/>
      <text:p text:style-name="P58">Proof Obligation 55: (Unproved)</text:p>
      <text:p text:style-name="P58">main: state invariant obligation in 'M' (shmem.vdm) at line 240:11</text:p>
      <text:p text:style-name="P58">-- After result := (result ^ [&lt;FIRST&gt;])</text:p>
      <text:p text:style-name="P58">let mk_Memory(-, q3, q4) = Memory in (((len q3) &gt; 0) and ((len q4) &gt; 0))</text:p>
      <text:p text:style-name="P58">&gt;</text:p>
      <text:p text:style-name="P58"/>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58"/>
      <text:p text:style-name="Preformatted_20_Text"><text:span text:style-name="T30">$ cat rand.assertions</text:span><text:span text:style-name="T15"> </text:span></text:p>
      <text:p text:style-name="P58">rand(100) = 71</text:p>
      <text:p text:style-name="P58">rand(100) = 44</text:p>
      <text:p text:style-name="P58">$ </text:p>
      <text:p text:style-name="P58"><text:s text:c="2"/></text:p>
      <text:p text:style-name="P61">$ java -jar vdmj-4.4.0.jar -vdmsl -i shmem.vdm</text:p>
      <text:p text:style-name="P68">Parsed 1 module in 0.339 secs. No syntax errors</text:p>
      <text:p text:style-name="P68"><text:soft-page-break/>Warning 5000: Definition 'i' not used in 'M' (shmem.vdm) at line 129:7</text:p>
      <text:p text:style-name="P68">Type checked 1 module in 0.059 secs. No type errors and 1 warning</text:p>
      <text:p text:style-name="P68">Initialized 1 module in 0.08 secs.</text:p>
      <text:p text:style-name="P68">Interpreter started</text:p>
      <text:p text:style-name="P68">&gt;</text:p>
      <text:p text:style-name="P61">&gt; assert rand.assertions</text:p>
      <text:p text:style-name="P68">PASSED all 2 assertions from rand.assertions</text:p>
      <text:p text:style-name="P61">&gt; assert rand.assertions</text:p>
      <text:p text:style-name="P68">FAILED: rand(100) = 71</text:p>
      <text:p text:style-name="P68">FAILED: rand(100) = 44</text:p>
      <text:p text:style-name="P68">FAILED 2 and passed 0 assertions from rand.assertions</text:p>
      <text:p text:style-name="P61">&gt; init</text:p>
      <text:p text:style-name="P68">Cleared all coverage information</text:p>
      <text:p text:style-name="P68">Global context initialized</text:p>
      <text:p text:style-name="P61">&gt; assert rand.assertions</text:p>
      <text:p text:style-name="P68">PASSED all 2 assertions from rand.assertions</text:p>
      <text:p text:style-name="P61">&gt; quit</text:p>
      <text:p text:style-name="P68">Bye</text:p>
      <text:p text:style-name="P9"/>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3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66"/>
      <text:p text:style-name="P119"><text:span text:style-name="T30">&gt; </text:span><text:span text:style-name="T54">script</text:span><text:span text:style-name="T30"> </text:span><text:span text:style-name="T55">startup</text:span></text:p>
      <text:p text:style-name="P95">startup&gt; <text:span text:style-name="T46">-- Startup script commands</text:span></text:p>
      <text:p text:style-name="P96">startup&gt; <text:span text:style-name="T46">init</text:span></text:p>
      <text:p text:style-name="P96">Cleared all coverage information</text:p>
      <text:p text:style-name="P96">Global context initialized</text:p>
      <text:p text:style-name="P95">startup&gt; <text:span text:style-name="T46">print reset()</text:span></text:p>
      <text:p text:style-name="P95">= ()</text:p>
      <text:p text:style-name="P95">Executed in 0.013 secs.</text:p>
      <text:p text:style-name="P120"><text:span text:style-name="T56">startup&gt; </text:span><text:span text:style-name="T55">break 3</text:span></text:p>
      <text:p text:style-name="P95">Created break [1] in 'DEFAULT' (start.vdm) at line 3:16</text:p>
      <text:p text:style-name="P95">3: <text:s/><text:tab/>reset() == <text:span text:style-name="T109">(</text:span></text:p>
      <text:p text:style-name="P120"><text:span text:style-name="T56">startup&gt; </text:span><text:span text:style-name="T55">END</text:span></text:p>
      <text:p text:style-name="P95">&gt; </text:p>
      <text:p text:style-name="P72"/>
      <text:p text:style-name="P3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9">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6">reload</text:span></text:p>
      <text:p text:style-name="Preformatted_20_Text">Parsed 1 class in 0.0 secs. No syntax errors</text:p>
      <text:p text:style-name="Preformatted_20_Text"><text:soft-page-break/>Type checked 1 class in 0.0 secs. No type errors</text:p>
      <text:p text:style-name="Preformatted_20_Text">Initialized 1 class in 0.0 secs. </text:p>
      <text:p text:style-name="Preformatted_20_Text">Interpreter started</text:p>
      <text:p text:style-name="Preformatted_20_Text">&gt; </text:p>
      <text:p text:style-name="P78">&gt; </text:p>
      <text:p text:style-name="P87"/>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6">files</text:span></text:p>
      <text:p text:style-name="Preformatted_20_Text">sortingWithCombineSubfamily.odt</text:p>
      <text:p text:style-name="Preformatted_20_Text">&gt; <text:span text:style-name="T46">save</text:span></text:p>
      <text:p text:style-name="Preformatted_20_Text">Extracted source written to sortingWithCombineSubfamily.odt.vdmsl</text:p>
      <text:p text:style-name="Preformatted_20_Text">&gt; </text:p>
      <text:p text:style-name="P12"/>
      <text:p text:style-name="P9">The <text:span text:style-name="T6">set </text:span>command allows you to change the runtime checks in force (this is the same as the -pre, -post, -inv, -dtc<text:span text:style-name="T103">,</text:span> -measures<text:span text:style-name="T103"> and -annotations</text:span> command line options). Using the command without arguments will list the current settings.</text:p>
      <text:p text:style-name="P42"/>
      <text:p text:style-name="P42">&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8"/>
      <text:p text:style-name="P61">$ java -jar vdmj-4.4.0.jar -vdmpp -i</text:p>
      <text:p text:style-name="P68">Initialized 1 class in 0.183 secs.</text:p>
      <text:p text:style-name="P68">Interpreter started</text:p>
      <text:p text:style-name="P61">&gt; help</text:p>
      <text:p text:style-name="P68">classes - list the loaded class names</text:p>
      <text:p text:style-name="P75">threads - list the running threads</text:p>
      <text:p text:style-name="P75">default &lt;class&gt; - set the default class name</text:p>
      <text:p text:style-name="P68">create &lt;id&gt; := &lt;exp&gt; - create a named variable</text:p>
      <text:p text:style-name="P68">print &lt;expression&gt; - evaluate expression</text:p>
      <text:p text:style-name="P68">runtrace &lt;name&gt; [<text:span text:style-name="T92">start test [end test]</text:span>] - run CT trace(s)</text:p>
      <text:p text:style-name="P68">debugtrace &lt;name&gt; [<text:span text:style-name="T92">start test [end test]</text:span>] - debug CT trace(s)</text:p>
      <text:p text:style-name="P69">savetrace [&lt;file&gt; | off] - save CT trace output</text:p>
      <text:p text:style-name="P70">seedtrace &lt;number&gt; - seed CT trace random generator</text:p>
      <text:p text:style-name="P70">runalltraces [&lt;name&gt;] - run all CT traces in class/module name</text:p>
      <text:p text:style-name="P68">assert &lt;file&gt; - run assertions from a file</text:p>
      <text:p text:style-name="P122"><text:span text:style-name="T50">script</text:span> &lt;file&gt; - run <text:span text:style-name="T50">commands</text:span> from a file</text:p>
      <text:p text:style-name="P74">init - re-initialize the global environment</text:p>
      <text:p text:style-name="P68">env - list the global symbols in the default environment</text:p>
      <text:p text:style-name="P68">pog [&lt;function/operation&gt;] - generate proof obligations</text:p>
      <text:p text:style-name="P68">break [&lt;file&gt;:]&lt;line#&gt; [&lt;condition&gt;] - create a breakpoint</text:p>
      <text:p text:style-name="P68">break &lt;function/operation&gt; [&lt;condition&gt;] - create a breakpoint</text:p>
      <text:p text:style-name="P68">trace [&lt;file&gt;:]&lt;line#&gt; [&lt;exp&gt;] - create a tracepoint</text:p>
      <text:p text:style-name="P68">trace &lt;function/operation&gt; [&lt;exp&gt;] - create a tracepoint</text:p>
      <text:p text:style-name="P68">catch [&lt;exp list&gt;] - create an exception catchpoint</text:p>
      <text:p text:style-name="P68">remove &lt;breakpoint#&gt; - remove a trace/breakpoint</text:p>
      <text:p text:style-name="P68">list - list breakpoints</text:p>
      <text:p text:style-name="P68">coverage clear|write &lt;dir&gt;|merge &lt;dir&gt;|&lt;filenames&gt; - handle line coverage</text:p>
      <text:p text:style-name="P68">latex|latexdoc [&lt;files&gt;] - generate LaTeX line coverage files</text:p>
      <text:p text:style-name="P68">word [&lt;files&gt;] - generate Word HTML line coverage files</text:p>
      <text:p text:style-name="P68">files - list files in the current specification</text:p>
      <text:p text:style-name="P68"><text:soft-page-break/>set [&lt;pre|post|inv|dtc|measures&gt; &lt;on|off&gt;] - set runtime checks</text:p>
      <text:p text:style-name="P68">reload - reload the current specification files</text:p>
      <text:p text:style-name="P68">load &lt;files or dirs&gt; - replace current loaded specification files</text:p>
      <text:p text:style-name="Preformatted_20_Text"><text:span text:style-name="T31">save [&lt;files&gt;]</text:span> - generate Word/ODF source extract files</text:p>
      <text:p text:style-name="P68">quit - leave the interpreter</text:p>
      <text:p text:style-name="P68">&gt;</text:p>
      <text:p text:style-name="P58"/>
      <text:p text:style-name="P58"/>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9">The </text:span><text:span text:style-name="T13">threads </text:span><text:span text:style-name="T29">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9">The following example illustrates:</text:p>
      <text:p text:style-name="P58"/>
      <text:p text:style-name="P61">$ cat test.vpp</text:p>
      <text:p text:style-name="P58">class A</text:p>
      <text:p text:style-name="P58"/>
      <text:p text:style-name="P58">instance variables</text:p>
      <text:p text:style-name="P58"><text:s text:c="2"/>si:int;</text:p>
      <text:p text:style-name="P58"><text:s text:c="2"/>sj:int;</text:p>
      <text:p text:style-name="P58"><text:s text:c="2"/>public static sk:int := 123;</text:p>
      <text:p text:style-name="P58"/>
      <text:p text:style-name="P58">operations</text:p>
      <text:p text:style-name="P58"/>
      <text:p text:style-name="P58">public op: int * int ==&gt; int</text:p>
      <text:p text:style-name="P58"><text:s text:c="2"/>op(i, j) ==</text:p>
      <text:p text:style-name="P58"><text:s text:c="2"/>( si := i;</text:p>
      <text:p text:style-name="P58"><text:s text:c="4"/>sj := j;</text:p>
      <text:p text:style-name="P58"><text:s text:c="4"/>sk := i + j;</text:p>
      <text:p text:style-name="P58"><text:s text:c="4"/>return sk;</text:p>
      <text:p text:style-name="P58"><text:s text:c="2"/>);</text:p>
      <text:p text:style-name="P58"/>
      <text:p text:style-name="P58">public static test: () ==&gt; int</text:p>
      <text:p text:style-name="P58"><text:s text:c="4"/>test() == let a = new A() in a.op(1, 2);</text:p>
      <text:p text:style-name="P58"/>
      <text:p text:style-name="P58">end A</text:p>
      <text:p text:style-name="P58"/>
      <text:p text:style-name="P58"/>
      <text:p text:style-name="P61">$ java -jar vdmj-4.4.0.jar -vdmpp -i test.vpp <text:s text:c="9"/></text:p>
      <text:p text:style-name="P68">Parsed 1 class in 0.236 secs. No syntax errors <text:s text:c="26"/></text:p>
      <text:p text:style-name="P68">Warning 5001: Instance variable 'si' is not initialized in 'A' (test.vpp) at line 4:3</text:p>
      <text:p text:style-name="P68">Warning 5001: Instance variable 'sj' is not initialized in 'A' (test.vpp) at line 5:3</text:p>
      <text:p text:style-name="P68">Type checked 1 class in 0.02 secs. No type errors and 2 warnings <text:s text:c="20"/></text:p>
      <text:p text:style-name="P68">Initialized 1 class in 0.052 secs. <text:s text:c="50"/></text:p>
      <text:p text:style-name="P68">Interpreter started <text:s text:c="65"/></text:p>
      <text:p text:style-name="P61">&gt; classes <text:s text:c="75"/></text:p>
      <text:p text:style-name="P68">A (default) <text:s text:c="73"/></text:p>
      <text:p text:style-name="P61">&gt; state <text:s text:c="77"/></text:p>
      <text:p text:style-name="P68">Command not available in this context <text:s text:c="47"/></text:p>
      <text:p text:style-name="P61">&gt; p new A() <text:s text:c="73"/></text:p>
      <text:p text:style-name="P68">= A{#1, si:=undefined, sj:=undefined, sk:=123}</text:p>
      <text:p text:style-name="P68">Executed in 0.026 secs.</text:p>
      <text:p text:style-name="P61">&gt; env</text:p>
      <text:p text:style-name="P68">test() = (() ==&gt; int)</text:p>
      <text:p text:style-name="P68">sk = 123</text:p>
      <text:p text:style-name="P61">&gt; p test()</text:p>
      <text:p text:style-name="P68">= 3</text:p>
      <text:p text:style-name="P68"><text:soft-page-break/>Executed in 0.0070 secs.</text:p>
      <text:p text:style-name="P61">&gt; env</text:p>
      <text:p text:style-name="P68">test() = (() ==&gt; int)</text:p>
      <text:p text:style-name="P68">sk = 3</text:p>
      <text:p text:style-name="P61">&gt; p new A().op(123,456)</text:p>
      <text:p text:style-name="P68">= 579</text:p>
      <text:p text:style-name="P68">Executed in 0.0090 secs.</text:p>
      <text:p text:style-name="P61">&gt; env</text:p>
      <text:p text:style-name="P68">test() = (() ==&gt; int)</text:p>
      <text:p text:style-name="P68">sk = 579</text:p>
      <text:p text:style-name="P61">&gt; create a := new A()</text:p>
      <text:p text:style-name="P61">&gt; env</text:p>
      <text:p text:style-name="P68">test() = (() ==&gt; int)</text:p>
      <text:p text:style-name="P68">sk = 579</text:p>
      <text:p text:style-name="P68">a = A{#4, si:=undefined, sj:=undefined, sk:=579}</text:p>
      <text:p text:style-name="P61">&gt; p a.op(111,222)</text:p>
      <text:p text:style-name="P68">= 333</text:p>
      <text:p text:style-name="P68">Executed in 0.0020 secs.</text:p>
      <text:p text:style-name="P61">&gt; env</text:p>
      <text:p text:style-name="P68">test() = (() ==&gt; int)</text:p>
      <text:p text:style-name="P68">sk = 333</text:p>
      <text:p text:style-name="P68">a = A{#4, si:=111, sj:=222, sk:=333}</text:p>
      <text:p text:style-name="P61">&gt; quit</text:p>
      <text:p text:style-name="P53">Bye</text:p>
      <text:p text:style-name="P53"/>
      <text:p text:style-name="P58"/>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61"/>
      <text:p text:style-name="P61">&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8"/>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61"/>
      <text:p text:style-name="P61">&gt; log</text:p>
      <text:p text:style-name="Preformatted_20_Text">RT events now logged to the console</text:p>
      <text:p text:style-name="Preformatted_20_Text"/>
      <text:p text:style-name="P42">&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2">&gt; log off</text:p>
      <text:p text:style-name="Preformatted_20_Text">RT event logging disabled</text:p>
      <text:p text:style-name="P78"><text:s/></text:p>
      <text:p text:style-name="P58"/>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2">&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2">&gt; p new A().f(1,2)</text:p>
      <text:p text:style-name="Preformatted_20_Text">= 0.5</text:p>
      <text:p text:style-name="Preformatted_20_Text"><text:soft-page-break/>Executed in 0.036 secs. </text:p>
      <text:p text:style-name="Preformatted_20_Text">&gt; </text:p>
      <text:p text:style-name="P42">&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58"/>
      <text:p text:style-name="P61">&gt; latex</text:p>
      <text:p text:style-name="P58">Latex coverage written to coverage.vpp.tex</text:p>
      <text:p text:style-name="P58">&gt;</text:p>
      <text:p text:style-name="P58"/>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8"/>
      <text:p text:style-name="P61">&gt; word</text:p>
      <text:p text:style-name="P58">Word HTML coverage written to coverage.vpp.doc</text:p>
      <text:p text:style-name="P58">&gt;</text:p>
      <text:p text:style-name="P58"/>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63841105921854" text:continue-numbering="true" text:style-name="Outline">
        <text:list-item>
          <text:list>
            <text:list-item>
              <text:list>
                <text:list-item>
                  <text:h text:style-name="P157" text:outline-level="3"><text:bookmark-start text:name="__RefHeading___Toc7191_985567249"/><text:soft-page-break/>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32"><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63840777137106"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57"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58"/>
      <text:p text:style-name="P84">&gt; break op <text:s text:c="74"/></text:p>
      <text:p text:style-name="P78">Created break [1] in 'A' (test.vpp) at line 12:3 <text:s text:c="36"/></text:p>
      <text:p text:style-name="P78">12: <text:s text:c="3"/>( si := i; <text:s text:c="67"/></text:p>
      <text:p text:style-name="P84">&gt; p test() <text:s text:c="74"/></text:p>
      <text:p text:style-name="P78">Stopped break [1] in 'A' (test.vpp) at line 12:3 <text:s text:c="36"/></text:p>
      <text:p text:style-name="P78">12: <text:s text:c="3"/>( si := i; <text:s text:c="67"/></text:p>
      <text:p text:style-name="P84">[MainThread-7]&gt; help <text:s text:c="64"/></text:p>
      <text:p text:style-name="P78">step - step one expression/statement <text:s text:c="48"/></text:p>
      <text:p text:style-name="P78">next - step over functions or operations <text:s text:c="44"/></text:p>
      <text:p text:style-name="P78">out - run to the return of functions or operations <text:s text:c="34"/></text:p>
      <text:p text:style-name="P78">...</text:p>
      <text:p text:style-name="P78">load &lt;files&gt; - replace current loaded specification files <text:s text:c="27"/></text:p>
      <text:p text:style-name="P78">quit - leave the interpreter <text:s text:c="56"/></text:p>
      <text:p text:style-name="P84">[MainThread-7]&gt; stack <text:s text:c="63"/></text:p>
      <text:p text:style-name="P78">Stopped at break [1] in 'A' (test.vpp) at line 12:3 <text:s text:c="33"/></text:p>
      <text:p text:style-name="P78"><text:s text:c="8"/>j = 2 <text:s text:c="71"/></text:p>
      <text:p text:style-name="P78"><text:s text:c="8"/>i = 1 <text:s text:c="71"/></text:p>
      <text:p text:style-name="P78"><text:s text:c="8"/>self = A{#1, si:=undefined, sj:=undefined, sk:=123} <text:s text:c="25"/></text:p>
      <text:p text:style-name="P78">In object context of op(i, j) in 'A' (test.vpp) at line 19:34 <text:s text:c="23"/></text:p>
      <text:p text:style-name="P78">In context of let statement in 'A' (test.vpp) at line 19:15 <text:s text:c="25"/></text:p>
      <text:p text:style-name="P78">In class context of test() in 'A' (console) at line 1:1 <text:s text:c="29"/></text:p>
      <text:p text:style-name="P78">In root context of global static scope <text:s text:c="46"/></text:p>
      <text:p text:style-name="P84">[MainThread-7]&gt; source <text:s text:c="62"/></text:p>
      <text:p text:style-name="P78">7: <text:s text:c="82"/></text:p>
      <text:p text:style-name="P78"><text:soft-page-break/>8: <text:s/>operations <text:s text:c="70"/></text:p>
      <text:p text:style-name="P78">9: <text:s text:c="82"/></text:p>
      <text:p text:style-name="P78">10: <text:s/>public op: int * int ==&gt; int <text:s text:c="51"/></text:p>
      <text:p text:style-name="P78">11: <text:s text:c="3"/>op(i, j) == <text:s text:c="66"/></text:p>
      <text:p text:style-name="P78">12:&gt;&gt; <text:s/>( si := i; <text:s text:c="67"/></text:p>
      <text:p text:style-name="P78">13: <text:s text:c="5"/>sj := j; <text:s text:c="67"/></text:p>
      <text:p text:style-name="P78">14: <text:s text:c="5"/>sk := i + j; <text:s text:c="63"/></text:p>
      <text:p text:style-name="P78">15: <text:s text:c="5"/>return sk; <text:s text:c="65"/></text:p>
      <text:p text:style-name="P78">16: <text:s text:c="3"/>); <text:s text:c="75"/></text:p>
      <text:p text:style-name="P78">17: <text:s text:c="81"/></text:p>
      <text:p text:style-name="P84">[MainThread-7]&gt; down <text:s text:c="64"/></text:p>
      <text:p text:style-name="P78">In context of let statement in 'A' (test.vpp) at line 19:15 <text:s text:c="25"/></text:p>
      <text:p text:style-name="P84">[MainThread-7]&gt; stack <text:s text:c="63"/></text:p>
      <text:p text:style-name="P78">Stopped at break [1] in 'A' (test.vpp) at line 12:3 <text:s text:c="33"/></text:p>
      <text:p text:style-name="P78"><text:s text:c="8"/>a = A{#1, si:=undefined, sj:=undefined, sk:=123} <text:s text:c="28"/></text:p>
      <text:p text:style-name="P78">In context of let statement in 'A' (test.vpp) at line 19:15 <text:s text:c="25"/></text:p>
      <text:p text:style-name="P78">In class context of test() in 'A' (console) at line 1:1 <text:s text:c="29"/></text:p>
      <text:p text:style-name="P78">In root context of global static scope</text:p>
      <text:p text:style-name="P84">[MainThread-7]&gt; print a</text:p>
      <text:p text:style-name="P78">a = A{#1, si:=undefined, sj:=undefined, sk:=123}</text:p>
      <text:p text:style-name="P84">[MainThread-7]&gt; step</text:p>
      <text:p text:style-name="P78">Stopped in 'A' (test.vpp) at line 13:5</text:p>
      <text:p text:style-name="P78">13: <text:s text:c="5"/>sj := j;</text:p>
      <text:p text:style-name="P84">[MainThread-7]&gt; step</text:p>
      <text:p text:style-name="P78">Stopped in 'A' (test.vpp) at line 14:5</text:p>
      <text:p text:style-name="P78">14: <text:s text:c="5"/>sk := i + j;</text:p>
      <text:p text:style-name="P84">[MainThread-7]&gt; step</text:p>
      <text:p text:style-name="P78">Stopped in 'A' (test.vpp) at line 15:5</text:p>
      <text:p text:style-name="P78">15: <text:s text:c="5"/>return sk;</text:p>
      <text:p text:style-name="P84">[MainThread-7]&gt; step</text:p>
      <text:p text:style-name="P78">= 3</text:p>
      <text:p text:style-name="P78">Executed in 83.143 secs.</text:p>
      <text:p text:style-name="P84">&gt; list</text:p>
      <text:p text:style-name="P78">break [1] in 'A' (test.vpp) at line 12:3</text:p>
      <text:p text:style-name="P78">12: <text:s text:c="3"/>( si := i;</text:p>
      <text:p text:style-name="P84">&gt; break op i &lt; 10</text:p>
      <text:p text:style-name="P78">Created break [2] when "i &lt; 10" in 'A' (test.vpp) at line 12:3</text:p>
      <text:p text:style-name="P78">12: <text:s text:c="3"/>( si := i;</text:p>
      <text:p text:style-name="P84">&gt; print new A().op(1,2)</text:p>
      <text:p text:style-name="P78">Stopped break [2] when "i &lt; 10" in 'A' (test.vpp) at line 12:3</text:p>
      <text:p text:style-name="P78">12: <text:s text:c="3"/>( si := i;</text:p>
      <text:p text:style-name="P84">[MainThread-8]&gt; continue</text:p>
      <text:p text:style-name="P78">= 3</text:p>
      <text:p text:style-name="P78">Executed in 21.217 secs.</text:p>
      <text:p text:style-name="P84">&gt; print new A().op(100,200)</text:p>
      <text:p text:style-name="P78">= 300</text:p>
      <text:p text:style-name="P78">Executed in 0.0020 secs.</text:p>
      <text:p text:style-name="P78">&gt;</text:p>
      <text:p text:style-name="P78"/>
      <text:p text:style-name="P68"/>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2">&gt; break 12 = 4</text:p>
      <text:p text:style-name="P53">Created break [1] when "<text:span text:style-name="T108">hits </text:span>= 4" in 'A' (test.vpp) at line 12:3</text:p>
      <text:p text:style-name="P53">12: <text:s text:c="3"/>( si := i;</text:p>
      <text:p text:style-name="P42">&gt; break 12 &gt; 4</text:p>
      <text:p text:style-name="P53">Created break [2] when "<text:span text:style-name="T108">hits </text:span>&gt; 4" in 'A' (test.vpp) at line 12:3</text:p>
      <text:p text:style-name="P53">12: <text:s text:c="3"/>( si := i;</text:p>
      <text:p text:style-name="P42">&gt; break 12 &gt;= 4</text:p>
      <text:p text:style-name="P53">Created break [3] when "<text:span text:style-name="T108">hits </text:span>&gt;= 4" in 'A' (test.vpp) at line 12:3</text:p>
      <text:p text:style-name="P53"><text:soft-page-break/>12: <text:s text:c="3"/>( si := i;</text:p>
      <text:p text:style-name="P42">&gt; break 12 mod 4</text:p>
      <text:p text:style-name="P53">Created break [4] when "<text:span text:style-name="T108">hits multiple of</text:span> 4" in 'A' (test.vpp) at line 12:3</text:p>
      <text:p text:style-name="P53">12: <text:s text:c="3"/>( si := i;</text:p>
      <text:p text:style-name="P42">&gt; break 12 i &gt; j or i+j &gt; 10</text:p>
      <text:p text:style-name="P53">Created break [5] when "i &gt; j or i+j &gt; 10" in 'A' (test.vpp) at line 12:3</text:p>
      <text:p text:style-name="P53">12: <text:s text:c="3"/>( si := i;</text:p>
      <text:p text:style-name="P53">&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58"/>
      <text:p text:style-name="P61">&gt; trace 14 mk_(i, j, sk)</text:p>
      <text:p text:style-name="P68">Created trace [1] show "mk_(i, j, sk)" in 'A' (test.vpp) at line 14:5</text:p>
      <text:p text:style-name="P68">14: <text:s text:c="5"/>sk := i + j;</text:p>
      <text:p text:style-name="P61">&gt; p test()</text:p>
      <text:p text:style-name="P68">mk_(i, j, sk) = mk_(1, 2, 123) at [1]</text:p>
      <text:p text:style-name="P68">= 3</text:p>
      <text:p text:style-name="P68">Executed in 0.0040 secs.</text:p>
      <text:p text:style-name="P68">&gt;</text:p>
      <text:p text:style-name="P68"/>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2">&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2">[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2"><text:soft-page-break/>[MainThread-7]&gt; p x</text:p>
      <text:p text:style-name="Preformatted_20_Text">x = -1</text:p>
      <text:p text:style-name="P42">[MainThread-7]&gt; p y</text:p>
      <text:p text:style-name="Preformatted_20_Text">y = 0</text:p>
      <text:p text:style-name="P42">[MainThread-7]&gt; continue</text:p>
      <text:p text:style-name="Preformatted_20_Text">Runtime: Error 4134: Infinite or NaN trouble in 'A' (coverage.vpp) at line 5:11</text:p>
      <text:p text:style-name="Preformatted_20_Text">&gt;</text:p>
      <text:p text:style-name="P124"/>
      <text:p text:style-name="P3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3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2">&gt; catch</text:p>
      <text:p text:style-name="Preformatted_20_Text">Created catch [1] (all exceptions)</text:p>
      <text:p text:style-name="P42">&gt; print op()</text:p>
      <text:p text:style-name="Preformatted_20_Text">Stopped catch [1] (all exceptions)</text:p>
      <text:p text:style-name="Preformatted_20_Text">11: <text:s/><text:tab/><text:tab/>exit 123;</text:p>
      <text:p text:style-name="Preformatted_20_Text">MainThread&gt; <text:span text:style-name="T46">s</text:span></text:p>
      <text:p text:style-name="Preformatted_20_Text">5: <text:s/><text:tab/><text:tab/><text:tab/>return x</text:p>
      <text:p text:style-name="Preformatted_20_Text">MainThread&gt; <text:span text:style-name="T46">s</text:span></text:p>
      <text:p text:style-name="Preformatted_20_Text">= 123</text:p>
      <text:p text:style-name="Preformatted_20_Text">Executed in 5.447 secs. </text:p>
      <text:p text:style-name="Preformatted_20_Text">&gt;</text:p>
      <text:p text:style-name="Preformatted_20_Text"/>
      <text:p text:style-name="P42">&gt; catch 456 789</text:p>
      <text:p text:style-name="Preformatted_20_Text">Created catch [1] value = 456</text:p>
      <text:p text:style-name="Preformatted_20_Text">Created catch [2] value = 789</text:p>
      <text:p text:style-name="P42">&gt; p op()</text:p>
      <text:p text:style-name="Preformatted_20_Text">= 123</text:p>
      <text:p text:style-name="Preformatted_20_Text">Executed in 0.006 secs. </text:p>
      <text:p text:style-name="Preformatted_20_Text">&gt; </text:p>
      <text:p text:style-name="P39"/>
      <text:p text:style-name="P3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63841880684469"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2">are</text:span> <text:span text:style-name="T111">two</text:span> extra command<text:span text:style-name="T111">s</text:span> available, “<text:span text:style-name="T111">thread” and </text:span>“threads”, which <text:span text:style-name="T111">allow a thread to be selected and </text:span>display the status of all active threads, <text:span text:style-name="T111">respectively</text:span>.</text:p>
      <text:p text:style-name="Text_20_body"><text:soft-page-break/>When a breakpoint is reached, all threads will be suspended. Single stepping will then advance the currently scheduled thread, while the others remain suspended until the scheduler selects them. Using the “continue” command will resume <text:span text:style-name="T112">all</text:span> thread<text:span text:style-name="T111">s</text:span>. <text:span text:style-name="T112">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1">plus the main thread, all of</text:span> which print out their thread IDs <text:span text:style-name="T112">regularly</text:span> (see the listing at the end of the section):</text:p>
      <text:p text:style-name="Preformatted_20_Text"/>
      <text:p text:style-name="P84">&gt; break 9</text:p>
      <text:p text:style-name="P78">Created break [1] in 'A' (test.vpp) at line 9:13</text:p>
      <text:p text:style-name="P78">9: <text:s/><text:tab/><text:tab/><text:tab/>for x = 1 to 10000 do skip</text:p>
      <text:p text:style-name="P84">&gt; p new A().run()</text:p>
      <text:p text:style-name="P78">Thread 1...</text:p>
      <text:p text:style-name="P78">Stopped break [1] in 'A' (test.vpp) at line 9:13</text:p>
      <text:p text:style-name="P78">9: <text:s/><text:tab/><text:tab/><text:tab/>for x = 1 to 10000 do skip</text:p>
      <text:p text:style-name="P84">MainThread&gt; threads</text:p>
      <text:p text:style-name="P78">11: MainThread <text:s text:c="2"/>break [1] in 'A' (test.vpp) at line 9:13</text:p>
      <text:p text:style-name="P78">12: Object-A-12 <text:s/>(not started)</text:p>
      <text:p text:style-name="P78">13: Object-A-13 <text:s/>(not started)</text:p>
      <text:p text:style-name="P78">14: Object-A-14 <text:s/>(not started)</text:p>
      <text:p text:style-name="P78"/>
      <text:p text:style-name="P78">Stopped break [1] in 'A' (test.vpp) at line 9:13</text:p>
      <text:p text:style-name="P78">9: <text:s/><text:tab/><text:tab/><text:tab/>for x = 1 to 10000 do skip</text:p>
      <text:p text:style-name="P84">MainThread&gt; c</text:p>
      <text:p text:style-name="P78">Thread 12...</text:p>
      <text:p text:style-name="P78">Stopped break [1] in 'A' (test.vpp) at line 9:13</text:p>
      <text:p text:style-name="P78">9: <text:s/><text:tab/><text:tab/><text:tab/>for x = 1 to 10000 do skip</text:p>
      <text:p text:style-name="P84">Object-A-12&gt; c</text:p>
      <text:p text:style-name="P78">Thread 13...</text:p>
      <text:p text:style-name="P78">Stopped break [1] in 'A' (test.vpp) at line 9:13</text:p>
      <text:p text:style-name="P78">9: <text:s/><text:tab/><text:tab/><text:tab/>for x = 1 to 10000 do skip</text:p>
      <text:p text:style-name="P84">Object-A-13&gt; c</text:p>
      <text:p text:style-name="P78">Thread 14...</text:p>
      <text:p text:style-name="P78">Stopped break [1] in 'A' (test.vpp) at line 9:13</text:p>
      <text:p text:style-name="P78">9: <text:s/><text:tab/><text:tab/><text:tab/>for x = 1 to 10000 do skip</text:p>
      <text:p text:style-name="P84">Object-A-14&gt; c</text:p>
      <text:p text:style-name="P78">Thread 1...</text:p>
      <text:p text:style-name="P78">Stopped break [1] in 'A' (test.vpp) at line 9:13</text:p>
      <text:p text:style-name="P78">9: <text:s/><text:tab/><text:tab/><text:tab/>for x = 1 to 10000 do skip</text:p>
      <text:p text:style-name="P84">MainThread&gt; threads</text:p>
      <text:p text:style-name="P78">11: MainThread <text:s text:c="2"/>break [1] in 'A' (test.vpp) at line 9:13</text:p>
      <text:p text:style-name="P78">12: Object-A-12 <text:s/>in 'A' (test.vpp) at line 9:35</text:p>
      <text:p text:style-name="P78">13: Object-A-13 <text:s/>in 'A' (test.vpp) at line 9:35</text:p>
      <text:p text:style-name="P78">14: Object-A-14 <text:s/>in 'A' (test.vpp) at line 9:35</text:p>
      <text:p text:style-name="P78"/>
      <text:p text:style-name="P78">Stopped break [1] in 'A' (test.vpp) at line 9:13</text:p>
      <text:p text:style-name="P78">9: <text:s/><text:tab/><text:tab/><text:tab/>for x = 1 to 10000 do skip</text:p>
      <text:p text:style-name="P84">MainThread&gt; stack</text:p>
      <text:p text:style-name="P78">Stopped [MainThread] in 'A' (test.vpp) at line 9:13</text:p>
      <text:p text:style-name="P78">In context of block statement in 'A' (test.vpp) at line 7:9</text:p>
      <text:p text:style-name="P78">In context of block statement in 'A' (test.vpp) at line 5:5</text:p>
      <text:p text:style-name="P78"><text:tab/>A`self = A{#1}</text:p>
      <text:p text:style-name="P78">In object context of op() in 'A' (test.vpp) at line 17:9</text:p>
      <text:p text:style-name="P78">In context of block statement in 'A' (test.vpp) at line 15:5</text:p>
      <text:p text:style-name="P78">In object context of run() in 'A' (console) at line 1:1</text:p>
      <text:p text:style-name="P78">In root context of global static scope</text:p>
      <text:p text:style-name="P78"/>
      <text:p text:style-name="P78">Stopped break [1] in 'A' (test.vpp) at line 9:13</text:p>
      <text:p text:style-name="P78">9: <text:s/><text:tab/><text:tab/><text:tab/>for x = 1 to 10000 do skip</text:p>
      <text:p text:style-name="P84">MainThread&gt; thread 14</text:p>
      <text:p text:style-name="P78"><text:soft-page-break/>9: <text:s/><text:tab/><text:tab/><text:tab/>for x = 1 to 10000 do skip</text:p>
      <text:p text:style-name="P84">Object-A-14&gt; stack</text:p>
      <text:p text:style-name="P78">Stopped [Object-A-14] in 'A' (test.vpp) at line 9:35</text:p>
      <text:p text:style-name="P78"><text:tab/>x = 9989</text:p>
      <text:p text:style-name="P78">In context of for index in 'A' (test.vpp) at line 9:13</text:p>
      <text:p text:style-name="P78">In context of block statement in 'A' (test.vpp) at line 7:9</text:p>
      <text:p text:style-name="P78">In context of block statement in 'A' (test.vpp) at line 5:5</text:p>
      <text:p text:style-name="P78"><text:tab/>A`self = A{#4}</text:p>
      <text:p text:style-name="P78">In object context of op() in 'A' (test.vpp) at line 21:5</text:p>
      <text:p text:style-name="P78">In object context of thread() in 'A' (test.vpp) at line 16:9</text:p>
      <text:p text:style-name="P78">In object context of Thread 14, self #4, class A in 'A' (test.vpp) at line 16:9</text:p>
      <text:p text:style-name="P78">In root context of global static scope</text:p>
      <text:p text:style-name="P78"/>
      <text:p text:style-name="P84">Object-A-14&gt; c</text:p>
      <text:p text:style-name="P78">Thread 12...</text:p>
      <text:p text:style-name="P78">Stopped break [1] in 'A' (test.vpp) at line 9:13</text:p>
      <text:p text:style-name="P78">9: <text:s/><text:tab/><text:tab/><text:tab/>for x = 1 to 10000 do skip</text:p>
      <text:p text:style-name="P84">Object-A-12&gt; c</text:p>
      <text:p text:style-name="P78">Thread 13...</text:p>
      <text:p text:style-name="P78">Stopped break [1] in 'A' (test.vpp) at line 9:13</text:p>
      <text:p text:style-name="P78">9: <text:s/><text:tab/><text:tab/><text:tab/>for x = 1 to 10000 do skip</text:p>
      <text:p text:style-name="P84">Object-A-13&gt; c</text:p>
      <text:p text:style-name="P78">Thread 14...</text:p>
      <text:p text:style-name="P78">Stopped break [1] in 'A' (test.vpp) at line 9:13</text:p>
      <text:p text:style-name="P78">9: <text:s/><text:tab/><text:tab/><text:tab/>for x = 1 to 10000 do skip</text:p>
      <text:p text:style-name="P84">Object-A-14&gt; stop</text:p>
      <text:p text:style-name="P88">= undefined</text:p>
      <text:p text:style-name="P88">Executed in 573.929 secs. </text:p>
      <text:p text:style-name="P88">&gt;</text:p>
      <text:p text:style-name="P42"/>
      <text:p text:style-name="P78"/>
      <text:p text:style-name="Text_20_body">The operation, “op” <text:span text:style-name="T111">loops, </text:span>call<text:span text:style-name="T111">ing</text:span> the IO class to print out its thread ID, followed by a skip statement <text:span text:style-name="T112">pause</text:span>. This is executed by three threads (see specification below), <text:span text:style-name="T111">plus the main thread</text:span>.</text:p>
      <text:p text:style-name="Text_20_body"><text:span text:style-name="T111">This debug session starts by putting a breakpoint on the skip pause loop, and then starting the </text:span><text:span text:style-name="T11">run</text:span><text:span text:style-name="T27"> operation</text:span>. <text:span text:style-name="T111">The execution stops quickly on the skip in the MainThread, and the </text:span><text:span text:style-name="T11">threads </text:span><text:span text:style-name="T27">command indicates that there are three other threads, which have not started.</text:span></text:p>
      <text:p text:style-name="P3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3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soft-page-break/><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63841542858427"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9">For example, consider the following VDM++ specification:</text:p>
      <text:p text:style-name="P58"/>
      <text:p text:style-name="P76">class A</text:p>
      <text:p text:style-name="P93">instance variables</text:p>
      <text:p text:style-name="P93"><text:s text:c="8"/>iv:int := 0;</text:p>
      <text:p text:style-name="P93"/>
      <text:p text:style-name="P93">operations</text:p>
      <text:p text:style-name="P93"><text:s text:c="8"/>private <text:span text:style-name="T61">inc</text:span>: () ==&gt; ()</text:p>
      <text:p text:style-name="P93"><text:s text:c="8"/><text:span text:style-name="T61">inc</text:span>() == iv := iv + 1;</text:p>
      <text:p text:style-name="P93"><text:s text:c="7"/></text:p>
      <text:p text:style-name="P93"><text:s text:c="8"/>public get: () ==&gt; <text:span text:style-name="T61">int</text:span></text:p>
      <text:p text:style-name="P93"><text:s text:c="8"/>get() == return iv;</text:p>
      <text:p text:style-name="P93"/>
      <text:p text:style-name="P93"><text:s text:c="8"/>private run: () ==&gt; ()</text:p>
      <text:p text:style-name="P93"><text:s text:c="8"/>run() == while true do <text:span text:style-name="T61">inc</text:span>();</text:p>
      <text:p text:style-name="P93"/>
      <text:p text:style-name="P93"><text:s text:c="8"/>public static go: A ==&gt; ()</text:p>
      <text:p text:style-name="P93"><text:s text:c="8"/>go(a) == start(a);</text:p>
      <text:p text:style-name="P93"/>
      <text:p text:style-name="P93">sync</text:p>
      <text:p text:style-name="P93"><text:s text:c="8"/>per <text:span text:style-name="T61">inc</text:span> =&gt; #fin(get) &gt; #fin(<text:span text:style-name="T61">inc</text:span>);</text:p>
      <text:p text:style-name="P93"><text:s text:c="8"/>per get =&gt; #fin(get) = #fin(<text:span text:style-name="T61">inc</text:span>);</text:p>
      <text:p text:style-name="P93"/>
      <text:p text:style-name="P93">thread</text:p>
      <text:p text:style-name="P93"><text:s text:c="8"/>run();</text:p>
      <text:p text:style-name="P93"/>
      <text:p text:style-name="P93">end A</text:p>
      <text:p text:style-name="P93"/>
      <text:p text:style-name="P14"><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58"><text:soft-page-break/></text:p>
      <text:p text:style-name="P58">Parsed 1 class in 0.829 secs. No syntax errors</text:p>
      <text:p text:style-name="P58">Type checked 1 class in 0.064 secs. No type errors</text:p>
      <text:p text:style-name="Preformatted_20_Text"><text:span text:style-name="T30">Initialized 1 class in 0.128 secs.</text:span><text:span text:style-name="T15"> </text:span></text:p>
      <text:p text:style-name="P58">Interpreter started</text:p>
      <text:p text:style-name="P61">&gt; create a := new A()</text:p>
      <text:p text:style-name="P61">&gt; p a</text:p>
      <text:p text:style-name="P68">= A{#1, iv:=0}</text:p>
      <text:p text:style-name="P68">Executed in 0.0050 secs. </text:p>
      <text:p text:style-name="P61">&gt; threads</text:p>
      <text:p text:style-name="P68">No threads running</text:p>
      <text:p text:style-name="P61">&gt; p a.get()</text:p>
      <text:p text:style-name="P68">= 0</text:p>
      <text:p text:style-name="P68">Executed in 0.012 secs. </text:p>
      <text:p text:style-name="P61">&gt; threads</text:p>
      <text:p text:style-name="P68">No threads running</text:p>
      <text:p text:style-name="P61">&gt; p go(a)</text:p>
      <text:p text:style-name="P68">= ()</text:p>
      <text:p text:style-name="P68">Executed in 0.017 secs. </text:p>
      <text:p text:style-name="P61">&gt; threads</text:p>
      <text:p text:style-name="P53"><text:span text:style-name="T15">ObjectThread-10 (</text:span><text:span text:style-name="T30">RUNNABLE</text:span><text:span text:style-name="T15">)</text:span></text:p>
      <text:p text:style-name="P61">&gt; p a</text:p>
      <text:p text:style-name="P68">= A{#1, iv:=1}</text:p>
      <text:p text:style-name="P68">Executed in 0.0060 secs. </text:p>
      <text:p text:style-name="P61">&gt; p a.get()</text:p>
      <text:p text:style-name="P68">= 1</text:p>
      <text:p text:style-name="P68">Executed in 0.019 secs. </text:p>
      <text:p text:style-name="P61">&gt; threads</text:p>
      <text:p text:style-name="P53"><text:span text:style-name="T15">ObjectThread-10 (</text:span><text:span text:style-name="T30">RUNNABLE</text:span><text:span text:style-name="T15">)</text:span></text:p>
      <text:p text:style-name="P61">&gt; p a</text:p>
      <text:p text:style-name="P68">= A{#1, iv:=2}</text:p>
      <text:p text:style-name="P68">Executed in 0.0080 secs. </text:p>
      <text:p text:style-name="P68"/>
      <text:p text:style-name="P58"/>
      <text:p text:style-name="Text_20_body"><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63841119525883"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text:span></text:p>
      <text:p text:style-name="Text_20_body"><text:span text:style-name="T15">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6">VDMTools</text:span><text:span text:style-name="T15">, but they are distributed freely with the Overture project.</text:span></text:p>
      <text:p text:style-name="Text_20_body"><text:span text:style-name="T15">For example, the following simple VDM function calls the sine function from the MATH library, assuming the VDM-SL source is located in </text:span><text:span text:style-name="T6">stdlib/MATH.vdm</text:span><text:span text:style-name="T15">. Note that the test uses the constant </text:span><text:span text:style-name="T6">MATH`pi</text:span><text:span text:style-name="T15">.</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61">$ java -jar vdmj-4.4.0.jar -vdmsl -i test.vdm stdlib/MATH.vdm</text:p>
      <text:p text:style-name="P58">Parsed 2 modules in 0.282 secs. No syntax errors</text:p>
      <text:p text:style-name="P58">Type checked 2 modules in 0.016 secs. No type errors</text:p>
      <text:p text:style-name="P58">Initialized 2 modules in 0.062 secs.</text:p>
      <text:p text:style-name="P58"><text:soft-page-break/>Interpreter started</text:p>
      <text:p text:style-name="P61">&gt; p sin(MATH`pi/4)</text:p>
      <text:p text:style-name="P58">= 0.7071067811865475</text:p>
      <text:p text:style-name="P58">Executed in 0.016 secs.</text:p>
      <text:p text:style-name="P58">&gt;</text:p>
      <text:p text:style-name="P58"/>
      <text:p text:style-name="Text_20_body">Note that the <text:span text:style-name="T6">-path </text:span><text:span text:style-name="T15">command line option can be useful to specify the location of a common library folder that includes the standard library VDM sources. Library sources can then be referred to without the path prefix. </text:span><text:span text:style-name="T28">The argument to </text:span><text:span text:style-name="T12">-path </text:span><text:span text:style-name="T28">can be the jar file that contains the standard library distribution.</text:span></text:p>
      <text:list xml:id="list163840953595134"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97"/>
      <text:p text:style-name="Preformatted_20_Text"><text:span text:style-name="T69">public</text:span><text:span text:style-name="T37"> </text:span><text:span text:style-name="T69">class</text:span><text:span text:style-name="T37"> SpecTest </text:span><text:span text:style-name="T69">extends</text:span><text:span text:style-name="T37"> VDMJUnitTestPP</text:span></text:p>
      <text:p text:style-name="Preformatted_20_Text">{</text:p>
      <text:p text:style-name="Preformatted_20_Text"><text:span text:style-name="T34"><text:tab/></text:span><text:span text:style-name="T71">@BeforeClass</text:span></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start() </text:span><text:span text:style-name="T68">throws</text:span><text:span text:style-name="T34"> Exception</text:span></text:p>
      <text:p text:style-name="Preformatted_20_Text"><text:tab/>{</text:p>
      <text:p text:style-name="Preformatted_20_Text"><text:tab/><text:tab/><text:span text:style-name="T38">setRelease</text:span><text:span text:style-name="T35">(Release.</text:span><text:span text:style-name="T78">VDM_10</text:span><text:span text:style-name="T35">);</text:span></text:p>
      <text:p text:style-name="Preformatted_20_Text"><text:span text:style-name="T34"><text:tab/><text:tab/></text:span><text:span text:style-name="T40">readSpecification</text:span><text:span text:style-name="T34">(</text:span><text:span text:style-name="T73">"test.vpp"</text:span><text:span text:style-name="T34">);</text:span></text:p>
      <text:p text:style-name="Preformatted_20_Text"><text:tab/>}</text:p>
      <text:p text:style-name="Preformatted_20_Text"><text:tab/></text:p>
      <text:p text:style-name="Preformatted_20_Text"><text:span text:style-name="T34"><text:tab/></text:span><text:span text:style-name="T71">@Before</text:span></text:p>
      <text:p text:style-name="Preformatted_20_Text"><text:span text:style-name="T34"><text:tab/></text:span><text:span text:style-name="T68">public</text:span><text:span text:style-name="T34"> </text:span><text:span text:style-name="T68">void</text:span><text:span text:style-name="T34">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4"><text:tab/></text:span><text:span text:style-name="T71">@Test</text:span></text:p>
      <text:p text:style-name="Preformatted_20_Text"><text:span text:style-name="T34"><text:tab/></text:span><text:span text:style-name="T68">public</text:span><text:span text:style-name="T34"> </text:span><text:span text:style-name="T68">void</text:span><text:span text:style-name="T34"> test() </text:span><text:span text:style-name="T68">throws</text:span><text:span text:style-name="T34"> Exception</text:span></text:p>
      <text:p text:style-name="Preformatted_20_Text"><text:tab/>{</text:p>
      <text:p text:style-name="Preformatted_20_Text"><text:span text:style-name="T34"><text:tab/><text:tab/></text:span><text:span text:style-name="T40">assertEquals</text:span><text:span text:style-name="T34">(10, runInt(</text:span><text:span text:style-name="T73">"new A().f(9)"</text:span><text:span text:style-name="T34">));</text:span></text:p>
      <text:p text:style-name="Preformatted_20_Text"><text:tab/>}</text:p>
      <text:p text:style-name="P78">}</text:p>
      <text:p text:style-name="P78"/>
      <text:p text:style-name="P78"/>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39">nat</text:span><text:span text:style-name="T80"> -&gt; </text:span><text:span text:style-name="T3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21"><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27"><text:span text:style-name="T44"><text:tab/></text:span><text:span text:style-name="T72">@Test</text:span></text:p>
      <text:p text:style-name="P128"><text:span text:style-name="T42"><text:tab/></text:span><text:span text:style-name="T70">public</text:span><text:span text:style-name="T42"> </text:span><text:span text:style-name="T70">void</text:span><text:span text:style-name="T42"> one() </text:span><text:span text:style-name="T70">throws</text:span><text:span text:style-name="T42"> Exception</text:span></text:p>
      <text:p text:style-name="P129"><text:tab/>{</text:p>
      <text:p text:style-name="P128"><text:span text:style-name="T42"><text:tab/><text:tab/>run(</text:span><text:span text:style-name="T74">"setValue(123)"</text:span><text:span text:style-name="T42">);</text:span></text:p>
      <text:p text:style-name="P128"><text:span text:style-name="T42"><text:tab/><text:tab/>assertVDM(</text:span><text:span text:style-name="T74">"getValue()"</text:span><text:span text:style-name="T42">, </text:span><text:span text:style-name="T74">"RESULT = 123"</text:span><text:span text:style-name="T42">);</text:span></text:p>
      <text:p text:style-name="P129"><text:tab/><text:tab/></text:p>
      <text:p text:style-name="P128"><text:span text:style-name="T42"><text:tab/><text:tab/></text:span><text:span text:style-name="T70">try</text:span></text:p>
      <text:p text:style-name="P129"><text:tab/><text:tab/>{</text:p>
      <text:p text:style-name="P128"><text:span text:style-name="T42"><text:tab/><text:tab/><text:tab/></text:span><text:span text:style-name="T43">Value r = run(</text:span><text:span text:style-name="T75">"getValue()"</text:span><text:span text:style-name="T43">);</text:span></text:p>
      <text:p text:style-name="P128"><text:span text:style-name="T42"><text:tab/><text:tab/><text:tab/>assertVDM(</text:span><text:span text:style-name="T74">"Testing!"</text:span><text:span text:style-name="T42">, </text:span><text:span text:style-name="T75">r</text:span><text:span text:style-name="T42">, </text:span><text:span text:style-name="T74">"RESULT = 456"</text:span><text:span text:style-name="T42">);</text:span></text:p>
      <text:p text:style-name="P128"><text:span text:style-name="T42"><text:tab/><text:tab/><text:tab/></text:span><text:span text:style-name="T45">fail</text:span><text:span text:style-name="T42">(</text:span><text:span text:style-name="T74">"Expected failure"</text:span><text:span text:style-name="T42">);</text:span></text:p>
      <text:p text:style-name="P129"><text:tab/><text:tab/>}</text:p>
      <text:p text:style-name="P128"><text:span text:style-name="T42"><text:tab/><text:tab/></text:span><text:span text:style-name="T70">catch</text:span><text:span text:style-name="T42"> (AssertionError </text:span><text:span text:style-name="T94">e</text:span><text:span text:style-name="T42">)</text:span></text:p>
      <text:p text:style-name="P129"><text:tab/><text:tab/>{</text:p>
      <text:p text:style-name="P128"><text:span text:style-name="T42"><text:tab/><text:tab/><text:tab/></text:span><text:span text:style-name="T45">assertEquals</text:span><text:span text:style-name="T42">(</text:span><text:span text:style-name="T94">e</text:span><text:span text:style-name="T42">.getMessage(), </text:span><text:span text:style-name="T74">"Testing!"</text:span><text:span text:style-name="T42">);</text:span></text:p>
      <text:p text:style-name="P129"><text:tab/><text:tab/>}</text:p>
      <text:p text:style-name="P129"><text:tab/>}</text:p>
      <text:p text:style-name="P41"/>
      <text:p text:style-name="P9">Tests can catch and check exceptions if they believe a VDM runtime error should occur, for example:</text:p>
      <text:p text:style-name="P89"/>
      <text:p text:style-name="P100">@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68">try</text:span></text:p>
      <text:p text:style-name="Preformatted_20_Text"><text:tab/>{</text:p>
      <text:p text:style-name="Preformatted_20_Text"><text:span text:style-name="T34"><text:tab/><text:tab/>create(</text:span><text:span text:style-name="T73">"object"</text:span><text:span text:style-name="T34">, </text:span><text:span text:style-name="T73">"new A()"</text:span><text:span text:style-name="T34">);</text:span></text:p>
      <text:p text:style-name="Preformatted_20_Text"><text:span text:style-name="T34"><text:tab/><text:tab/>run(</text:span><text:span text:style-name="T73">"object.f(100)"</text:span><text:span text:style-name="T34">);</text:span></text:p>
      <text:p text:style-name="Preformatted_20_Text"><text:span text:style-name="T34"><text:tab/><text:tab/></text:span><text:span text:style-name="T40">fail</text:span><text:span text:style-name="T34">(</text:span><text:span text:style-name="T73">"Expecting precondition failure"</text:span><text:span text:style-name="T34">);</text:span></text:p>
      <text:p text:style-name="Preformatted_20_Text"><text:tab/>}</text:p>
      <text:p text:style-name="Preformatted_20_Text"><text:span text:style-name="T34"><text:tab/></text:span><text:span text:style-name="T68">catch</text:span><text:span text:style-name="T34"> (ContextException e)</text:span></text:p>
      <text:p text:style-name="Preformatted_20_Text"><text:tab/>{</text:p>
      <text:p text:style-name="Preformatted_20_Text"><text:span text:style-name="T34"><text:tab/><text:tab/></text:span><text:span text:style-name="T76">// Error 4055: Precondition failure: pre_f in 'A' at line 5:11</text:span></text:p>
      <text:p text:style-name="Preformatted_20_Text"><text:span text:style-name="T34"><text:tab/><text:tab/></text:span><text:span text:style-name="T40">assertEquals</text:span><text:span text:style-name="T34">(4055, e.</text:span><text:span text:style-name="T77">number</text:span><text:span text:style-name="T34">);</text:span></text:p>
      <text:p text:style-name="Preformatted_20_Text"><text:span text:style-name="T34"><text:tab/><text:tab/></text:span><text:span text:style-name="T40">assertEquals</text:span><text:span text:style-name="T34">(</text:span><text:span text:style-name="T73">"A"</text:span><text:span text:style-name="T34">, e.</text:span><text:span text:style-name="T77">location</text:span><text:span text:style-name="T34">.</text:span><text:span text:style-name="T77">module</text:span><text:span text:style-name="T34">);</text:span></text:p>
      <text:p text:style-name="Preformatted_20_Text"><text:span text:style-name="T34"><text:tab/><text:tab/></text:span><text:span text:style-name="T40">assertEquals</text:span><text:span text:style-name="T34">(</text:span><text:span text:style-name="T73">"test.vpp"</text:span><text:span text:style-name="T34">, e.</text:span><text:span text:style-name="T77">location</text:span><text:span text:style-name="T34">.</text:span><text:span text:style-name="T77">file</text:span><text:span text:style-name="T34">.getName());</text:span></text:p>
      <text:p text:style-name="Preformatted_20_Text"><text:span text:style-name="T34"><text:tab/><text:tab/></text:span><text:span text:style-name="T40">assertEquals</text:span><text:span text:style-name="T34">(5, e.</text:span><text:span text:style-name="T77">location</text:span><text:span text:style-name="T34">.</text:span><text:span text:style-name="T77">startLine</text:span><text:span text:style-name="T34">);</text:span></text:p>
      <text:p text:style-name="Preformatted_20_Text"><text:span text:style-name="T34"><text:tab/><text:tab/></text:span><text:span text:style-name="T40">assertEquals</text:span><text:span text:style-name="T34">(11, e.</text:span><text:span text:style-name="T77">location</text:span><text:span text:style-name="T34">.</text:span><text:span text:style-name="T77">startPos</text:span><text:span text:style-name="T34">);</text:span></text:p>
      <text:p text:style-name="Preformatted_20_Text"><text:tab/>}</text:p>
      <text:p text:style-name="Preformatted_20_Text">}</text:p>
      <text:p text:style-name="P58"/>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93">a contiguous range of tests</text:span>, or a reduced subset of the tests. Three <text:span text:style-name="T6">runTrace </text:span>methods are provided, as follows:</text:p>
      <text:p text:style-name="P77"/>
      <text:p text:style-name="P99">@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text:span></text:p>
      <text:p text:style-name="Preformatted_20_Text">}</text:p>
      <text:p text:style-name="Preformatted_20_Text"/>
      <text:p text:style-name="P99">@Test</text:p>
      <text:p text:style-name="Preformatted_20_Text"><text:span text:style-name="T68">public</text:span><text:span text:style-name="T34"> </text:span><text:span text:style-name="T68">void</text:span><text:span text:style-name="T34"> two()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text:span><text:span text:style-name="T41">1, </text:span><text:span text:style-name="T34">3));</text:span></text:p>
      <text:p text:style-name="Preformatted_20_Text">}</text:p>
      <text:p text:style-name="Preformatted_20_Text"/>
      <text:p text:style-name="P99">@Test</text:p>
      <text:p text:style-name="Preformatted_20_Text"><text:span text:style-name="T68">public</text:span><text:span text:style-name="T34"> </text:span><text:span text:style-name="T68">void</text:span><text:span text:style-name="T34"> thre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0.5, TraceReductionType.</text:span><text:span text:style-name="T79">RANDOM</text:span><text:span text:style-name="T34">,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4</text:bookmark-ref></text:span><text:span text:style-name="T15">).</text:span></text:p>
      <text:p text:style-name="P22"/>
      <text:p text:style-name="Text_20_body">The VDMJUnitTest framework provides the following methods to tests:</text:p>
      <text:list xml:id="list1444180436" text:style-name="L1">
        <text:list-item>
          <text:p text:style-name="P166"><text:span text:style-name="T46">setRelease(Release) </text:span><text:span text:style-name="T81">to specify the language release to parse. The default is VDM classic.</text:span></text:p>
        </text:list-item>
        <text:list-item>
          <text:p text:style-name="P167">readSpecification([Charset], file/dirs...) <text:span text:style-name="T81">to parse and type check specification files.</text:span></text:p>
        </text:list-item>
        <text:list-item>
          <text:p text:style-name="P167">init <text:span text:style-name="T81">to (re)initialize a loaded specification.</text:span></text:p>
        </text:list-item>
        <text:list-item>
          <text:p text:style-name="P167">setDefault(Name) <text:span text:style-name="T81">to set the default module or class name.</text:span></text:p>
        </text:list-item>
        <text:list-item>
          <text:p text:style-name="P167">create(Name, Expr) <text:span text:style-name="T81">for VDM++ and VDM-RT only, to create temporary object values</text:span></text:p>
        </text:list-item>
        <text:list-item>
          <text:p text:style-name="P167">run(Expr) <text:span text:style-name="T81">to parse and evaluate the expression and return a VDMJ Value.</text:span></text:p>
        </text:list-item>
        <text:list-item>
          <text:p text:style-name="P167">runInt(Expr) <text:span text:style-name="T81">same as run, but return a long.</text:span></text:p>
        </text:list-item>
        <text:list-item>
          <text:p text:style-name="P167">runReal(Expr) <text:span text:style-name="T81">same as run, but return a double.</text:span></text:p>
        </text:list-item>
        <text:list-item>
          <text:p text:style-name="P167">runBool(Expr) <text:span text:style-name="T81">same as run, but return a boolean.</text:span></text:p>
        </text:list-item>
        <text:list-item>
          <text:p text:style-name="P167">runTrace(Name) <text:span text:style-name="T81">run all the tests from the named combinatorial trace.</text:span></text:p>
        </text:list-item>
        <text:list-item>
          <text:p text:style-name="P167">runTrace(Name, <text:span text:style-name="T93">first, last</text:span>) <text:span text:style-name="T81">run the specific test </text:span><text:span text:style-name="T82">range</text:span><text:span text:style-name="T81"> from a trace.</text:span></text:p>
        </text:list-item>
        <text:list-item>
          <text:p text:style-name="P167">runTrace(Name, subset, method, seed) <text:span text:style-name="T81">run a subset of tests, reduced by the given method.</text:span></text:p>
        </text:list-item>
        <text:list-item>
          <text:p text:style-name="P168">assertVDM([Message], Value, VDM assertion) <text:span text:style-name="T81">test value against a VDM assertion</text:span></text:p>
        </text:list-item>
        <text:list-item>
          <text:p text:style-name="P168">assertVDM([Message], Expr, VDM assertion) <text:span text:style-name="T81">test VDM expression against VDM assertion</text:span></text:p>
        </text:list-item>
      </text:list>
      <text:p text:style-name="P126"/>
      <text:p text:style-name="P126">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81">A subclass of the VDMJ </text:span><text:span text:style-name="T14">Value</text:span><text:span text:style-name="T81"> class is returned from the </text:span><text:span text:style-name="T14">run</text:span><text:span text:style-name="T31"> method, which allows any value to be returned. Such </text:span><text:span text:style-name="T14">Value</text:span><text:span text:style-name="T31"> objects either have fields or getter methods to allow them to be examined, though note that many </text:span><text:span text:style-name="T14">Value</text:span><text:span text:style-name="T31"> subtypes contain other </text:span><text:span text:style-name="T14">Values</text:span><text:span text:style-name="T31"> – for example, a </text:span><text:span text:style-name="T14">SetValue</text:span><text:span text:style-name="T31"> contains a set of </text:span><text:span text:style-name="T14">Values</text:span><text:span text:style-name="T31">, and a </text:span><text:span text:style-name="T14">RecordValue</text:span><text:span text:style-name="T31"> contains a map of String field names to </text:span><text:span text:style-name="T14">Values</text:span><text:span text:style-name="T31">. </text:span><text:span text:style-name="T14">Values</text:span><text:span text:style-name="T31"> can be converted to Java primitives using (for example) the </text:span><text:span text:style-name="T14">boolValue</text:span><text:span text:style-name="T31"> or </text:span><text:span text:style-name="T14">realValue</text:span><text:span text:style-name="T31"> methods.</text:span></text:p>
      <text:p text:style-name="P15">To execute JUnit tests with VDMJUnit, you need to have the VDMJ jar as well as the Junit 4 and VDMJUnit jars on the classpath.</text:p>
      <text:p text:style-name="P15">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98"/>
      <text:p text:style-name="P98"/>
      <text:p text:style-name="Preformatted_20_Text"><text:span text:style-name="T68">public</text:span><text:span text:style-name="T34"> </text:span><text:span text:style-name="T68">class</text:span><text:span text:style-name="T34"> NonJUnitExample </text:span><text:span text:style-name="T68">extends</text:span><text:span text:style-name="T34"> VDMJUnitTestSL</text:span></text:p>
      <text:p text:style-name="Preformatted_20_Text">{</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main(String[] args) </text:span><text:span text:style-name="T68">throws</text:span><text:span text:style-name="T34"> Exception</text:span></text:p>
      <text:p text:style-name="Preformatted_20_Text"><text:tab/>{</text:p>
      <text:p text:style-name="Preformatted_20_Text"><text:span text:style-name="T34"><text:tab/><text:tab/></text:span><text:span text:style-name="T68">new</text:span><text:span text:style-name="T34"> NonJUnitExample().execute(args);</text:span></text:p>
      <text:p text:style-name="Preformatted_20_Text"><text:tab/>}</text:p>
      <text:p text:style-name="Preformatted_20_Text"><text:tab/></text:p>
      <text:p text:style-name="Preformatted_20_Text"><text:span text:style-name="T34"><text:tab/></text:span><text:span text:style-name="T68">public</text:span><text:span text:style-name="T34"> </text:span><text:span text:style-name="T68">void</text:span><text:span text:style-name="T34"> execute(String[] args) </text:span><text:span text:style-name="T68">throws</text:span><text:span text:style-name="T34"> Exception</text:span></text:p>
      <text:p text:style-name="Preformatted_20_Text"><text:tab/>{</text:p>
      <text:p text:style-name="Preformatted_20_Text"><text:span text:style-name="T34"><text:tab/><text:tab/></text:span><text:span text:style-name="T40">setRelease</text:span><text:span text:style-name="T34">(Release.</text:span><text:span text:style-name="T79">VDM_10</text:span><text:span text:style-name="T34">);</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4"><text:tab/><text:tab/>System.</text:span><text:span text:style-name="T79">out</text:span><text:span text:style-name="T34">.println(run(args[1]));</text:span></text:p>
      <text:p text:style-name="Preformatted_20_Text"><text:tab/>}</text:p>
      <text:p text:style-name="P78">}</text:p>
      <text:list xml:id="list163842128421454" text:continue-list="list163840953595134" text:style-name="Outline">
        <text:list-item>
          <text:h text:style-name="Heading_20_1" text:outline-level="1"><text:bookmark-start text:name="__RefHeading__5914_1803781844"/>Combinatorial Testing<text:bookmark-end text:name="__RefHeading__5914_1803781844"/></text:h>
        </text:list-item>
      </text:list>
      <text:p text:style-name="P3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9">For example:</text:p>
      <text:p text:style-name="P58"/>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3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8">class Tester</text:p>
      <text:p text:style-name="P58">instance variables</text:p>
      <text:p text:style-name="P58"><text:tab/>obj:Tested := new Tested();</text:p>
      <text:p text:style-name="P58"/>
      <text:p text:style-name="P58">traces</text:p>
      <text:p text:style-name="P58"><text:tab/>test1: obj.op1();</text:p>
      <text:p text:style-name="P58"><text:tab/>test2: obj.op1(); obj.op1(); obj.op1();</text:p>
      <text:p text:style-name="P58"/>
      <text:p text:style-name="P58">end Tester</text:p>
      <text:p text:style-name="P58"/>
      <text:p text:style-name="P58"/>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9">If this specification is loaded into the VDMJ interpreter, the following output is produced:</text:p>
      <text:p text:style-name="P58"/>
      <text:p text:style-name="P43">&gt; runtrace Tester`test1</text:p>
      <text:p text:style-name="P102">Generated 1 tests</text:p>
      <text:p text:style-name="P102">Test 1 = obj.op1()</text:p>
      <text:p text:style-name="P102">Result = [1, PASSED]</text:p>
      <text:p text:style-name="P102">Executed in 0.013 secs. </text:p>
      <text:p text:style-name="P102">All tests passed</text:p>
      <text:p text:style-name="Preformatted_20_Text"/>
      <text:p text:style-name="P43">&gt; runtrace Tester`test2</text:p>
      <text:p text:style-name="P55">Generated 1 tests</text:p>
      <text:p text:style-name="P55">Test 1 = obj.op1(); obj.op1(); obj.op1()</text:p>
      <text:p text:style-name="P55">Result = [1, 2, 3, PASSED]</text:p>
      <text:p text:style-name="P55">Executed in 0.01 secs. </text:p>
      <text:p text:style-name="P55">All tests passed</text:p>
      <text:p text:style-name="P54"/>
      <text:p text:style-name="P53"/>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8"/>
      <text:p text:style-name="Preformatted_20_Text"><text:span text:style-name="T15"><text:tab/>test2: obj.op1()</text:span><text:span text:style-name="T30">{1,5}</text:span></text:p>
      <text:p text:style-name="P58"/>
      <text:p text:style-name="P58"/>
      <text:p text:style-name="P9">That indicates that the op1 call is to be made once, then twice, then three times and so on, up to five times – ie. this single trace specification actually describes five separate tests:</text:p>
      <text:p text:style-name="P58"/>
      <text:p text:style-name="P62">&gt; runtrace Tester`test2a</text:p>
      <text:p text:style-name="P69">Generated 5 tests</text:p>
      <text:p text:style-name="P69">Test 1 = obj.op1()</text:p>
      <text:p text:style-name="P69">Result = [1, PASSED]</text:p>
      <text:p text:style-name="P69">Test 2 = obj.op1(); obj.op1()</text:p>
      <text:p text:style-name="P69">Result = [1, 2, PASSED]</text:p>
      <text:p text:style-name="P69">Test 3 = obj.op1(); obj.op1(); obj.op1()</text:p>
      <text:p text:style-name="P69">Result = [1, 2, 3, PASSED]</text:p>
      <text:p text:style-name="P69">Test 4 = obj.op1(); obj.op1(); obj.op1(); obj.op1()</text:p>
      <text:p text:style-name="P69">Result = [1, 2, 3, 4, PASSED]</text:p>
      <text:p text:style-name="P69">Test 5 = obj.op1(); obj.op1(); obj.op1(); obj.op1(); obj.op1()</text:p>
      <text:p text:style-name="P69">Result = [1, 2, 3, 4, 5, PASSED]</text:p>
      <text:p text:style-name="P69">Executed in 0.02 secs. </text:p>
      <text:p text:style-name="P54"><text:span text:style-name="T16">All tests passed</text:span> </text:p>
      <text:p text:style-name="P53"/>
      <text:p text:style-name="P53"/>
      <text:p text:style-name="P9">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93"><text:tab/><text:tab/>let x in set {1,...,10} be <text:span text:style-name="T34">st</text:span> x <text:span text:style-name="T34">mod</text:span> 2 = 0 in</text:p>
      <text:p text:style-name="Preformatted_20_Text"><text:tab/><text:tab/><text:tab/>let y = x + 1 in</text:p>
      <text:p text:style-name="P93"><text:tab/><text:tab/><text:tab/><text:tab/>(<text:span text:style-name="T34">obj</text:span>.op1(); <text:span text:style-name="T34">obj</text:span>.op2(x,y){1,2} | <text:span text:style-name="T34">obj</text:span>.op1())</text:p>
      <text:p text:style-name="P93"/>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85">&gt; runtrace Tester`test3</text:p>
      <text:p text:style-name="P79">Generated 15 tests</text:p>
      <text:p text:style-name="P79">Test 1 = obj.op1(); obj.op2(2, 3)</text:p>
      <text:p text:style-name="P79">Result = [1, 6, PASSED]</text:p>
      <text:p text:style-name="P79">Test 2 = obj.op1(); obj.op2(2, 3); obj.op2(2, 3)</text:p>
      <text:p text:style-name="P79">Result = [1, 6, 11, PASSED]</text:p>
      <text:p text:style-name="P79">Test 3 = obj.op1(); obj.op1()</text:p>
      <text:p text:style-name="P79">Result = [1, 2, PASSED]</text:p>
      <text:p text:style-name="P79">Test 4 = obj.op1(); obj.op2(4, 5)</text:p>
      <text:p text:style-name="P79"><text:soft-page-break/>Result = [1, 10, PASSED]</text:p>
      <text:p text:style-name="P79">Test 5 = obj.op1(); obj.op2(4, 5); obj.op2(4, 5)</text:p>
      <text:p text:style-name="P79">Result = [1, 10, 19, PASSED]</text:p>
      <text:p text:style-name="P79">Test 6 = obj.op1(); obj.op1()</text:p>
      <text:p text:style-name="P79">Result = [1, 2, PASSED]</text:p>
      <text:p text:style-name="P79">Test 7 = obj.op1(); obj.op2(6, 7)</text:p>
      <text:p text:style-name="P79">Result = [1, 14, PASSED]</text:p>
      <text:p text:style-name="P79">Test 8 = obj.op1(); obj.op2(6, 7); obj.op2(6, 7)</text:p>
      <text:p text:style-name="P79">Result = [1, 14, 27, PASSED]</text:p>
      <text:p text:style-name="P79">Test 9 = obj.op1(); obj.op1()</text:p>
      <text:p text:style-name="P79">Result = [1, 2, PASSED]</text:p>
      <text:p text:style-name="P79">Test 10 = obj.op1(); obj.op2(8, 9)</text:p>
      <text:p text:style-name="P79">Result = [1, 18, PASSED]</text:p>
      <text:p text:style-name="P79">Test 11 = obj.op1(); obj.op2(8, 9); obj.op2(8, 9)</text:p>
      <text:p text:style-name="P79">Result = [1, 18, 35, PASSED]</text:p>
      <text:p text:style-name="P79">Test 12 = obj.op1(); obj.op1()</text:p>
      <text:p text:style-name="P79">Result = [1, 2, PASSED]</text:p>
      <text:p text:style-name="P79">Test 13 = obj.op1(); obj.op2(10, 11)</text:p>
      <text:p text:style-name="P79">Result = [1, 22, PASSED]</text:p>
      <text:p text:style-name="P79">Test 14 = obj.op1(); obj.op2(10, 11); obj.op2(10, 11)</text:p>
      <text:p text:style-name="P79">Result = [1, 22, 43, PASSED]</text:p>
      <text:p text:style-name="P79">Test 15 = obj.op1(); obj.op1()</text:p>
      <text:p text:style-name="P79">Result = [1, 2, PASSED]</text:p>
      <text:p text:style-name="P79">Executed in 0.055 secs. </text:p>
      <text:p text:style-name="P79">All tests passed</text:p>
      <text:p text:style-name="P80"/>
      <text:p text:style-name="P78"/>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3"><text:tab/>public op2: <text:span text:style-name="T34">int</text:span> * <text:span text:style-name="T34">int</text:span> ==&gt; <text:span text:style-name="T34">int</text:span></text:p>
      <text:p text:style-name="P93"><text:tab/><text:tab/>op2(x, y) == ( total := total + x + y; return total; )</text:p>
      <text:p text:style-name="P93"><text:tab/><text:tab/>post total &lt; 10;</text:p>
      <text:p text:style-name="Preformatted_20_Text">...</text:p>
      <text:p text:style-name="Preformatted_20_Text"/>
      <text:p text:style-name="P44">&gt; runtrace Tester`test3</text:p>
      <text:p text:style-name="P103">Generated 15 tests</text:p>
      <text:p text:style-name="P103">Test 1 = obj.op1(); obj.op2(2, 3)</text:p>
      <text:p text:style-name="P103">Result = [1, 6, PASSED]</text:p>
      <text:p text:style-name="P103">Test 2 = obj.op1(); obj.op2(2, 3); obj.op2(2, 3)</text:p>
      <text:p text:style-name="P103">Result = [1, 6, Error 4072: Postcondition failure: post_op2 in 'Tested' (test.vpp) at line 14:20, <text:span text:style-name="T46">FAILED</text:span>]</text:p>
      <text:p text:style-name="P103">Test 3 = obj.op1(); obj.op1()</text:p>
      <text:p text:style-name="P103">Result = [1, 2, PASSED]</text:p>
      <text:p text:style-name="P103">Test 4 = obj.op1(); obj.op2(4, 5)</text:p>
      <text:p text:style-name="P103">Result = [1, Error 4072: Postcondition failure: post_op2 in 'Tested' (test.vpp) at line 14:20, <text:span text:style-name="T46">FAILED</text:span>]</text:p>
      <text:p text:style-name="P103">Test 5 = obj.op1(); obj.op2(4, 5); obj.op2(4, 5)</text:p>
      <text:p text:style-name="P44">Test 5 FILTERED by test 4</text:p>
      <text:p text:style-name="P103">Test 6 = obj.op1(); obj.op1()</text:p>
      <text:p text:style-name="P103"><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2">&gt; savetrace output<text:span text:style-name="T86">file</text:span></text:p>
      <text:p text:style-name="Preformatted_20_Text">runtrace output redirected to output<text:span text:style-name="T86">file</text:span></text:p>
      <text:p text:style-name="P42">&gt; runtrace Tester`test3</text:p>
      <text:p text:style-name="Preformatted_20_Text">Trace output sent to output<text:span text:style-name="T86">file</text:span></text:p>
      <text:p text:style-name="Preformatted_20_Text">Executed in 0.111 secs. </text:p>
      <text:p text:style-name="Preformatted_20_Text">Some tests failed or indeterminate</text:p>
      <text:p text:style-name="P42">&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58"/>
      <text:p text:style-name="P92">&gt; runalltraces</text:p>
      <text:p text:style-name="P90">-------------------------------------</text:p>
      <text:p text:style-name="P90">runtrace A`T</text:p>
      <text:p text:style-name="P90">Generated 1 tests in 0.019 secs. </text:p>
      <text:p text:style-name="P90">Test 1 = op()</text:p>
      <text:p text:style-name="P90">Result = [(), PASSED]</text:p>
      <text:p text:style-name="P90">Executed in 0.0070 secs. </text:p>
      <text:p text:style-name="P90">All tests passed</text:p>
      <text:p text:style-name="P90">-------------------------------------</text:p>
      <text:p text:style-name="P90">runtrace B`T</text:p>
      <text:p text:style-name="P90">Generated 1 tests in 0.0 secs. </text:p>
      <text:p text:style-name="P90">Test 1 = op()</text:p>
      <text:p text:style-name="P90">Result = [(), PASSED]</text:p>
      <text:p text:style-name="P90">Executed in 0.0010 secs. </text:p>
      <text:p text:style-name="P90">All tests passed</text:p>
      <text:p text:style-name="P90">&gt; </text:p>
      <text:list xml:id="list163842168968014"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48"><text:tab/>T1: let x in set {111, 222} in obj.</text:span><text:span text:style-name="T35">op</text:span><text:span text:style-name="T60">(x){1, 3}</text:span></text:p>
      <text:p text:style-name="Preformatted_20_Text"/>
      <text:p text:style-name="Preformatted_20_Text"/>
      <text:p text:style-name="P84">&gt; runtrace Tester`T1<text:tab/><text:tab/>-- run everything, as before</text:p>
      <text:p text:style-name="P104">Generated 6 tests</text:p>
      <text:p text:style-name="P104">Test 1 = obj.op(111)</text:p>
      <text:p text:style-name="P104">Result = [111, PASSED]</text:p>
      <text:p text:style-name="P104">Test 2 = obj.op(111); obj.op(111)</text:p>
      <text:p text:style-name="P104">Result = [111, 222, PASSED]</text:p>
      <text:p text:style-name="P104">Test 3 = obj.op(111); obj.op(111); obj.op(111)</text:p>
      <text:p text:style-name="P104"><text:soft-page-break/>Result = [111, 222, 333, PASSED]</text:p>
      <text:p text:style-name="P104">Test 4 = obj.op(222)</text:p>
      <text:p text:style-name="P104">Result = [222, PASSED]</text:p>
      <text:p text:style-name="P104">Test 5 = obj.op(222); obj.op(222)</text:p>
      <text:p text:style-name="P104">Result = [222, 444, PASSED]</text:p>
      <text:p text:style-name="P104">Test 6 = obj.op(222); obj.op(222); obj.op(222)</text:p>
      <text:p text:style-name="P104">Result = [222, 444, 666, PASSED]</text:p>
      <text:p text:style-name="P104">Executed in 0.02 secs. </text:p>
      <text:p text:style-name="P104">All tests passed</text:p>
      <text:p text:style-name="Preformatted_20_Text"/>
      <text:p text:style-name="P84">&gt; runtrace Tester`T1 5<text:tab/><text:tab/>-- just run test 5</text:p>
      <text:p text:style-name="P104">Generated 6 tests</text:p>
      <text:p text:style-name="P104">Test 5 = obj.op(222); obj.op(222)</text:p>
      <text:p text:style-name="P104">Result = [222, 444, PASSED]</text:p>
      <text:p text:style-name="P104">Excluded 5 tests</text:p>
      <text:p text:style-name="P104">Executed in 0.005 secs. </text:p>
      <text:p text:style-name="P104">All tests passed</text:p>
      <text:p text:style-name="Preformatted_20_Text"/>
      <text:p text:style-name="P45">&gt; break op</text:p>
      <text:p text:style-name="P104">Created break [1] in 'Tested' (test.vpp) at line 10:18</text:p>
      <text:p text:style-name="P104">10: <text:s/><text:tab/><text:tab/>op(a) == ( total := total + a; return total; );</text:p>
      <text:p text:style-name="P45">&gt; runtrace Tester`T1 5</text:p>
      <text:p text:style-name="P104">Generated 6 tests</text:p>
      <text:p text:style-name="P104">Stopped break [1] in 'Tested' (test.vpp) at line 10:18</text:p>
      <text:p text:style-name="P104">10: <text:s/><text:tab/><text:tab/>op(a) == ( total := total + a; return total; );</text:p>
      <text:p text:style-name="P45">[CTMainThread-396]&gt; p total</text:p>
      <text:p text:style-name="P104">total = 0</text:p>
      <text:p text:style-name="P105"><text:span text:style-name="T84">[CTMainThread-396]&gt; </text:span><text:span text:style-name="T47">c</text:span></text:p>
      <text:p text:style-name="P104">Stopped break [1] in 'Tested' (test.vpp) at line 10:18</text:p>
      <text:p text:style-name="P104">10: <text:s/><text:tab/><text:tab/>op(a) == ( total := total + a; return total; );</text:p>
      <text:p text:style-name="P45">[CTMainThread-396]&gt; p total</text:p>
      <text:p text:style-name="P104">total = 222</text:p>
      <text:p text:style-name="P45">[CTMainThread-396]&gt; p a</text:p>
      <text:p text:style-name="P104">a = 222</text:p>
      <text:p text:style-name="P45">[CTMainThread-396]&gt; c</text:p>
      <text:p text:style-name="P104">Test 5 = obj.op(222); obj.op(222)</text:p>
      <text:p text:style-name="P104">Result = [222, 444, PASSED]</text:p>
      <text:p text:style-name="P104">Excluded 5 tests</text:p>
      <text:p text:style-name="P104">Executed in 41.841 secs. </text:p>
      <text:p text:style-name="P105"><text:span text:style-name="T84">All tests passed</text:span> </text:p>
      <text:p text:style-name="Preformatted_20_Text"/>
      <text:p text:style-name="P42">&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3">class A</text:p>
      <text:p text:style-name="P93">operations</text:p>
      <text:p text:style-name="P93"><text:tab/>public <text:span text:style-name="T34">op</text:span>: <text:span text:style-name="T34">int</text:span> * <text:span text:style-name="T34">int</text:span> ==&gt; ()</text:p>
      <text:p text:style-name="P93"><text:tab/><text:span text:style-name="T34">op</text:span>(a, b) == let - = a/b in skip;</text:p>
      <text:p text:style-name="P93"><text:tab/></text:p>
      <text:p text:style-name="P93">end A</text:p>
      <text:p text:style-name="P93"/>
      <text:p text:style-name="P93">class B</text:p>
      <text:p text:style-name="P93">instance variables</text:p>
      <text:p text:style-name="P93"><text:tab/>obj:A := new A();</text:p>
      <text:p text:style-name="P93"><text:soft-page-break/><text:tab/></text:p>
      <text:p text:style-name="P93">traces</text:p>
      <text:p text:style-name="P93"><text:tab/>T: let x in set {-1, 0, 1} in <text:span text:style-name="T34">obj</text:span>.<text:span text:style-name="T34">op</text:span>(1, x);</text:p>
      <text:p text:style-name="P93"><text:tab/></text:p>
      <text:p text:style-name="P94">end B</text:p>
      <text:p text:style-name="P94"/>
      <text:p text:style-name="P94"/>
      <text:p text:style-name="Text_20_body">If we simply run the B`T test, this will produce a result with a divide by zero error in the 2nd test:</text:p>
      <text:p text:style-name="Preformatted_20_Text"/>
      <text:p text:style-name="P42">&gt; runtrace B`T</text:p>
      <text:p text:style-name="P82">Generated 3 tests</text:p>
      <text:p text:style-name="P82">Test 1 = obj.op(1, -1)</text:p>
      <text:p text:style-name="P82">Result = [(), PASSED]</text:p>
      <text:p text:style-name="P82">Test 2 = obj.op(1, 0)</text:p>
      <text:p text:style-name="P82">Result = [Error 4134: Infinite or NaN trouble in 'A' (test.vpp) at line 4:26, FAILED]</text:p>
      <text:p text:style-name="P82">Test 3 = obj.op(1, 1)</text:p>
      <text:p text:style-name="P82">Result = [(), PASSED]</text:p>
      <text:p text:style-name="P82">Executed in 0.014 secs. </text:p>
      <text:p text:style-name="P82">Some tests failed or indeterminate</text:p>
      <text:p text:style-name="P105"><text:span text:style-name="T36">&gt; </text:span><text:span text:style-name="T35"><text:s/></text:span></text:p>
      <text:p text:style-name="Preformatted_20_Text"/>
      <text:p text:style-name="Text_20_body">So we might try to set a breakpoint on the operation, re-run just the second test and step into the evaluation.</text:p>
      <text:p text:style-name="Preformatted_20_Text"/>
      <text:p text:style-name="P42">&gt; break op</text:p>
      <text:p text:style-name="P104">Created break [1] in 'A' (test.vpp) at line 4:17</text:p>
      <text:p text:style-name="P104">4: <text:s/><text:tab/>op(a, b) == let - = a/b in skip;</text:p>
      <text:p text:style-name="P45">&gt; runtrace B`T 2</text:p>
      <text:p text:style-name="P104">Generated 3 tests</text:p>
      <text:p text:style-name="P104">Stopped break [1] in 'A' (test.vpp) at line 4:17</text:p>
      <text:p text:style-name="P104">4: <text:s/><text:tab/>op(a, b) == let - = a/b in skip;</text:p>
      <text:p text:style-name="P45">[CTMainThread-400]&gt; n</text:p>
      <text:p text:style-name="P104">Test 2 = obj.op(1, 0)</text:p>
      <text:p text:style-name="P104">Result = [Error 4134: Infinite or NaN trouble in 'A' (test.vpp) at line 4:26, FAILED]</text:p>
      <text:p text:style-name="P104">Excluded 2 tests</text:p>
      <text:p text:style-name="P104">Executed in 10.305 secs. </text:p>
      <text:p text:style-name="P104">Some tests failed or indeterminate</text:p>
      <text:p text:style-name="P105"><text:span text:style-name="T8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84">&gt; remove 1</text:p>
      <text:p text:style-name="P78">Cleared break [1] in 'A' (CT.vpp) at line 4:17</text:p>
      <text:p text:style-name="P78">4: <text:s/><text:tab/>op(a, b) == let - = a/b in skip;</text:p>
      <text:p text:style-name="P86">&gt; debugtrace B`T 2</text:p>
      <text:p text:style-name="P83">Generated 3 tests</text:p>
      <text:p text:style-name="P83">Stopped in 'A' (test.vpp) at line 4:26</text:p>
      <text:p text:style-name="P83">4: <text:s/><text:tab/>op(a, b) == let - = a/b in skip;</text:p>
      <text:p text:style-name="P86">[CTMainThread-11]&gt; p a</text:p>
      <text:p text:style-name="P83">a = 1</text:p>
      <text:p text:style-name="P86">[CTMainThread-11]&gt; p b</text:p>
      <text:p text:style-name="P83">b = 0</text:p>
      <text:p text:style-name="P86">[CTMainThread-11]&gt; stack</text:p>
      <text:p text:style-name="P83">Stopped [CTMainThread-11] in 'A' (test.vpp) at line 4:26</text:p>
      <text:p text:style-name="P83">In context of let statement in 'A' (test.vpp) at line 4:17</text:p>
      <text:p text:style-name="P83"><text:soft-page-break/><text:tab/>self = A{#1}</text:p>
      <text:p text:style-name="P83"><text:tab/>b = 0</text:p>
      <text:p text:style-name="P83"><text:tab/>a = 1</text:p>
      <text:p text:style-name="P83">In object context of op(a, b) in 'B' (test.vpp) at line 13:35</text:p>
      <text:p text:style-name="P83">In object context of B() in 'B' (test.vpp) at line 8:7</text:p>
      <text:p text:style-name="P83">In root context of public static environment</text:p>
      <text:p text:style-name="P86">[CTMainThread-11]&gt; c</text:p>
      <text:p text:style-name="P83">Test 2 = obj.op(1, 0)</text:p>
      <text:p text:style-name="P83">Result = [Error 4134: Infinite or NaN trouble in 'A' (test.vpp) at line 4:26, FAILED]</text:p>
      <text:p text:style-name="P83">Excluded 2 tests</text:p>
      <text:p text:style-name="P83">Executed in 49.197 secs. </text:p>
      <text:p text:style-name="P83">Some tests failed or indeterminate</text:p>
      <text:p text:style-name="P81"><text:span text:style-name="T85">&gt; </text:span><text:s/></text:p>
      <text:list xml:id="list16384041094493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88">20</text:span>} in op(x){1,<text:span text:style-name="T87">6</text:span>};</text:p>
      <text:p text:style-name="Preformatted_20_Text"/>
      <text:p text:style-name="Text_20_body">That generates <text:span text:style-name="T88">120</text:span> tests...</text:p>
      <text:p text:style-name="Preformatted_20_Text"/>
      <text:p text:style-name="P48">&gt; runtrace T</text:p>
      <text:p text:style-name="P108">Generated 120 tests</text:p>
      <text:p text:style-name="P108">Test 1 = op(1)</text:p>
      <text:p text:style-name="P108">Result = [(), PASSED]</text:p>
      <text:p text:style-name="P108">Test 2 = op(1); op(1)</text:p>
      <text:p text:style-name="P108">Result = [(), (), PASSED]</text:p>
      <text:p text:style-name="P108">Test 3 = op(1); op(1); op(1)</text:p>
      <text:p text:style-name="P108">Result = [(), (), (), PASSED]</text:p>
      <text:p text:style-name="P108">Test 4 = op(1); op(1); op(1); op(1)</text:p>
      <text:p text:style-name="P108">Result = [(), (), (), (), PASSED]</text:p>
      <text:p text:style-name="Preformatted_20_Text">...</text:p>
      <text:p text:style-name="P108">Test 117 = op(20); op(20); op(20)</text:p>
      <text:p text:style-name="P108">Result = [(), (), (), PASSED]</text:p>
      <text:p text:style-name="P108">Test 118 = op(20); op(20); op(20); op(20)</text:p>
      <text:p text:style-name="P108">Result = [(), (), (), (), PASSED]</text:p>
      <text:p text:style-name="P108">Test 119 = op(20); op(20); op(20); op(20); op(20)</text:p>
      <text:p text:style-name="P108">Result = [(), (), (), (), (), PASSED]</text:p>
      <text:p text:style-name="P108">Test 120 = op(20); op(20); op(20); op(20); op(20); op(20)</text:p>
      <text:p text:style-name="P108">Result = [(), (), (), (), (), (), PASSED]</text:p>
      <text:p text:style-name="P108">Executed in 0.163 secs. </text:p>
      <text:p text:style-name="P108">All tests passed</text:p>
      <text:p text:style-name="P110"><text:span text:style-name="T88">&gt; </text:span><text:s/></text:p>
      <text:p text:style-name="Preformatted_20_Text"/>
      <text:p text:style-name="P20">You can see how a similar trace could generate thousands or millions of tests. <text:span text:style-name="T93">The simplest way to reduce the number of tests executed is to specify a range of test numbers to run. For example:</text:span></text:p>
      <text:p text:style-name="P49"/>
      <text:p text:style-name="P49">&gt; runtrace T <text:span text:style-name="T93">100 110</text:span></text:p>
      <text:p text:style-name="P90">Generated 120 tests</text:p>
      <text:p text:style-name="P90">Test 100 = op(17); op(17); op(17); op(17)</text:p>
      <text:p text:style-name="P90">Result = [18, 18, 18, 18, PASSED]</text:p>
      <text:p text:style-name="P90">Test 101 = op(17); op(17); op(17); op(17); op(17)</text:p>
      <text:p text:style-name="P90">Result = [18, 18, 18, 18, 18, PASSED]</text:p>
      <text:p text:style-name="P90"><text:soft-page-break/>Test 102 = op(17); op(17); op(17); op(17); op(17); op(17)</text:p>
      <text:p text:style-name="P90">Result = [18, 18, 18, 18, 18, 18, PASSED]</text:p>
      <text:p text:style-name="P90">Test 103 = op(18)</text:p>
      <text:p text:style-name="P90">Result = [19, PASSED]</text:p>
      <text:p text:style-name="P90">Test 104 = op(18); op(18)</text:p>
      <text:p text:style-name="P90">Result = [19, 19, PASSED]</text:p>
      <text:p text:style-name="P90">Test 105 = op(18); op(18); op(18)</text:p>
      <text:p text:style-name="P90">Result = [19, 19, 19, PASSED]</text:p>
      <text:p text:style-name="P90">Test 106 = op(18); op(18); op(18); op(18)</text:p>
      <text:p text:style-name="P90">Result = [19, 19, 19, 19, PASSED]</text:p>
      <text:p text:style-name="P90">Test 107 = op(18); op(18); op(18); op(18); op(18)</text:p>
      <text:p text:style-name="P90">Result = [19, 19, 19, 19, 19, PASSED]</text:p>
      <text:p text:style-name="P90">Test 108 = op(18); op(18); op(18); op(18); op(18); op(18)</text:p>
      <text:p text:style-name="P90">Result = [19, 19, 19, 19, 19, 19, PASSED]</text:p>
      <text:p text:style-name="P90">Test 109 = op(19)</text:p>
      <text:p text:style-name="P90">Result = [20, PASSED]</text:p>
      <text:p text:style-name="P90">Test 110 = op(19); op(19)</text:p>
      <text:p text:style-name="P90">Result = [20, 20, PASSED]</text:p>
      <text:p text:style-name="P91">Excluded 109 tests</text:p>
      <text:p text:style-name="P90">Executed in 0.012 secs. </text:p>
      <text:p text:style-name="P90">All tests passed</text:p>
      <text:p text:style-name="P109">&gt;</text:p>
      <text:p text:style-name="P114"/>
      <text:p text:style-name="Text_20_body">Notice that the tests executed include the range specified, and that as a result <text:span text:style-name="T93">109 of the 120 tests were excluded. This method of trace reduction is useful if a very large number of tests need to be executed, and it is convenient to (say) execute one million per day, and check the results.</text:span></text:p>
      <text:p text:style-name="P20"><text:span text:style-name="T93">Another way</text:span> to reduce the number of tests executed <text:span text:style-name="T93">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08"/>
      <text:p text:style-name="P48">&gt; filter 10</text:p>
      <text:p text:style-name="P108">Trace filter currently 10.0% RANDOM (seed 0)</text:p>
      <text:p text:style-name="P48">&gt; runtrace T</text:p>
      <text:p text:style-name="P108">Generated 120 tests, reduced to 12</text:p>
      <text:p text:style-name="P108">Test 5 = op(1); op(1); op(1); op(1); op(1)</text:p>
      <text:p text:style-name="P108">Result = [(), (), (), (), (), PASSED]</text:p>
      <text:p text:style-name="P108">Test 41 = op(7); op(7); op(7); op(7); op(7)</text:p>
      <text:p text:style-name="P108">Result = [(), (), (), (), (), PASSED]</text:p>
      <text:p text:style-name="P108">Test 43 = op(8)</text:p>
      <text:p text:style-name="P108">Result = [(), PASSED]</text:p>
      <text:p text:style-name="P108">Test 56 = op(10); op(10)</text:p>
      <text:p text:style-name="P108">Result = [(), (), PASSED]</text:p>
      <text:p text:style-name="P108">Test 62 = op(11); op(11)</text:p>
      <text:p text:style-name="P108">Result = [(), (), PASSED]</text:p>
      <text:p text:style-name="P108">Test 70 = op(12); op(12); op(12); op(12)</text:p>
      <text:p text:style-name="P108">Result = [(), (), (), (), PASSED]</text:p>
      <text:p text:style-name="P108">Test 71 = op(12); op(12); op(12); op(12); op(12)</text:p>
      <text:p text:style-name="P108">Result = [(), (), (), (), (), PASSED]</text:p>
      <text:p text:style-name="P108">Test 78 = op(13); op(13); op(13); op(13); op(13); op(13)</text:p>
      <text:p text:style-name="P108">Result = [(), (), (), (), (), (), PASSED]</text:p>
      <text:p text:style-name="P108">Test 82 = op(14); op(14); op(14); op(14)</text:p>
      <text:p text:style-name="P108">Result = [(), (), (), (), PASSED]</text:p>
      <text:p text:style-name="P108">Test 92 = op(16); op(16)</text:p>
      <text:p text:style-name="P108">Result = [(), (), PASSED]</text:p>
      <text:p text:style-name="P108">Test 103 = op(18)</text:p>
      <text:p text:style-name="P108">Result = [(), PASSED]</text:p>
      <text:p text:style-name="P108">Test 109 = op(19)</text:p>
      <text:p text:style-name="P108">Result = [(), PASSED]</text:p>
      <text:p text:style-name="P108">Excluded 108 tests</text:p>
      <text:p text:style-name="P108">Executed in 0.039 secs. </text:p>
      <text:p text:style-name="P108">All tests passed</text:p>
      <text:p text:style-name="P108">&gt; </text:p>
      <text:p text:style-name="Preformatted_20_Text"/>
      <text:p text:style-name="Text_20_body"><text:soft-page-break/>Notice that now we only generate <text:span text:style-name="T88">12</text:span> tests (<text:span text:style-name="T88">10</text:span>% of <text:span text:style-name="T88">12</text:span>0). The <text:span text:style-name="T88">12</text:span> we get are selected at random from the <text:span text:style-name="T88">120</text:span>, so you can see the first one is number <text:span text:style-name="T88">5</text:span>, then <text:span text:style-name="T88">41</text:span>, and the last two are <text:span text:style-name="T88">103</text:span> and <text:span text:style-name="T88">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47"/>
      <text:p text:style-name="P50">&gt; seedtrace 12345</text:p>
      <text:p text:style-name="P56">Seed now set to 12345</text:p>
      <text:p text:style-name="P47">&gt; filter 1<text:span text:style-name="T89">0</text:span></text:p>
      <text:p text:style-name="P106">Trace filter currently 1<text:span text:style-name="T89">0</text:span>% RANDOM <text:span text:style-name="T87">(seed 12345)</text:span></text:p>
      <text:p text:style-name="P107">&gt;</text:p>
      <text:p text:style-name="P63"/>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6">&gt; filter shapes</text:span><text:span text:style-name="T64">_</text:span><text:span text:style-name="T46">novars</text:span></text:p>
      <text:p text:style-name="Preformatted_20_Text">Trace filter currently <text:span text:style-name="T89">10</text:span>% SHAPES_NOVARS <text:span text:style-name="T87">(seed 12345)</text:span></text:p>
      <text:p text:style-name="P46">&gt; runtrace T</text:p>
      <text:p text:style-name="P111">Generated 120 tests</text:p>
      <text:p text:style-name="P111">Test 1 = op(1)</text:p>
      <text:p text:style-name="P111">Result = [(), PASSED]</text:p>
      <text:p text:style-name="P111">Test 2 = op(1); op(1)</text:p>
      <text:p text:style-name="P111">Result = [(), (), PASSED]</text:p>
      <text:p text:style-name="P111">Test 3 = op(1); op(1); op(1)</text:p>
      <text:p text:style-name="P111">Result = [(), (), (), PASSED]</text:p>
      <text:p text:style-name="P111">Test 4 = op(1); op(1); op(1); op(1)</text:p>
      <text:p text:style-name="P111">Result = [(), (), (), (), PASSED]</text:p>
      <text:p text:style-name="P111">Test 5 = op(1); op(1); op(1); op(1); op(1)</text:p>
      <text:p text:style-name="P111">Result = [(), (), (), (), (), PASSED]</text:p>
      <text:p text:style-name="P111">Test 6 = op(1); op(1); op(1); op(1); op(1); op(1)</text:p>
      <text:p text:style-name="P111">Result = [(), (), (), (), (), (), PASSED]</text:p>
      <text:p text:style-name="P111">Test 71 = op(12); op(12); op(12); op(12); op(12)</text:p>
      <text:p text:style-name="P111">Result = [(), (), (), (), (), PASSED]</text:p>
      <text:p text:style-name="P111">Test 78 = op(13); op(13); op(13); op(13); op(13); op(13)</text:p>
      <text:p text:style-name="P111">Result = [(), (), (), (), (), (), PASSED]</text:p>
      <text:p text:style-name="P111">Test 82 = op(14); op(14); op(14); op(14)</text:p>
      <text:p text:style-name="P111">Result = [(), (), (), (), PASSED]</text:p>
      <text:p text:style-name="P111">Test 92 = op(16); op(16)</text:p>
      <text:p text:style-name="P111">Result = [(), (), PASSED]</text:p>
      <text:p text:style-name="P111">Test 103 = op(18)</text:p>
      <text:p text:style-name="P111">Result = [(), PASSED]</text:p>
      <text:p text:style-name="P111">Test 109 = op(19)</text:p>
      <text:p text:style-name="P111">Result = [(), PASSED]</text:p>
      <text:p text:style-name="P111">Excluded 108 tests</text:p>
      <text:p text:style-name="P111">Executed in 0.045 secs. </text:p>
      <text:p text:style-name="P111">All tests passed</text:p>
      <text:p text:style-name="Preformatted_20_Text"/>
      <text:p text:style-name="P42">&gt; filter</text:p>
      <text:p text:style-name="Preformatted_20_Text">Usage: filter %age | RANDOM | SHAPES_NOVARS | SHAPES_VARNAMES | SHAPES_VARVALUES</text:p>
      <text:p text:style-name="Preformatted_20_Text">Trace filter currently 10% SHAPES_NOVARS <text:span text:style-name="T87">(seed 0)</text:span></text:p>
      <text:p text:style-name="Preformatted_20_Text">&gt;</text:p>
      <text:p text:style-name="Preformatted_20_Text"/>
      <text:p text:style-name="P16">Notice that in the random 1<text:span text:style-name="T89">0</text:span>% reduction (giving <text:span text:style-name="T89">12</text:span> tests) <text:span text:style-name="T89">no tests were selected that had three op calls</text:span>. There are tests with <text:span text:style-name="T89">three</text:span> op calls, but this "shape" is missed entirely. By changing the filter to use shapes, a different set of tests is selected and this time those with a<text:span text:style-name="T89">ll</text:span> shape<text:span text:style-name="T89">s</text:span> <text:span text:style-name="T89">are</text:span> represented. <text:span text:style-name="T85">The first new instance of every shape will be present in the selected tests, plus a random selection of tests to achieve the filter percentage reduction requested.</text:span></text:p>
      <text:p text:style-name="P16"><text:soft-page-break/>The other reduction options additionally consider "let" variable names and their values when identifying shapes. See [11].</text:p>
      <text:list xml:id="list163841786987734" text:continue-numbering="true" text:style-name="Outline">
        <text:list-item>
          <text:h text:style-name="P152"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10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163842057355257"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105">default </text:span>syntax:</text:p>
      <text:p text:style-name="P118"/>
      <text:p text:style-name="P133">‘@’, identifier, [ ‘(‘, expression list, ‘)’ ]</text:p>
      <text:p text:style-name="P116"/>
      <text:p text:style-name="P28">So for example, <text:span text:style-name="T106">an operation in a VDM++ class could be annotated as follows:</text:span></text:p>
      <text:p text:style-name="P117"/>
      <text:p text:style-name="P134">class A</text:p>
      <text:p text:style-name="P134">operations</text:p>
      <text:p text:style-name="P134"><text:s text:c="4"/>-- @Override</text:p>
      <text:p text:style-name="P134"><text:s text:c="4"/>public add: nat * nat ==&gt; nat</text:p>
      <text:p text:style-name="P134"><text:s text:c="4"/>add(a, b) == ...</text:p>
      <text:p text:style-name="P117"/>
      <text:p text:style-name="P28">Or the value of variable<text:span text:style-name="T107">s</text:span> can be traced during execution as follows:</text:p>
      <text:p text:style-name="P117"/>
      <text:p text:style-name="P135">functions</text:p>
      <text:p text:style-name="P135"><text:s text:c="4"/>add: nat * nat +&gt; nat</text:p>
      <text:p text:style-name="P135"><text:s text:c="4"/>add(a, b) ==</text:p>
      <text:p text:style-name="P136"><text:span text:style-name="T107"><text:s text:c="8"/>/</text:span>* @Trace(a, b) *<text:span text:style-name="T107">/ a + b;</text:span></text:p>
      <text:list xml:id="list163842296484241"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2">$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2">$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2">$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2">$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8">&gt; </text:p>
      <text:p text:style-name="Preformatted_20_Text"/>
      <text:p text:style-name="Text_20_body">Appendix B lists the character set names that may be used with -c or -t.</text:p>
      <text:list xml:id="list163841425075216"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36">The property names are all of the form <text:span text:style-name="T49">vdmj.&lt;area&gt;.&lt;</text:span><text:span text:style-name="T52">some_</text:span><text:span text:style-name="T49">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4">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16">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text:span text:style-name="T53">package list</text:span> for annotation classes to load.</text:p>
      <text:p text:style-name="P150">vdmj.annotations.<text:span text:style-name="T53">packages</text:span> = com.fujitsu.vdmj.ast.annotations;annotations.ast</text:p>
      <text:p text:style-name="Preformatted_20_Text"/>
      <text:p text:style-name="Text_20_body">This is a <text:span text:style-name="T113">list of packages</text:span> that is used to look for annotation classes. For example @Warning would look for a class called ASTWarningAnnotation <text:span text:style-name="T113">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4">This property </text:span><text:span text:style-name="T115">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23"># The default timeslice (statements executed) for the FCFS policy</text:p>
      <text:p text:style-name="P123"><text:span text:style-name="T51">vdmj.</text:span>scheduler.fcfs_timeslice = 10</text:p>
      <text:p text:style-name="P123"/>
      <text:p text:style-name="P37">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23"/>
      <text:p text:style-name="P123"># The vCPU/vBUS timeslice (default 10000)</text:p>
      <text:p text:style-name="P123"><text:span text:style-name="T115">vdmj.</text:span>scheduler.virtual_timeslice = 10000</text:p>
      <text:p text:style-name="P123"/>
      <text:p text:style-name="P37">Virtual CPUs need to do as much work as possible in a timeslice, as they are intended to feed the rest of the system with events. Therefore they have a separate timeslice, which is larger than the default.</text:p>
      <text:p text:style-name="P123"/>
      <text:p text:style-name="P123"># The timeslice variation (+/- jitter ticks, default 0)</text:p>
      <text:p text:style-name="P123"><text:span text:style-name="T115">vdmj.</text:span>scheduler.jitter = 0</text:p>
      <text:p text:style-name="P123"/>
      <text:p text:style-name="P37">To avoid perfectly deterministic execution (and so reveal synchronization problems that worked "by luck") it is possible to add a random amount of jitter to each timeslice. By default this is zero, which produces deterministic execution.</text:p>
      <text:p text:style-name="P123"/>
      <text:p text:style-name="P123"># The default duration for RT statements (default 2)</text:p>
      <text:p text:style-name="Preformatted_20_Text"><text:span text:style-name="T115">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5">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5">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5">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5">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23"><text:soft-page-break/></text:p>
      <text:p text:style-name="P123"># The maximum number of expansions for "+" and "*" patterns (default 5)</text:p>
      <text:p text:style-name="P123"><text:span text:style-name="T114">vdmj.</text:span>traces.max_repeats = 5</text:p>
      <text:p text:style-name="P123"/>
      <text:p text:style-name="P37">Combinatorial testing has "+" and "*" repeat patterns which produce an arbitrary number of iterations of the statement(s) being repeated. In practice, the tool has to decide how many iterations to make. This property defines the number.</text:p>
      <text:p text:style-name="P123"/>
      <text:p text:style-name="P123"># Serialize the system state between trace tests (default false)</text:p>
      <text:p text:style-name="P123">vdmj.traces.save_state = false</text:p>
      <text:p text:style-name="P123"/>
      <text:p text:style-name="Text_20_body">If set, this property causes the trace execution system to serialise and restore the specification state between tests. This can save time if the state is very complex to re-calculate each time.</text:p>
      <text:p text:style-name="P123"><text:tab/></text:p>
      <text:p text:style-name="P123"># The size below which trace function args are expanded (default 50)</text:p>
      <text:p text:style-name="P123">vdmj.traces.max_arg_length = 50</text:p>
      <text:p text:style-name="P123"/>
      <text:p text:style-name="Text_20_body">Normally, trace execution tries to include the value of arguments passed to operations and functions, like "op(123)" rather than "op(a)". But if the expanded value is longer than this property limit, the symbolic name will be used.</text:p>
      <text:p text:style-name="P123"/>
      <text:p text:style-name="P123"># The packages for command plugins to load from (default "plugins")</text:p>
      <text:p text:style-name="P123">vdmj.cmd.plugins_path = plugins</text:p>
      <text:p text:style-name="P123"/>
      <text:p text:style-name="P38">Unknown commands typed at the command line will be handled by classes on this path which implement the CommandPlugin interface.</text:p>
      <text:p text:style-name="P123"/>
      <text:p text:style-name="P123"># The class name for the DebugLink (default null)</text:p>
      <text:p text:style-name="P123"># vdmj.debug.link_class = null</text:p>
      <text:p text:style-name="P123"/>
      <text:p text:style-name="Text_20_body">This allows the debugger to link to an alternative instance of the DebugLink class. It is used for connections to external IDEs.</text:p>
      <text:list xml:id="list163841958546904"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46">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1">seq</text:span> of M;</text:p>
      <text:p text:style-name="Preformatted_20_Text">--<text:span text:style-name="T61">inv</text:span> Q == </text:p>
      <text:p text:style-name="Preformatted_20_Text">-- <text:s/><text:span text:style-name="T61">forall</text:span> a in set <text:span text:style-name="T61">elems</text:span> Q &amp;</text:p>
      <text:p text:style-name="Preformatted_20_Text">-- <text:s text:c="3"/>(not exists b in set <text:span text:style-name="T6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1">nat</text:span></text:p>
      <text:p text:style-name="Preformatted_20_Text"><text:s text:c="5"/>stop : <text:span text:style-name="T61">nat</text:span></text:p>
      <text:p text:style-name="Preformatted_20_Text"><text:span text:style-name="T61">inv</text:span> mk_M(-, a, b) == (b &gt;= a)</text:p>
      <text:p text:style-name="Preformatted_20_Text"/>
      <text:p text:style-name="Preformatted_20_Text"/>
      <text:p text:style-name="Preformatted_20_Text">state Memory of</text:p>
      <text:p text:style-name="Preformatted_20_Text"><text:s text:c="2"/><text:span text:style-name="T61">rseed</text:span>: <text:span text:style-name="T61">nat</text:span></text:p>
      <text:p text:style-name="Preformatted_20_Text"><text:s text:c="2"/>Q3: Quadrant</text:p>
      <text:p text:style-name="Preformatted_20_Text"><text:s text:c="2"/>Q4: Quadrant</text:p>
      <text:p text:style-name="Preformatted_20_Text"><text:span text:style-name="T61">inv</text:span> mk_Memory(-, q3, q4) == <text:span text:style-name="T61">len</text:span> q3 &gt; 0 and <text:span text:style-name="T61">len</text:span> q4 &gt; 0</text:p>
      <text:p text:style-name="Preformatted_20_Text"><text:span text:style-name="T6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1">sizeof</text:span>: M -&gt; nat1</text:p>
      <text:p text:style-name="Preformatted_20_Text"><text:span text:style-name="T6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1">spacefor</text:span>: nat1 * Quadrant -&gt; nat1</text:p>
      <text:p text:style-name="Preformatted_20_Text"><text:span text:style-name="T61">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61">sizeof</text:span>(h) &gt;= size</text:p>
      <text:p text:style-name="Preformatted_20_Text"><text:s text:c="18"/>then <text:span text:style-name="T61">sizeof</text:span>(h) </text:p>
      <text:p text:style-name="Preformatted_20_Text"><text:s text:c="18"/>else <text:span text:style-name="T6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1">nat</text:span></text:p>
      <text:p text:style-name="Preformatted_20_Text">QuadrantLen(-,list) == </text:p>
      <text:p text:style-name="Preformatted_20_Text"><text:s text:c="2"/><text:span text:style-name="T61">len</text:span> list;</text:p>
      <text:p text:style-name="Preformatted_20_Text"/>
      <text:p text:style-name="Preformatted_20_Text"><text:span text:style-name="T61">bestfit</text:span>: nat1 * Quadrant -&gt; nat1</text:p>
      <text:p text:style-name="Preformatted_20_Text"><text:span text:style-name="T6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1">sizeof</text:span>(h) &gt;= size</text:p>
      <text:p text:style-name="Preformatted_20_Text"><text:s text:c="18"/>then least(<text:span text:style-name="T61">sizeof</text:span>(h), <text:span text:style-name="T61">bestfit</text:span>(size, tail))</text:p>
      <text:p text:style-name="Preformatted_20_Text"><text:s text:c="18"/>else <text:span text:style-name="T6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1">pre</text:span> hole &gt;= size</text:p>
      <text:p text:style-name="Preformatted_20_Text">measure QuadrantLen2;</text:p>
      <text:p text:style-name="Preformatted_20_Text"/>
      <text:p text:style-name="Preformatted_20_Text">QuadrantLen2: nat1 * nat1 * Quadrant -&gt; <text:span text:style-name="T61">nat</text:span></text:p>
      <text:p text:style-name="Preformatted_20_Text">QuadrantLen2(-,-,list) == </text:p>
      <text:p text:style-name="Preformatted_20_Text"><text:s text:c="2"/><text:span text:style-name="T6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1">nat</text:span></text:p>
      <text:p text:style-name="Preformatted_20_Text">QuadrantLen0(list) == </text:p>
      <text:p text:style-name="Preformatted_20_Text"><text:s text:c="2"/><text:span text:style-name="T61">len</text:span> list;</text:p>
      <text:p text:style-name="Preformatted_20_Text"/>
      <text:p text:style-name="Preformatted_20_Text">delete: M * Quadrant -&gt; Quadrant</text:p>
      <text:p text:style-name="Preformatted_20_Text">delete(item, Q) ==</text:p>
      <text:p text:style-name="Preformatted_20_Text"><text:s text:c="2"/>if <text:span text:style-name="T61">hd</text:span> Q = item</text:p>
      <text:p text:style-name="Preformatted_20_Text"><text:s text:c="2"/>then combine([mk_M(&lt;FREE&gt;, item.start, item.stop)] ^ <text:span text:style-name="T61">tl</text:span> Q)</text:p>
      <text:p text:style-name="Preformatted_20_Text"><text:s text:c="2"/>else [<text:span text:style-name="T61">hd</text:span> Q] ^ delete(item, <text:span text:style-name="T61">tl</text:span> Q)</text:p>
      <text:p text:style-name="Preformatted_20_Text"><text:s text:c="2"/>measure MQuadrantLen;</text:p>
      <text:p text:style-name="Preformatted_20_Text"/>
      <text:p text:style-name="Preformatted_20_Text">MQuadrantLen: M * Quadrant -&gt; <text:span text:style-name="T61">nat</text:span></text:p>
      <text:p text:style-name="Preformatted_20_Text">MQuadrantLen(-,list) == </text:p>
      <text:p text:style-name="Preformatted_20_Text"><text:soft-page-break/><text:s text:c="2"/><text:span text:style-name="T61">len</text:span> list;</text:p>
      <text:p text:style-name="Preformatted_20_Text"/>
      <text:p text:style-name="Preformatted_20_Text">fragments: Quadrant -&gt; <text:span text:style-name="T61">nat</text:span></text:p>
      <text:p text:style-name="Preformatted_20_Text">fragments(Q) ==</text:p>
      <text:p text:style-name="Preformatted_20_Text"><text:s text:c="2"/>card {x | x in set <text:span text:style-name="T6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1">rseed</text:span> := n;</text:p>
      <text:p text:style-name="Preformatted_20_Text"><text:tab/></text:p>
      <text:p text:style-name="Preformatted_20_Text"><text:span text:style-name="T61">inc</text:span>: () ==&gt; ()</text:p>
      <text:p text:style-name="Preformatted_20_Text"><text:span text:style-name="T61">inc</text:span>() ==</text:p>
      <text:p text:style-name="Preformatted_20_Text"><text:s text:c="2"/>for i = 1 to <text:span text:style-name="T61">rseed</text:span> <text:span text:style-name="T61">mod</text:span> 7 + 3 </text:p>
      <text:p text:style-name="Preformatted_20_Text"><text:s text:c="2"/>do</text:p>
      <text:p text:style-name="Preformatted_20_Text"><text:s text:c="4"/><text:span text:style-name="T61">rseed</text:span> := (<text:span text:style-name="T61">rseed</text:span> * 69069 + 5) <text:span text:style-name="T61">mod</text:span> 4294967296;</text:p>
      <text:p text:style-name="Preformatted_20_Text"/>
      <text:p text:style-name="Preformatted_20_Text"><text:span text:style-name="T61">rand</text:span>: nat1 ==&gt; nat1</text:p>
      <text:p text:style-name="Preformatted_20_Text"><text:span text:style-name="T61">rand</text:span>(n) ==</text:p>
      <text:p text:style-name="Preformatted_20_Text"><text:s/>(<text:span text:style-name="T61">inc</text:span>();</text:p>
      <text:p text:style-name="Preformatted_20_Text"><text:s text:c="2"/>return <text:span text:style-name="T61">rseed</text:span> <text:span text:style-name="T61">mod</text:span> n + 1;</text:p>
      <text:p text:style-name="Preformatted_20_Text"><text:s/>);</text:p>
      <text:p text:style-name="Preformatted_20_Text"/>
      <text:p text:style-name="Preformatted_20_Text">FirstFit: nat1 ==&gt; <text:span text:style-name="T61">bool</text:span></text:p>
      <text:p text:style-name="Preformatted_20_Text">FirstFit(size) ==</text:p>
      <text:p text:style-name="Preformatted_20_Text"><text:s/>(let q4 = <text:span text:style-name="T6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1">bool</text:span></text:p>
      <text:p text:style-name="Preformatted_20_Text">BestFit(size) ==</text:p>
      <text:p text:style-name="Preformatted_20_Text"><text:s/>(let q4 = <text:span text:style-name="T6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1">rand</text:span>(2) = 1</text:p>
      <text:p text:style-name="Preformatted_20_Text"><text:s text:c="2"/>then let i = <text:span text:style-name="T61">rand</text:span>(<text:span text:style-name="T6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61">rand</text:span>(<text:span text:style-name="T6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1">pre</text:span> (exists m in set <text:span text:style-name="T61">elems</text:span> Q3 &amp; m.type = &lt;USED&gt;) or</text:p>
      <text:p text:style-name="Preformatted_20_Text"><text:s text:c="4"/>(exists m in set <text:span text:style-name="T61">elems</text:span> Q4 &amp; m.type = &lt;USED&gt;);</text:p>
      <text:p text:style-name="Preformatted_20_Text"/>
      <text:p text:style-name="Preformatted_20_Text">TryFirst: <text:span text:style-name="T61">nat</text:span> ==&gt; <text:span text:style-name="T61">nat</text:span></text:p>
      <text:p text:style-name="Preformatted_20_Text">TryFirst(loops) ==</text:p>
      <text:p text:style-name="Preformatted_20_Text"><text:s/>(<text:span text:style-name="T61">dcl</text:span> count:int := 0;</text:p>
      <text:p text:style-name="Preformatted_20_Text"><text:tab/></text:p>
      <text:p text:style-name="Preformatted_20_Text"><text:s text:c="2"/>while count &lt; loops and Fir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1">nat</text:span> ==&gt; <text:span text:style-name="T61">nat</text:span></text:p>
      <text:p text:style-name="Preformatted_20_Text">TryBest(loops) ==</text:p>
      <text:p text:style-name="Preformatted_20_Text"><text:s/>(<text:span text:style-name="T61">dcl</text:span> count:int := 0;</text:p>
      <text:p text:style-name="Preformatted_20_Text"><text:tab/></text:p>
      <text:p text:style-name="Preformatted_20_Text"><text:s text:c="2"/>while count &lt; loops and Be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1">seq</text:span> of (&lt;BEST&gt; | &lt;FIRST&gt; | &lt;SAME&gt;)</text:p>
      <text:p text:style-name="Preformatted_20_Text">main(tries, loops) ==</text:p>
      <text:p text:style-name="Preformatted_20_Text"><text:s/>(<text:span text:style-name="T61">dcl</text:span> result: <text:span text:style-name="T6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63841000793263"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loext: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loext: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loext:contextual-spacing="false"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1.5in" fo:margin-right="0in" fo:margin-top="0in" fo:margin-bottom="0in" loext:contextual-spacing="false" style:register-true="false" fo:text-indent="-0.5in"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4214a3"/>
    </style:style>
    <style:style style:name="MT2" style:family="text">
      <style:text-properties officeooo:rsid="004b01b9"/>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51"><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5</text:user-defined></text:p>
            </table:table-cell>
            <table:table-cell table:style-name="Footing.A1" office:value-type="string">
              <text:p text:style-name="MP3">Copyright © Fujitsu Services 20<text:span text:style-name="MT1">2</text:span><text:span text:style-name="MT2">1</text:span></text:p>
            </table:table-cell>
            <table:table-cell table:style-name="Footing.A1" office:value-type="string">
              <text:p text:style-name="MP4">Page <text:page-number text:select-page="current">3</text:page-number><text:s/>of <text:page-count style:num-format="1">5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92AB0454265BEB27.png" xlink:type="simple" xlink:show="embed" xlink:actuate="onLoad" loext:mime-type="image/png"/></draw:frame></text:p>
        <text:p text:style-name="MP3">Copyright © Fujitsu Services 20<text:span text:style-name="MT3">2</text:span><text:span text:style-name="MT2">1</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13</meta:editing-cycles>
    <meta:editing-duration>P1DT10H6M9S</meta:editing-duration>
    <dc:date>2021-09-29T16:38:39.926721874</dc:date>
    <meta:keyword>VDMJ</meta:keyword>
    <dc:subject>VDMJ</dc:subject>
    <meta:document-statistic meta:table-count="2" meta:image-count="2" meta:object-count="0" meta:page-count="52" meta:paragraph-count="1968" meta:word-count="17929" meta:character-count="109477" meta:non-whitespace-character-count="89023"/>
    <meta:user-defined meta:name="Info 1">2.5</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